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41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78.21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vironment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Intel Core i7-7700HQ CPU @ 3.80GHz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1x16GB Corsair DDR4 2133MHz CMSO16GX4M1A2133C1</text:p>
          </table:table-cell>
        </table:table-row>
        <table:table-row table:style-name="ro1">
          <table:table-cell office:value-type="string" calcext:value-type="string">
            <text:p>OS and kernel</text:p>
          </table:table-cell>
          <table:table-cell office:value-type="string" calcext:value-type="string">
            <text:p>Ubuntu 16.04, Linux version 4.15.0-36-generic</text:p>
          </table:table-cell>
        </table:table-row>
        <table:table-row table:style-name="ro2">
          <table:table-cell office:value-type="string" calcext:value-type="string">
            <text:p>Compiler</text:p>
          </table:table-cell>
          <table:table-cell office:value-type="string" calcext:value-type="string">
            <text:p>openjdk version "11.0.2" 2019-01-15</text:p>
            <text:p>OpenJDK Runtime Environment (build 11.0.2+9-Ubuntu-3ubuntu118.04.3)</text:p>
            <text:p>OpenJDK 64-Bit Server VM (build 11.0.2+9-Ubuntu-3ubuntu118.04.3, mixed mode, sharing)</text:p>
          </table:table-cell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N threads performing random operations.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arse" table:style-name="ta1">
        <table:shapes>
          <draw:frame draw:z-index="0" draw:style-name="gr1" draw:text-style-name="P1" svg:width="480.44pt" svg:height="315.47pt" svg:x="673.57pt" svg:y="30.87pt">
            <draw:object draw:notify-on-update-of-ranges="Coarse.B2:Coarse.B11 Coarse.G1:Coarse.G1 Coarse.G2:Coarse.G11 Coarse.H1:Coarse.H1 Coarse.H2:Coarse.H11 Coarse.I1:Coarse.I1 Coarse.I2:Coarse.I11 Coarse.J1:Coarse.J1 Coarse.J2:Coarse.J11 Coarse.F1:Coarse.F1 Coarse.F2:Coarse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80.44pt" svg:height="315.47pt" svg:x="677.51pt" svg:y="369.72pt">
            <draw:object draw:notify-on-update-of-ranges="Coarse.H26:Coarse.H82 Coarse.G25:Coarse.G25 Coarse.G26:Coarse.G82 Coarse.F25:Coarse.F25 Coarse.F26:Coarse.F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2" calcext:value-type="float">
            <text:p>2</text:p>
          </table:table-cell>
          <table:table-cell office:value-type="float" office:value="20884" calcext:value-type="float">
            <text:p>20884</text:p>
          </table:table-cell>
          <table:table-cell office:value-type="float" office:value="20897" calcext:value-type="float">
            <text:p>20897</text:p>
          </table:table-cell>
          <table:table-cell office:value-type="float" office:value="20907" calcext:value-type="float">
            <text:p>20907</text:p>
          </table:table-cell>
          <table:table-cell office:value-type="float" office:value="4907" calcext:value-type="float">
            <text:p>4907</text:p>
          </table:table-cell>
          <table:table-cell table:formula="of:=SUM([.C2:.E2])/[.$M$1]" office:value-type="float" office:value="31344" calcext:value-type="float">
            <text:p>31344</text:p>
          </table:table-cell>
          <table:table-cell table:formula="of:=[.C2]/[.$M$1]" office:value-type="float" office:value="10442" calcext:value-type="float">
            <text:p>10442</text:p>
          </table:table-cell>
          <table:table-cell table:formula="of:=[.D2]/[.$M$1]" office:value-type="float" office:value="10448.5" calcext:value-type="float">
            <text:p>10448.5</text:p>
          </table:table-cell>
          <table:table-cell table:formula="of:=[.E2]/[.$M$1]" office:value-type="float" office:value="10453.5" calcext:value-type="float">
            <text:p>1045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4" calcext:value-type="float">
            <text:p>4</text:p>
          </table:table-cell>
          <table:table-cell office:value-type="float" office:value="20578" calcext:value-type="float">
            <text:p>20578</text:p>
          </table:table-cell>
          <table:table-cell office:value-type="float" office:value="20611" calcext:value-type="float">
            <text:p>20611</text:p>
          </table:table-cell>
          <table:table-cell office:value-type="float" office:value="20613" calcext:value-type="float">
            <text:p>20613</text:p>
          </table:table-cell>
          <table:table-cell office:value-type="float" office:value="4912" calcext:value-type="float">
            <text:p>4912</text:p>
          </table:table-cell>
          <table:table-cell table:formula="of:=SUM([.C3:.E3])/[.$M$1]" office:value-type="float" office:value="30901" calcext:value-type="float">
            <text:p>30901</text:p>
          </table:table-cell>
          <table:table-cell table:formula="of:=[.C3]/[.$M$1]" office:value-type="float" office:value="10289" calcext:value-type="float">
            <text:p>10289</text:p>
          </table:table-cell>
          <table:table-cell table:formula="of:=[.D3]/[.$M$1]" office:value-type="float" office:value="10305.5" calcext:value-type="float">
            <text:p>10305.5</text:p>
          </table:table-cell>
          <table:table-cell table:formula="of:=[.E3]/[.$M$1]" office:value-type="float" office:value="10306.5" calcext:value-type="float">
            <text:p>1030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20623" calcext:value-type="float">
            <text:p>20623</text:p>
          </table:table-cell>
          <table:table-cell office:value-type="float" office:value="20669" calcext:value-type="float">
            <text:p>20669</text:p>
          </table:table-cell>
          <table:table-cell office:value-type="float" office:value="20645" calcext:value-type="float">
            <text:p>20645</text:p>
          </table:table-cell>
          <table:table-cell office:value-type="float" office:value="4913" calcext:value-type="float">
            <text:p>4913</text:p>
          </table:table-cell>
          <table:table-cell table:formula="of:=SUM([.C4:.E4])/[.$M$1]" office:value-type="float" office:value="30968.5" calcext:value-type="float">
            <text:p>30968.5</text:p>
          </table:table-cell>
          <table:table-cell table:formula="of:=[.C4]/[.$M$1]" office:value-type="float" office:value="10311.5" calcext:value-type="float">
            <text:p>10311.5</text:p>
          </table:table-cell>
          <table:table-cell table:formula="of:=[.D4]/[.$M$1]" office:value-type="float" office:value="10334.5" calcext:value-type="float">
            <text:p>10334.5</text:p>
          </table:table-cell>
          <table:table-cell table:formula="of:=[.E4]/[.$M$1]" office:value-type="float" office:value="10322.5" calcext:value-type="float">
            <text:p>1032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8" calcext:value-type="float">
            <text:p>8</text:p>
          </table:table-cell>
          <table:table-cell office:value-type="float" office:value="20588" calcext:value-type="float">
            <text:p>20588</text:p>
          </table:table-cell>
          <table:table-cell office:value-type="float" office:value="20599" calcext:value-type="float">
            <text:p>20599</text:p>
          </table:table-cell>
          <table:table-cell office:value-type="float" office:value="20629" calcext:value-type="float">
            <text:p>20629</text:p>
          </table:table-cell>
          <table:table-cell office:value-type="float" office:value="4904" calcext:value-type="float">
            <text:p>4904</text:p>
          </table:table-cell>
          <table:table-cell table:formula="of:=SUM([.C5:.E5])/[.$M$1]" office:value-type="float" office:value="30908" calcext:value-type="float">
            <text:p>30908</text:p>
          </table:table-cell>
          <table:table-cell table:formula="of:=[.C5]/[.$M$1]" office:value-type="float" office:value="10294" calcext:value-type="float">
            <text:p>10294</text:p>
          </table:table-cell>
          <table:table-cell table:formula="of:=[.D5]/[.$M$1]" office:value-type="float" office:value="10299.5" calcext:value-type="float">
            <text:p>10299.5</text:p>
          </table:table-cell>
          <table:table-cell table:formula="of:=[.E5]/[.$M$1]" office:value-type="float" office:value="10314.5" calcext:value-type="float">
            <text:p>1031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20295" calcext:value-type="float">
            <text:p>20295</text:p>
          </table:table-cell>
          <table:table-cell office:value-type="float" office:value="20291" calcext:value-type="float">
            <text:p>20291</text:p>
          </table:table-cell>
          <table:table-cell office:value-type="float" office:value="20295" calcext:value-type="float">
            <text:p>20295</text:p>
          </table:table-cell>
          <table:table-cell office:value-type="float" office:value="4914" calcext:value-type="float">
            <text:p>4914</text:p>
          </table:table-cell>
          <table:table-cell table:formula="of:=SUM([.C6:.E6])/[.$M$1]" office:value-type="float" office:value="30440.5" calcext:value-type="float">
            <text:p>30440.5</text:p>
          </table:table-cell>
          <table:table-cell table:formula="of:=[.C6]/[.$M$1]" office:value-type="float" office:value="10147.5" calcext:value-type="float">
            <text:p>10147.5</text:p>
          </table:table-cell>
          <table:table-cell table:formula="of:=[.D6]/[.$M$1]" office:value-type="float" office:value="10145.5" calcext:value-type="float">
            <text:p>10145.5</text:p>
          </table:table-cell>
          <table:table-cell table:formula="of:=[.E6]/[.$M$1]" office:value-type="float" office:value="10147.5" calcext:value-type="float">
            <text:p>1014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0771" calcext:value-type="float">
            <text:p>20771</text:p>
          </table:table-cell>
          <table:table-cell office:value-type="float" office:value="20745" calcext:value-type="float">
            <text:p>20745</text:p>
          </table:table-cell>
          <table:table-cell office:value-type="float" office:value="20788" calcext:value-type="float">
            <text:p>20788</text:p>
          </table:table-cell>
          <table:table-cell office:value-type="float" office:value="4918" calcext:value-type="float">
            <text:p>4918</text:p>
          </table:table-cell>
          <table:table-cell table:formula="of:=SUM([.C7:.E7])/[.$M$1]" office:value-type="float" office:value="31152" calcext:value-type="float">
            <text:p>31152</text:p>
          </table:table-cell>
          <table:table-cell table:formula="of:=[.C7]/[.$M$1]" office:value-type="float" office:value="10385.5" calcext:value-type="float">
            <text:p>10385.5</text:p>
          </table:table-cell>
          <table:table-cell table:formula="of:=[.D7]/[.$M$1]" office:value-type="float" office:value="10372.5" calcext:value-type="float">
            <text:p>10372.5</text:p>
          </table:table-cell>
          <table:table-cell table:formula="of:=[.E7]/[.$M$1]"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14" calcext:value-type="float">
            <text:p>14</text:p>
          </table:table-cell>
          <table:table-cell office:value-type="float" office:value="20785" calcext:value-type="float">
            <text:p>20785</text:p>
          </table:table-cell>
          <table:table-cell office:value-type="float" office:value="20721" calcext:value-type="float">
            <text:p>20721</text:p>
          </table:table-cell>
          <table:table-cell office:value-type="float" office:value="20729" calcext:value-type="float">
            <text:p>20729</text:p>
          </table:table-cell>
          <table:table-cell office:value-type="float" office:value="4926" calcext:value-type="float">
            <text:p>4926</text:p>
          </table:table-cell>
          <table:table-cell table:formula="of:=SUM([.C8:.E8])/[.$M$1]" office:value-type="float" office:value="31117.5" calcext:value-type="float">
            <text:p>31117.5</text:p>
          </table:table-cell>
          <table:table-cell table:formula="of:=[.C8]/[.$M$1]" office:value-type="float" office:value="10392.5" calcext:value-type="float">
            <text:p>10392.5</text:p>
          </table:table-cell>
          <table:table-cell table:formula="of:=[.D8]/[.$M$1]" office:value-type="float" office:value="10360.5" calcext:value-type="float">
            <text:p>10360.5</text:p>
          </table:table-cell>
          <table:table-cell table:formula="of:=[.E8]/[.$M$1]" office:value-type="float" office:value="10364.5" calcext:value-type="float">
            <text:p>1036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20897" calcext:value-type="float">
            <text:p>20897</text:p>
          </table:table-cell>
          <table:table-cell office:value-type="float" office:value="20879" calcext:value-type="float">
            <text:p>20879</text:p>
          </table:table-cell>
          <table:table-cell office:value-type="float" office:value="20881" calcext:value-type="float">
            <text:p>20881</text:p>
          </table:table-cell>
          <table:table-cell office:value-type="float" office:value="4918" calcext:value-type="float">
            <text:p>4918</text:p>
          </table:table-cell>
          <table:table-cell table:formula="of:=SUM([.C9:.E9])/[.$M$1]" office:value-type="float" office:value="31328.5" calcext:value-type="float">
            <text:p>31328.5</text:p>
          </table:table-cell>
          <table:table-cell table:formula="of:=[.C9]/[.$M$1]" office:value-type="float" office:value="10448.5" calcext:value-type="float">
            <text:p>10448.5</text:p>
          </table:table-cell>
          <table:table-cell table:formula="of:=[.D9]/[.$M$1]" office:value-type="float" office:value="10439.5" calcext:value-type="float">
            <text:p>10439.5</text:p>
          </table:table-cell>
          <table:table-cell table:formula="of:=[.E9]/[.$M$1]" office:value-type="float" office:value="10440.5" calcext:value-type="float">
            <text:p>1044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20821" calcext:value-type="float">
            <text:p>20821</text:p>
          </table:table-cell>
          <table:table-cell office:value-type="float" office:value="20774" calcext:value-type="float">
            <text:p>20774</text:p>
          </table:table-cell>
          <table:table-cell office:value-type="float" office:value="20843" calcext:value-type="float">
            <text:p>20843</text:p>
          </table:table-cell>
          <table:table-cell office:value-type="float" office:value="4927" calcext:value-type="float">
            <text:p>4927</text:p>
          </table:table-cell>
          <table:table-cell table:formula="of:=SUM([.C10:.E10])/[.$M$1]" office:value-type="float" office:value="31219" calcext:value-type="float">
            <text:p>31219</text:p>
          </table:table-cell>
          <table:table-cell table:formula="of:=[.C10]/[.$M$1]" office:value-type="float" office:value="10410.5" calcext:value-type="float">
            <text:p>10410.5</text:p>
          </table:table-cell>
          <table:table-cell table:formula="of:=[.D10]/[.$M$1]" office:value-type="float" office:value="10387" calcext:value-type="float">
            <text:p>10387</text:p>
          </table:table-cell>
          <table:table-cell table:formula="of:=[.E10]/[.$M$1]" office:value-type="float" office:value="10421.5" calcext:value-type="float">
            <text:p>1042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Coarse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21200" calcext:value-type="float">
            <text:p>21200</text:p>
          </table:table-cell>
          <table:table-cell office:value-type="float" office:value="21168" calcext:value-type="float">
            <text:p>21168</text:p>
          </table:table-cell>
          <table:table-cell office:value-type="float" office:value="21145" calcext:value-type="float">
            <text:p>21145</text:p>
          </table:table-cell>
          <table:table-cell office:value-type="float" office:value="4910" calcext:value-type="float">
            <text:p>4910</text:p>
          </table:table-cell>
          <table:table-cell table:formula="of:=SUM([.C11:.E11])/[.$M$1]" office:value-type="float" office:value="31756.5" calcext:value-type="float">
            <text:p>31756.5</text:p>
          </table:table-cell>
          <table:table-cell table:formula="of:=[.C11]/[.$M$1]" office:value-type="float" office:value="10600" calcext:value-type="float">
            <text:p>10600</text:p>
          </table:table-cell>
          <table:table-cell table:formula="of:=[.D11]/[.$M$1]" office:value-type="float" office:value="10584" calcext:value-type="float">
            <text:p>10584</text:p>
          </table:table-cell>
          <table:table-cell table:formula="of:=[.E11]/[.$M$1]" office:value-type="float" office:value="10572.5" calcext:value-type="float">
            <text:p>10572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5778" calcext:value-type="float">
            <text:p>25778</text:p>
          </table:table-cell>
          <table:table-cell office:value-type="float" office:value="25969" calcext:value-type="float">
            <text:p>25969</text:p>
          </table:table-cell>
          <table:table-cell office:value-type="float" office:value="25864" calcext:value-type="float">
            <text:p>25864</text:p>
          </table:table-cell>
          <table:table-cell office:value-type="float" office:value="4897" calcext:value-type="float">
            <text:p>4897</text:p>
          </table:table-cell>
          <table:table-cell table:formula="of:=SUM([.C26:.E26])/[.$M$1]" office:value-type="float" office:value="38805.5" calcext:value-type="float">
            <text:p>38805.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083" calcext:value-type="float">
            <text:p>19083</text:p>
          </table:table-cell>
          <table:table-cell office:value-type="float" office:value="18920" calcext:value-type="float">
            <text:p>18920</text:p>
          </table:table-cell>
          <table:table-cell office:value-type="float" office:value="18860" calcext:value-type="float">
            <text:p>18860</text:p>
          </table:table-cell>
          <table:table-cell office:value-type="float" office:value="5078" calcext:value-type="float">
            <text:p>5078</text:p>
          </table:table-cell>
          <table:table-cell table:formula="of:=SUM([.C27:.E27])/[.$M$1]" office:value-type="float" office:value="28431.5" calcext:value-type="float">
            <text:p>28431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8642" calcext:value-type="float">
            <text:p>18642</text:p>
          </table:table-cell>
          <table:table-cell office:value-type="float" office:value="18707" calcext:value-type="float">
            <text:p>18707</text:p>
          </table:table-cell>
          <table:table-cell office:value-type="float" office:value="18594" calcext:value-type="float">
            <text:p>18594</text:p>
          </table:table-cell>
          <table:table-cell office:value-type="float" office:value="5031" calcext:value-type="float">
            <text:p>5031</text:p>
          </table:table-cell>
          <table:table-cell table:formula="of:=SUM([.C28:.E28])/[.$M$1]" office:value-type="float" office:value="27971.5" calcext:value-type="float">
            <text:p>27971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713" calcext:value-type="float">
            <text:p>19713</text:p>
          </table:table-cell>
          <table:table-cell office:value-type="float" office:value="19798" calcext:value-type="float">
            <text:p>19798</text:p>
          </table:table-cell>
          <table:table-cell office:value-type="float" office:value="19965" calcext:value-type="float">
            <text:p>19965</text:p>
          </table:table-cell>
          <table:table-cell office:value-type="float" office:value="4982" calcext:value-type="float">
            <text:p>4982</text:p>
          </table:table-cell>
          <table:table-cell table:formula="of:=SUM([.C29:.E29])/[.$M$1]" office:value-type="float" office:value="29738" calcext:value-type="float">
            <text:p>29738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4141" calcext:value-type="float">
            <text:p>24141</text:p>
          </table:table-cell>
          <table:table-cell office:value-type="float" office:value="24491" calcext:value-type="float">
            <text:p>24491</text:p>
          </table:table-cell>
          <table:table-cell office:value-type="float" office:value="24471" calcext:value-type="float">
            <text:p>24471</text:p>
          </table:table-cell>
          <table:table-cell office:value-type="float" office:value="4940" calcext:value-type="float">
            <text:p>4940</text:p>
          </table:table-cell>
          <table:table-cell table:formula="of:=SUM([.C30:.E30])/[.$M$1]" office:value-type="float" office:value="36551.5" calcext:value-type="float">
            <text:p>36551.5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2341" calcext:value-type="float">
            <text:p>22341</text:p>
          </table:table-cell>
          <table:table-cell office:value-type="float" office:value="22133" calcext:value-type="float">
            <text:p>22133</text:p>
          </table:table-cell>
          <table:table-cell office:value-type="float" office:value="22591" calcext:value-type="float">
            <text:p>22591</text:p>
          </table:table-cell>
          <table:table-cell office:value-type="float" office:value="5055" calcext:value-type="float">
            <text:p>5055</text:p>
          </table:table-cell>
          <table:table-cell table:formula="of:=SUM([.C31:.E31])/[.$M$1]" office:value-type="float" office:value="33532.5" calcext:value-type="float">
            <text:p>33532.5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340" calcext:value-type="float">
            <text:p>21340</text:p>
          </table:table-cell>
          <table:table-cell office:value-type="float" office:value="21451" calcext:value-type="float">
            <text:p>21451</text:p>
          </table:table-cell>
          <table:table-cell office:value-type="float" office:value="21687" calcext:value-type="float">
            <text:p>21687</text:p>
          </table:table-cell>
          <table:table-cell office:value-type="float" office:value="4968" calcext:value-type="float">
            <text:p>4968</text:p>
          </table:table-cell>
          <table:table-cell table:formula="of:=SUM([.C32:.E32])/[.$M$1]" office:value-type="float" office:value="32239" calcext:value-type="float">
            <text:p>32239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2854" calcext:value-type="float">
            <text:p>22854</text:p>
          </table:table-cell>
          <table:table-cell office:value-type="float" office:value="23164" calcext:value-type="float">
            <text:p>23164</text:p>
          </table:table-cell>
          <table:table-cell office:value-type="float" office:value="22784" calcext:value-type="float">
            <text:p>22784</text:p>
          </table:table-cell>
          <table:table-cell office:value-type="float" office:value="5008" calcext:value-type="float">
            <text:p>5008</text:p>
          </table:table-cell>
          <table:table-cell table:formula="of:=SUM([.C33:.E33])/[.$M$1]" office:value-type="float" office:value="34401" calcext:value-type="float">
            <text:p>34401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135" calcext:value-type="float">
            <text:p>21135</text:p>
          </table:table-cell>
          <table:table-cell office:value-type="float" office:value="21010" calcext:value-type="float">
            <text:p>21010</text:p>
          </table:table-cell>
          <table:table-cell office:value-type="float" office:value="21279" calcext:value-type="float">
            <text:p>21279</text:p>
          </table:table-cell>
          <table:table-cell office:value-type="float" office:value="5061" calcext:value-type="float">
            <text:p>5061</text:p>
          </table:table-cell>
          <table:table-cell table:formula="of:=SUM([.C34:.E34])/[.$M$1]" office:value-type="float" office:value="31712" calcext:value-type="float">
            <text:p>31712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519" calcext:value-type="float">
            <text:p>19519</text:p>
          </table:table-cell>
          <table:table-cell office:value-type="float" office:value="19393" calcext:value-type="float">
            <text:p>19393</text:p>
          </table:table-cell>
          <table:table-cell office:value-type="float" office:value="19492" calcext:value-type="float">
            <text:p>19492</text:p>
          </table:table-cell>
          <table:table-cell office:value-type="float" office:value="5064" calcext:value-type="float">
            <text:p>5064</text:p>
          </table:table-cell>
          <table:table-cell table:formula="of:=SUM([.C35:.E35])/[.$M$1]" office:value-type="float" office:value="29202" calcext:value-type="float">
            <text:p>29202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87" calcext:value-type="float">
            <text:p>20887</text:p>
          </table:table-cell>
          <table:table-cell office:value-type="float" office:value="20925" calcext:value-type="float">
            <text:p>20925</text:p>
          </table:table-cell>
          <table:table-cell office:value-type="float" office:value="20724" calcext:value-type="float">
            <text:p>20724</text:p>
          </table:table-cell>
          <table:table-cell office:value-type="float" office:value="4984" calcext:value-type="float">
            <text:p>4984</text:p>
          </table:table-cell>
          <table:table-cell table:formula="of:=SUM([.C36:.E36])/[.$M$1]" office:value-type="float" office:value="31268" calcext:value-type="float">
            <text:p>31268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024" calcext:value-type="float">
            <text:p>21024</text:p>
          </table:table-cell>
          <table:table-cell office:value-type="float" office:value="20949" calcext:value-type="float">
            <text:p>20949</text:p>
          </table:table-cell>
          <table:table-cell office:value-type="float" office:value="20772" calcext:value-type="float">
            <text:p>20772</text:p>
          </table:table-cell>
          <table:table-cell office:value-type="float" office:value="5015" calcext:value-type="float">
            <text:p>5015</text:p>
          </table:table-cell>
          <table:table-cell table:formula="of:=SUM([.C37:.E37])/[.$M$1]" office:value-type="float" office:value="31372.5" calcext:value-type="float">
            <text:p>31372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078" calcext:value-type="float">
            <text:p>21078</text:p>
          </table:table-cell>
          <table:table-cell office:value-type="float" office:value="20903" calcext:value-type="float">
            <text:p>20903</text:p>
          </table:table-cell>
          <table:table-cell office:value-type="float" office:value="21048" calcext:value-type="float">
            <text:p>21048</text:p>
          </table:table-cell>
          <table:table-cell office:value-type="float" office:value="4975" calcext:value-type="float">
            <text:p>4975</text:p>
          </table:table-cell>
          <table:table-cell table:formula="of:=SUM([.C38:.E38])/[.$M$1]" office:value-type="float" office:value="31514.5" calcext:value-type="float">
            <text:p>31514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002" calcext:value-type="float">
            <text:p>21002</text:p>
          </table:table-cell>
          <table:table-cell office:value-type="float" office:value="20763" calcext:value-type="float">
            <text:p>20763</text:p>
          </table:table-cell>
          <table:table-cell office:value-type="float" office:value="21038" calcext:value-type="float">
            <text:p>21038</text:p>
          </table:table-cell>
          <table:table-cell office:value-type="float" office:value="5016" calcext:value-type="float">
            <text:p>5016</text:p>
          </table:table-cell>
          <table:table-cell table:formula="of:=SUM([.C39:.E39])/[.$M$1]" office:value-type="float" office:value="31401.5" calcext:value-type="float">
            <text:p>31401.5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35" calcext:value-type="float">
            <text:p>20835</text:p>
          </table:table-cell>
          <table:table-cell office:value-type="float" office:value="20361" calcext:value-type="float">
            <text:p>20361</text:p>
          </table:table-cell>
          <table:table-cell office:value-type="float" office:value="20439" calcext:value-type="float">
            <text:p>20439</text:p>
          </table:table-cell>
          <table:table-cell office:value-type="float" office:value="5052" calcext:value-type="float">
            <text:p>5052</text:p>
          </table:table-cell>
          <table:table-cell table:formula="of:=SUM([.C40:.E40])/[.$M$1]" office:value-type="float" office:value="30817.5" calcext:value-type="float">
            <text:p>30817.5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966" calcext:value-type="float">
            <text:p>19966</text:p>
          </table:table-cell>
          <table:table-cell office:value-type="float" office:value="20171" calcext:value-type="float">
            <text:p>20171</text:p>
          </table:table-cell>
          <table:table-cell office:value-type="float" office:value="20146" calcext:value-type="float">
            <text:p>20146</text:p>
          </table:table-cell>
          <table:table-cell office:value-type="float" office:value="4982" calcext:value-type="float">
            <text:p>4982</text:p>
          </table:table-cell>
          <table:table-cell table:formula="of:=SUM([.C41:.E41])/[.$M$1]" office:value-type="float" office:value="30141.5" calcext:value-type="float">
            <text:p>30141.5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167" calcext:value-type="float">
            <text:p>20167</text:p>
          </table:table-cell>
          <table:table-cell office:value-type="float" office:value="19978" calcext:value-type="float">
            <text:p>19978</text:p>
          </table:table-cell>
          <table:table-cell office:value-type="float" office:value="19967" calcext:value-type="float">
            <text:p>19967</text:p>
          </table:table-cell>
          <table:table-cell office:value-type="float" office:value="5050" calcext:value-type="float">
            <text:p>5050</text:p>
          </table:table-cell>
          <table:table-cell table:formula="of:=SUM([.C42:.E42])/[.$M$1]" office:value-type="float" office:value="30056" calcext:value-type="float">
            <text:p>30056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57" calcext:value-type="float">
            <text:p>20857</text:p>
          </table:table-cell>
          <table:table-cell office:value-type="float" office:value="20983" calcext:value-type="float">
            <text:p>20983</text:p>
          </table:table-cell>
          <table:table-cell office:value-type="float" office:value="21063" calcext:value-type="float">
            <text:p>21063</text:p>
          </table:table-cell>
          <table:table-cell office:value-type="float" office:value="4953" calcext:value-type="float">
            <text:p>4953</text:p>
          </table:table-cell>
          <table:table-cell table:formula="of:=SUM([.C43:.E43])/[.$M$1]" office:value-type="float" office:value="31451.5" calcext:value-type="float">
            <text:p>31451.5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90" calcext:value-type="float">
            <text:p>20890</text:p>
          </table:table-cell>
          <table:table-cell office:value-type="float" office:value="21159" calcext:value-type="float">
            <text:p>21159</text:p>
          </table:table-cell>
          <table:table-cell office:value-type="float" office:value="20910" calcext:value-type="float">
            <text:p>20910</text:p>
          </table:table-cell>
          <table:table-cell office:value-type="float" office:value="4889" calcext:value-type="float">
            <text:p>4889</text:p>
          </table:table-cell>
          <table:table-cell table:formula="of:=SUM([.C44:.E44])/[.$M$1]" office:value-type="float" office:value="31479.5" calcext:value-type="float">
            <text:p>31479.5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147" calcext:value-type="float">
            <text:p>20147</text:p>
          </table:table-cell>
          <table:table-cell office:value-type="float" office:value="20375" calcext:value-type="float">
            <text:p>20375</text:p>
          </table:table-cell>
          <table:table-cell office:value-type="float" office:value="20382" calcext:value-type="float">
            <text:p>20382</text:p>
          </table:table-cell>
          <table:table-cell office:value-type="float" office:value="4958" calcext:value-type="float">
            <text:p>4958</text:p>
          </table:table-cell>
          <table:table-cell table:formula="of:=SUM([.C45:.E45])/[.$M$1]" office:value-type="float" office:value="30452" calcext:value-type="float">
            <text:p>30452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171" calcext:value-type="float">
            <text:p>20171</text:p>
          </table:table-cell>
          <table:table-cell office:value-type="float" office:value="20236" calcext:value-type="float">
            <text:p>20236</text:p>
          </table:table-cell>
          <table:table-cell office:value-type="float" office:value="20206" calcext:value-type="float">
            <text:p>20206</text:p>
          </table:table-cell>
          <table:table-cell office:value-type="float" office:value="4917" calcext:value-type="float">
            <text:p>4917</text:p>
          </table:table-cell>
          <table:table-cell table:formula="of:=SUM([.C46:.E46])/[.$M$1]" office:value-type="float" office:value="30306.5" calcext:value-type="float">
            <text:p>30306.5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121" calcext:value-type="float">
            <text:p>20121</text:p>
          </table:table-cell>
          <table:table-cell office:value-type="float" office:value="20226" calcext:value-type="float">
            <text:p>20226</text:p>
          </table:table-cell>
          <table:table-cell office:value-type="float" office:value="20307" calcext:value-type="float">
            <text:p>20307</text:p>
          </table:table-cell>
          <table:table-cell office:value-type="float" office:value="4937" calcext:value-type="float">
            <text:p>4937</text:p>
          </table:table-cell>
          <table:table-cell table:formula="of:=SUM([.C47:.E47])/[.$M$1]" office:value-type="float" office:value="30327" calcext:value-type="float">
            <text:p>30327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759" calcext:value-type="float">
            <text:p>20759</text:p>
          </table:table-cell>
          <table:table-cell office:value-type="float" office:value="20428" calcext:value-type="float">
            <text:p>20428</text:p>
          </table:table-cell>
          <table:table-cell office:value-type="float" office:value="20859" calcext:value-type="float">
            <text:p>20859</text:p>
          </table:table-cell>
          <table:table-cell office:value-type="float" office:value="5079" calcext:value-type="float">
            <text:p>5079</text:p>
          </table:table-cell>
          <table:table-cell table:formula="of:=SUM([.C48:.E48])/[.$M$1]" office:value-type="float" office:value="31023" calcext:value-type="float">
            <text:p>31023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728" calcext:value-type="float">
            <text:p>20728</text:p>
          </table:table-cell>
          <table:table-cell office:value-type="float" office:value="20679" calcext:value-type="float">
            <text:p>20679</text:p>
          </table:table-cell>
          <table:table-cell office:value-type="float" office:value="21008" calcext:value-type="float">
            <text:p>21008</text:p>
          </table:table-cell>
          <table:table-cell office:value-type="float" office:value="5018" calcext:value-type="float">
            <text:p>5018</text:p>
          </table:table-cell>
          <table:table-cell table:formula="of:=SUM([.C49:.E49])/[.$M$1]" office:value-type="float" office:value="31207.5" calcext:value-type="float">
            <text:p>31207.5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630" calcext:value-type="float">
            <text:p>20630</text:p>
          </table:table-cell>
          <table:table-cell office:value-type="float" office:value="20239" calcext:value-type="float">
            <text:p>20239</text:p>
          </table:table-cell>
          <table:table-cell office:value-type="float" office:value="20374" calcext:value-type="float">
            <text:p>20374</text:p>
          </table:table-cell>
          <table:table-cell office:value-type="float" office:value="5143" calcext:value-type="float">
            <text:p>5143</text:p>
          </table:table-cell>
          <table:table-cell table:formula="of:=SUM([.C50:.E50])/[.$M$1]" office:value-type="float" office:value="30621.5" calcext:value-type="float">
            <text:p>30621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621" calcext:value-type="float">
            <text:p>20621</text:p>
          </table:table-cell>
          <table:table-cell office:value-type="float" office:value="20442" calcext:value-type="float">
            <text:p>20442</text:p>
          </table:table-cell>
          <table:table-cell office:value-type="float" office:value="20543" calcext:value-type="float">
            <text:p>20543</text:p>
          </table:table-cell>
          <table:table-cell office:value-type="float" office:value="5060" calcext:value-type="float">
            <text:p>5060</text:p>
          </table:table-cell>
          <table:table-cell table:formula="of:=SUM([.C51:.E51])/[.$M$1]" office:value-type="float" office:value="30803" calcext:value-type="float">
            <text:p>30803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51" calcext:value-type="float">
            <text:p>20851</text:p>
          </table:table-cell>
          <table:table-cell office:value-type="float" office:value="20663" calcext:value-type="float">
            <text:p>20663</text:p>
          </table:table-cell>
          <table:table-cell office:value-type="float" office:value="20832" calcext:value-type="float">
            <text:p>20832</text:p>
          </table:table-cell>
          <table:table-cell office:value-type="float" office:value="5012" calcext:value-type="float">
            <text:p>5012</text:p>
          </table:table-cell>
          <table:table-cell table:formula="of:=SUM([.C52:.E52])/[.$M$1]" office:value-type="float" office:value="31173" calcext:value-type="float">
            <text:p>31173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520" calcext:value-type="float">
            <text:p>20520</text:p>
          </table:table-cell>
          <table:table-cell office:value-type="float" office:value="20463" calcext:value-type="float">
            <text:p>20463</text:p>
          </table:table-cell>
          <table:table-cell office:value-type="float" office:value="20866" calcext:value-type="float">
            <text:p>20866</text:p>
          </table:table-cell>
          <table:table-cell office:value-type="float" office:value="4910" calcext:value-type="float">
            <text:p>4910</text:p>
          </table:table-cell>
          <table:table-cell table:formula="of:=SUM([.C53:.E53])/[.$M$1]" office:value-type="float" office:value="30924.5" calcext:value-type="float">
            <text:p>30924.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701" calcext:value-type="float">
            <text:p>20701</text:p>
          </table:table-cell>
          <table:table-cell office:value-type="float" office:value="20691" calcext:value-type="float">
            <text:p>20691</text:p>
          </table:table-cell>
          <table:table-cell office:value-type="float" office:value="20983" calcext:value-type="float">
            <text:p>20983</text:p>
          </table:table-cell>
          <table:table-cell office:value-type="float" office:value="4931" calcext:value-type="float">
            <text:p>4931</text:p>
          </table:table-cell>
          <table:table-cell table:formula="of:=SUM([.C54:.E54])/[.$M$1]" office:value-type="float" office:value="31187.5" calcext:value-type="float">
            <text:p>31187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202" calcext:value-type="float">
            <text:p>20202</text:p>
          </table:table-cell>
          <table:table-cell office:value-type="float" office:value="20099" calcext:value-type="float">
            <text:p>20099</text:p>
          </table:table-cell>
          <table:table-cell office:value-type="float" office:value="20046" calcext:value-type="float">
            <text:p>20046</text:p>
          </table:table-cell>
          <table:table-cell office:value-type="float" office:value="5001" calcext:value-type="float">
            <text:p>5001</text:p>
          </table:table-cell>
          <table:table-cell table:formula="of:=SUM([.C55:.E55])/[.$M$1]" office:value-type="float" office:value="30173.5" calcext:value-type="float">
            <text:p>30173.5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964" calcext:value-type="float">
            <text:p>19964</text:p>
          </table:table-cell>
          <table:table-cell office:value-type="float" office:value="20189" calcext:value-type="float">
            <text:p>20189</text:p>
          </table:table-cell>
          <table:table-cell office:value-type="float" office:value="19891" calcext:value-type="float">
            <text:p>19891</text:p>
          </table:table-cell>
          <table:table-cell office:value-type="float" office:value="4960" calcext:value-type="float">
            <text:p>4960</text:p>
          </table:table-cell>
          <table:table-cell table:formula="of:=SUM([.C56:.E56])/[.$M$1]" office:value-type="float" office:value="30022" calcext:value-type="float">
            <text:p>30022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830" calcext:value-type="float">
            <text:p>20830</text:p>
          </table:table-cell>
          <table:table-cell office:value-type="float" office:value="20938" calcext:value-type="float">
            <text:p>20938</text:p>
          </table:table-cell>
          <table:table-cell office:value-type="float" office:value="20704" calcext:value-type="float">
            <text:p>20704</text:p>
          </table:table-cell>
          <table:table-cell office:value-type="float" office:value="4982" calcext:value-type="float">
            <text:p>4982</text:p>
          </table:table-cell>
          <table:table-cell table:formula="of:=SUM([.C57:.E57])/[.$M$1]" office:value-type="float" office:value="31236" calcext:value-type="float">
            <text:p>31236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002" calcext:value-type="float">
            <text:p>21002</text:p>
          </table:table-cell>
          <table:table-cell office:value-type="float" office:value="21431" calcext:value-type="float">
            <text:p>21431</text:p>
          </table:table-cell>
          <table:table-cell office:value-type="float" office:value="21322" calcext:value-type="float">
            <text:p>21322</text:p>
          </table:table-cell>
          <table:table-cell office:value-type="float" office:value="4960" calcext:value-type="float">
            <text:p>4960</text:p>
          </table:table-cell>
          <table:table-cell table:formula="of:=SUM([.C58:.E58])/[.$M$1]" office:value-type="float" office:value="31877.5" calcext:value-type="float">
            <text:p>31877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315" calcext:value-type="float">
            <text:p>20315</text:p>
          </table:table-cell>
          <table:table-cell office:value-type="float" office:value="20546" calcext:value-type="float">
            <text:p>20546</text:p>
          </table:table-cell>
          <table:table-cell office:value-type="float" office:value="20677" calcext:value-type="float">
            <text:p>20677</text:p>
          </table:table-cell>
          <table:table-cell office:value-type="float" office:value="4936" calcext:value-type="float">
            <text:p>4936</text:p>
          </table:table-cell>
          <table:table-cell table:formula="of:=SUM([.C59:.E59])/[.$M$1]" office:value-type="float" office:value="30769" calcext:value-type="float">
            <text:p>30769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050" calcext:value-type="float">
            <text:p>21050</text:p>
          </table:table-cell>
          <table:table-cell office:value-type="float" office:value="21312" calcext:value-type="float">
            <text:p>21312</text:p>
          </table:table-cell>
          <table:table-cell office:value-type="float" office:value="20979" calcext:value-type="float">
            <text:p>20979</text:p>
          </table:table-cell>
          <table:table-cell office:value-type="float" office:value="4889" calcext:value-type="float">
            <text:p>4889</text:p>
          </table:table-cell>
          <table:table-cell table:formula="of:=SUM([.C60:.E60])/[.$M$1]" office:value-type="float" office:value="31670.5" calcext:value-type="float">
            <text:p>31670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115" calcext:value-type="float">
            <text:p>21115</text:p>
          </table:table-cell>
          <table:table-cell office:value-type="float" office:value="20795" calcext:value-type="float">
            <text:p>20795</text:p>
          </table:table-cell>
          <table:table-cell office:value-type="float" office:value="20771" calcext:value-type="float">
            <text:p>20771</text:p>
          </table:table-cell>
          <table:table-cell office:value-type="float" office:value="4987" calcext:value-type="float">
            <text:p>4987</text:p>
          </table:table-cell>
          <table:table-cell table:formula="of:=SUM([.C61:.E61])/[.$M$1]" office:value-type="float" office:value="31340.5" calcext:value-type="float">
            <text:p>31340.5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930" calcext:value-type="float">
            <text:p>20930</text:p>
          </table:table-cell>
          <table:table-cell office:value-type="float" office:value="20868" calcext:value-type="float">
            <text:p>20868</text:p>
          </table:table-cell>
          <table:table-cell office:value-type="float" office:value="20857" calcext:value-type="float">
            <text:p>20857</text:p>
          </table:table-cell>
          <table:table-cell office:value-type="float" office:value="4948" calcext:value-type="float">
            <text:p>4948</text:p>
          </table:table-cell>
          <table:table-cell table:formula="of:=SUM([.C62:.E62])/[.$M$1]" office:value-type="float" office:value="31327.5" calcext:value-type="float">
            <text:p>31327.5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466" calcext:value-type="float">
            <text:p>20466</text:p>
          </table:table-cell>
          <table:table-cell office:value-type="float" office:value="20435" calcext:value-type="float">
            <text:p>20435</text:p>
          </table:table-cell>
          <table:table-cell office:value-type="float" office:value="20608" calcext:value-type="float">
            <text:p>20608</text:p>
          </table:table-cell>
          <table:table-cell office:value-type="float" office:value="4959" calcext:value-type="float">
            <text:p>4959</text:p>
          </table:table-cell>
          <table:table-cell table:formula="of:=SUM([.C63:.E63])/[.$M$1]" office:value-type="float" office:value="30754.5" calcext:value-type="float">
            <text:p>30754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493" calcext:value-type="float">
            <text:p>21493</text:p>
          </table:table-cell>
          <table:table-cell office:value-type="float" office:value="21484" calcext:value-type="float">
            <text:p>21484</text:p>
          </table:table-cell>
          <table:table-cell office:value-type="float" office:value="21299" calcext:value-type="float">
            <text:p>21299</text:p>
          </table:table-cell>
          <table:table-cell office:value-type="float" office:value="4965" calcext:value-type="float">
            <text:p>4965</text:p>
          </table:table-cell>
          <table:table-cell table:formula="of:=SUM([.C64:.E64])/[.$M$1]" office:value-type="float" office:value="32138" calcext:value-type="float">
            <text:p>32138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588" calcext:value-type="float">
            <text:p>20588</text:p>
          </table:table-cell>
          <table:table-cell office:value-type="float" office:value="20430" calcext:value-type="float">
            <text:p>20430</text:p>
          </table:table-cell>
          <table:table-cell office:value-type="float" office:value="20443" calcext:value-type="float">
            <text:p>20443</text:p>
          </table:table-cell>
          <table:table-cell office:value-type="float" office:value="4993" calcext:value-type="float">
            <text:p>4993</text:p>
          </table:table-cell>
          <table:table-cell table:formula="of:=SUM([.C65:.E65])/[.$M$1]" office:value-type="float" office:value="30730.5" calcext:value-type="float">
            <text:p>30730.5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479" calcext:value-type="float">
            <text:p>20479</text:p>
          </table:table-cell>
          <table:table-cell office:value-type="float" office:value="20438" calcext:value-type="float">
            <text:p>20438</text:p>
          </table:table-cell>
          <table:table-cell office:value-type="float" office:value="20735" calcext:value-type="float">
            <text:p>20735</text:p>
          </table:table-cell>
          <table:table-cell office:value-type="float" office:value="5056" calcext:value-type="float">
            <text:p>5056</text:p>
          </table:table-cell>
          <table:table-cell table:formula="of:=SUM([.C66:.E66])/[.$M$1]" office:value-type="float" office:value="30826" calcext:value-type="float">
            <text:p>30826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368" calcext:value-type="float">
            <text:p>20368</text:p>
          </table:table-cell>
          <table:table-cell office:value-type="float" office:value="20574" calcext:value-type="float">
            <text:p>20574</text:p>
          </table:table-cell>
          <table:table-cell office:value-type="float" office:value="20560" calcext:value-type="float">
            <text:p>20560</text:p>
          </table:table-cell>
          <table:table-cell office:value-type="float" office:value="5033" calcext:value-type="float">
            <text:p>5033</text:p>
          </table:table-cell>
          <table:table-cell table:formula="of:=SUM([.C67:.E67])/[.$M$1]" office:value-type="float" office:value="30751" calcext:value-type="float">
            <text:p>30751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619" calcext:value-type="float">
            <text:p>20619</text:p>
          </table:table-cell>
          <table:table-cell office:value-type="float" office:value="20650" calcext:value-type="float">
            <text:p>20650</text:p>
          </table:table-cell>
          <table:table-cell office:value-type="float" office:value="20760" calcext:value-type="float">
            <text:p>20760</text:p>
          </table:table-cell>
          <table:table-cell office:value-type="float" office:value="5040" calcext:value-type="float">
            <text:p>5040</text:p>
          </table:table-cell>
          <table:table-cell table:formula="of:=SUM([.C68:.E68])/[.$M$1]" office:value-type="float" office:value="31014.5" calcext:value-type="float">
            <text:p>31014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506" calcext:value-type="float">
            <text:p>20506</text:p>
          </table:table-cell>
          <table:table-cell office:value-type="float" office:value="20581" calcext:value-type="float">
            <text:p>20581</text:p>
          </table:table-cell>
          <table:table-cell office:value-type="float" office:value="20641" calcext:value-type="float">
            <text:p>20641</text:p>
          </table:table-cell>
          <table:table-cell office:value-type="float" office:value="5050" calcext:value-type="float">
            <text:p>5050</text:p>
          </table:table-cell>
          <table:table-cell table:formula="of:=SUM([.C69:.E69])/[.$M$1]" office:value-type="float" office:value="30864" calcext:value-type="float">
            <text:p>30864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289" calcext:value-type="float">
            <text:p>20289</text:p>
          </table:table-cell>
          <table:table-cell office:value-type="float" office:value="20530" calcext:value-type="float">
            <text:p>20530</text:p>
          </table:table-cell>
          <table:table-cell office:value-type="float" office:value="20529" calcext:value-type="float">
            <text:p>20529</text:p>
          </table:table-cell>
          <table:table-cell office:value-type="float" office:value="4998" calcext:value-type="float">
            <text:p>4998</text:p>
          </table:table-cell>
          <table:table-cell table:formula="of:=SUM([.C70:.E70])/[.$M$1]" office:value-type="float" office:value="30674" calcext:value-type="float">
            <text:p>30674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103" calcext:value-type="float">
            <text:p>21103</text:p>
          </table:table-cell>
          <table:table-cell office:value-type="float" office:value="21154" calcext:value-type="float">
            <text:p>21154</text:p>
          </table:table-cell>
          <table:table-cell office:value-type="float" office:value="21226" calcext:value-type="float">
            <text:p>21226</text:p>
          </table:table-cell>
          <table:table-cell office:value-type="float" office:value="4935" calcext:value-type="float">
            <text:p>4935</text:p>
          </table:table-cell>
          <table:table-cell table:formula="of:=SUM([.C71:.E71])/[.$M$1]" office:value-type="float" office:value="31741.5" calcext:value-type="float">
            <text:p>31741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503" calcext:value-type="float">
            <text:p>20503</text:p>
          </table:table-cell>
          <table:table-cell office:value-type="float" office:value="20530" calcext:value-type="float">
            <text:p>20530</text:p>
          </table:table-cell>
          <table:table-cell office:value-type="float" office:value="20449" calcext:value-type="float">
            <text:p>20449</text:p>
          </table:table-cell>
          <table:table-cell office:value-type="float" office:value="4987" calcext:value-type="float">
            <text:p>4987</text:p>
          </table:table-cell>
          <table:table-cell table:formula="of:=SUM([.C72:.E72])/[.$M$1]" office:value-type="float" office:value="30741" calcext:value-type="float">
            <text:p>30741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061" calcext:value-type="float">
            <text:p>20061</text:p>
          </table:table-cell>
          <table:table-cell office:value-type="float" office:value="20157" calcext:value-type="float">
            <text:p>20157</text:p>
          </table:table-cell>
          <table:table-cell office:value-type="float" office:value="20225" calcext:value-type="float">
            <text:p>20225</text:p>
          </table:table-cell>
          <table:table-cell office:value-type="float" office:value="4920" calcext:value-type="float">
            <text:p>4920</text:p>
          </table:table-cell>
          <table:table-cell table:formula="of:=SUM([.C73:.E73])/[.$M$1]" office:value-type="float" office:value="30221.5" calcext:value-type="float">
            <text:p>30221.5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387" calcext:value-type="float">
            <text:p>20387</text:p>
          </table:table-cell>
          <table:table-cell office:value-type="float" office:value="20475" calcext:value-type="float">
            <text:p>20475</text:p>
          </table:table-cell>
          <table:table-cell office:value-type="float" office:value="20620" calcext:value-type="float">
            <text:p>20620</text:p>
          </table:table-cell>
          <table:table-cell office:value-type="float" office:value="4967" calcext:value-type="float">
            <text:p>4967</text:p>
          </table:table-cell>
          <table:table-cell table:formula="of:=SUM([.C74:.E74])/[.$M$1]" office:value-type="float" office:value="30741" calcext:value-type="float">
            <text:p>30741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198" calcext:value-type="float">
            <text:p>20198</text:p>
          </table:table-cell>
          <table:table-cell office:value-type="float" office:value="20175" calcext:value-type="float">
            <text:p>20175</text:p>
          </table:table-cell>
          <table:table-cell office:value-type="float" office:value="20035" calcext:value-type="float">
            <text:p>20035</text:p>
          </table:table-cell>
          <table:table-cell office:value-type="float" office:value="4954" calcext:value-type="float">
            <text:p>4954</text:p>
          </table:table-cell>
          <table:table-cell table:formula="of:=SUM([.C75:.E75])/[.$M$1]" office:value-type="float" office:value="30204" calcext:value-type="float">
            <text:p>30204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0762" calcext:value-type="float">
            <text:p>20762</text:p>
          </table:table-cell>
          <table:table-cell office:value-type="float" office:value="20654" calcext:value-type="float">
            <text:p>20654</text:p>
          </table:table-cell>
          <table:table-cell office:value-type="float" office:value="20700" calcext:value-type="float">
            <text:p>20700</text:p>
          </table:table-cell>
          <table:table-cell office:value-type="float" office:value="5006" calcext:value-type="float">
            <text:p>5006</text:p>
          </table:table-cell>
          <table:table-cell table:formula="of:=SUM([.C76:.E76])/[.$M$1]" office:value-type="float" office:value="31058" calcext:value-type="float">
            <text:p>31058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734" calcext:value-type="float">
            <text:p>19734</text:p>
          </table:table-cell>
          <table:table-cell office:value-type="float" office:value="19565" calcext:value-type="float">
            <text:p>19565</text:p>
          </table:table-cell>
          <table:table-cell office:value-type="float" office:value="19854" calcext:value-type="float">
            <text:p>19854</text:p>
          </table:table-cell>
          <table:table-cell office:value-type="float" office:value="5000" calcext:value-type="float">
            <text:p>5000</text:p>
          </table:table-cell>
          <table:table-cell table:formula="of:=SUM([.C77:.E77])/[.$M$1]" office:value-type="float" office:value="29576.5" calcext:value-type="float">
            <text:p>29576.5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8149" calcext:value-type="float">
            <text:p>28149</text:p>
          </table:table-cell>
          <table:table-cell office:value-type="float" office:value="28224" calcext:value-type="float">
            <text:p>28224</text:p>
          </table:table-cell>
          <table:table-cell office:value-type="float" office:value="28478" calcext:value-type="float">
            <text:p>28478</text:p>
          </table:table-cell>
          <table:table-cell office:value-type="float" office:value="4986" calcext:value-type="float">
            <text:p>4986</text:p>
          </table:table-cell>
          <table:table-cell table:formula="of:=SUM([.C78:.E78])/[.$M$1]" office:value-type="float" office:value="42425.5" calcext:value-type="float">
            <text:p>42425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2925" calcext:value-type="float">
            <text:p>22925</text:p>
          </table:table-cell>
          <table:table-cell office:value-type="float" office:value="23263" calcext:value-type="float">
            <text:p>23263</text:p>
          </table:table-cell>
          <table:table-cell office:value-type="float" office:value="22688" calcext:value-type="float">
            <text:p>22688</text:p>
          </table:table-cell>
          <table:table-cell office:value-type="float" office:value="4906" calcext:value-type="float">
            <text:p>4906</text:p>
          </table:table-cell>
          <table:table-cell table:formula="of:=SUM([.C79:.E79])/[.$M$1]" office:value-type="float" office:value="34438" calcext:value-type="float">
            <text:p>34438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869" calcext:value-type="float">
            <text:p>21869</text:p>
          </table:table-cell>
          <table:table-cell office:value-type="float" office:value="21713" calcext:value-type="float">
            <text:p>21713</text:p>
          </table:table-cell>
          <table:table-cell office:value-type="float" office:value="21922" calcext:value-type="float">
            <text:p>21922</text:p>
          </table:table-cell>
          <table:table-cell office:value-type="float" office:value="5027" calcext:value-type="float">
            <text:p>5027</text:p>
          </table:table-cell>
          <table:table-cell table:formula="of:=SUM([.C80:.E80])/[.$M$1]" office:value-type="float" office:value="32752" calcext:value-type="float">
            <text:p>32752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21760" calcext:value-type="float">
            <text:p>21760</text:p>
          </table:table-cell>
          <table:table-cell office:value-type="float" office:value="21744" calcext:value-type="float">
            <text:p>21744</text:p>
          </table:table-cell>
          <table:table-cell office:value-type="float" office:value="21711" calcext:value-type="float">
            <text:p>21711</text:p>
          </table:table-cell>
          <table:table-cell office:value-type="float" office:value="5032" calcext:value-type="float">
            <text:p>5032</text:p>
          </table:table-cell>
          <table:table-cell table:formula="of:=SUM([.C81:.E81])/[.$M$1]" office:value-type="float" office:value="32607.5" calcext:value-type="float">
            <text:p>32607.5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CoarseList</text:p>
          </table:table-cell>
          <table:table-cell office:value-type="float" office:value="8" calcext:value-type="float">
            <text:p>8</text:p>
          </table:table-cell>
          <table:table-cell office:value-type="float" office:value="19954" calcext:value-type="float">
            <text:p>19954</text:p>
          </table:table-cell>
          <table:table-cell office:value-type="float" office:value="20168" calcext:value-type="float">
            <text:p>20168</text:p>
          </table:table-cell>
          <table:table-cell office:value-type="float" office:value="19720" calcext:value-type="float">
            <text:p>19720</text:p>
          </table:table-cell>
          <table:table-cell office:value-type="float" office:value="5012" calcext:value-type="float">
            <text:p>5012</text:p>
          </table:table-cell>
          <table:table-cell table:formula="of:=SUM([.C82:.E82])/[.$M$1]" office:value-type="float" office:value="29921" calcext:value-type="float">
            <text:p>29921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</table:table>
      <table:table table:name="HoH" table:style-name="ta1">
        <table:shapes>
          <draw:frame draw:z-index="0" draw:style-name="gr1" draw:text-style-name="P1" svg:width="480.44pt" svg:height="315.47pt" svg:x="668.98pt" svg:y="21.88pt">
            <draw:object draw:notify-on-update-of-ranges="HoH.B2:HoH.B11 HoH.G1:HoH.G1 HoH.G2:HoH.G11 HoH.H1:HoH.H1 HoH.H2:HoH.H11 HoH.I1:HoH.I1 HoH.I2:HoH.I11 HoH.J1:HoH.J1 HoH.J2:HoH.J11 HoH.F1:HoH.F1 HoH.F2:HoH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HoH.H26:HoH.H84 HoH.G25:HoH.G25 HoH.G26:HoH.G84 HoH.F25:HoH.F25 HoH.F26:HoH.F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2" calcext:value-type="float">
            <text:p>2</text:p>
          </table:table-cell>
          <table:table-cell office:value-type="float" office:value="24540" calcext:value-type="float">
            <text:p>24540</text:p>
          </table:table-cell>
          <table:table-cell office:value-type="float" office:value="24576" calcext:value-type="float">
            <text:p>24576</text:p>
          </table:table-cell>
          <table:table-cell office:value-type="float" office:value="24511" calcext:value-type="float">
            <text:p>24511</text:p>
          </table:table-cell>
          <table:table-cell office:value-type="float" office:value="4908" calcext:value-type="float">
            <text:p>4908</text:p>
          </table:table-cell>
          <table:table-cell table:formula="of:=SUM([.C2:.E2])/[.$M$1]" office:value-type="float" office:value="36813.5" calcext:value-type="float">
            <text:p>36813.5</text:p>
          </table:table-cell>
          <table:table-cell table:formula="of:=[.C2]/[.$M$1]" office:value-type="float" office:value="12270" calcext:value-type="float">
            <text:p>12270</text:p>
          </table:table-cell>
          <table:table-cell table:formula="of:=[.D2]/[.$M$1]" office:value-type="float" office:value="12288" calcext:value-type="float">
            <text:p>12288</text:p>
          </table:table-cell>
          <table:table-cell table:formula="of:=[.E2]/[.$M$1]" office:value-type="float" office:value="12255.5" calcext:value-type="float">
            <text:p>1225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4" calcext:value-type="float">
            <text:p>4</text:p>
          </table:table-cell>
          <table:table-cell office:value-type="float" office:value="37234" calcext:value-type="float">
            <text:p>37234</text:p>
          </table:table-cell>
          <table:table-cell office:value-type="float" office:value="37139" calcext:value-type="float">
            <text:p>37139</text:p>
          </table:table-cell>
          <table:table-cell office:value-type="float" office:value="37192" calcext:value-type="float">
            <text:p>37192</text:p>
          </table:table-cell>
          <table:table-cell office:value-type="float" office:value="4919" calcext:value-type="float">
            <text:p>4919</text:p>
          </table:table-cell>
          <table:table-cell table:formula="of:=SUM([.C3:.E3])/[.$M$1]" office:value-type="float" office:value="55782.5" calcext:value-type="float">
            <text:p>55782.5</text:p>
          </table:table-cell>
          <table:table-cell table:formula="of:=[.C3]/[.$M$1]" office:value-type="float" office:value="18617" calcext:value-type="float">
            <text:p>18617</text:p>
          </table:table-cell>
          <table:table-cell table:formula="of:=[.D3]/[.$M$1]" office:value-type="float" office:value="18569.5" calcext:value-type="float">
            <text:p>18569.5</text:p>
          </table:table-cell>
          <table:table-cell table:formula="of:=[.E3]/[.$M$1]" office:value-type="float" office:value="18596" calcext:value-type="float">
            <text:p>18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6" calcext:value-type="float">
            <text:p>6</text:p>
          </table:table-cell>
          <table:table-cell office:value-type="float" office:value="34625" calcext:value-type="float">
            <text:p>34625</text:p>
          </table:table-cell>
          <table:table-cell office:value-type="float" office:value="34591" calcext:value-type="float">
            <text:p>34591</text:p>
          </table:table-cell>
          <table:table-cell office:value-type="float" office:value="34630" calcext:value-type="float">
            <text:p>34630</text:p>
          </table:table-cell>
          <table:table-cell office:value-type="float" office:value="4925" calcext:value-type="float">
            <text:p>4925</text:p>
          </table:table-cell>
          <table:table-cell table:formula="of:=SUM([.C4:.E4])/[.$M$1]" office:value-type="float" office:value="51923" calcext:value-type="float">
            <text:p>51923</text:p>
          </table:table-cell>
          <table:table-cell table:formula="of:=[.C4]/[.$M$1]" office:value-type="float" office:value="17312.5" calcext:value-type="float">
            <text:p>17312.5</text:p>
          </table:table-cell>
          <table:table-cell table:formula="of:=[.D4]/[.$M$1]" office:value-type="float" office:value="17295.5" calcext:value-type="float">
            <text:p>17295.5</text:p>
          </table:table-cell>
          <table:table-cell table:formula="of:=[.E4]/[.$M$1]" office:value-type="float" office:value="17315" calcext:value-type="float">
            <text:p>17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8" calcext:value-type="float">
            <text:p>8</text:p>
          </table:table-cell>
          <table:table-cell office:value-type="float" office:value="38436" calcext:value-type="float">
            <text:p>38436</text:p>
          </table:table-cell>
          <table:table-cell office:value-type="float" office:value="38395" calcext:value-type="float">
            <text:p>38395</text:p>
          </table:table-cell>
          <table:table-cell office:value-type="float" office:value="38386" calcext:value-type="float">
            <text:p>38386</text:p>
          </table:table-cell>
          <table:table-cell office:value-type="float" office:value="4909" calcext:value-type="float">
            <text:p>4909</text:p>
          </table:table-cell>
          <table:table-cell table:formula="of:=SUM([.C5:.E5])/[.$M$1]" office:value-type="float" office:value="57608.5" calcext:value-type="float">
            <text:p>57608.5</text:p>
          </table:table-cell>
          <table:table-cell table:formula="of:=[.C5]/[.$M$1]" office:value-type="float" office:value="19218" calcext:value-type="float">
            <text:p>19218</text:p>
          </table:table-cell>
          <table:table-cell table:formula="of:=[.D5]/[.$M$1]" office:value-type="float" office:value="19197.5" calcext:value-type="float">
            <text:p>19197.5</text:p>
          </table:table-cell>
          <table:table-cell table:formula="of:=[.E5]/[.$M$1]" office:value-type="float" office:value="19193" calcext:value-type="float">
            <text:p>19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26293" calcext:value-type="float">
            <text:p>26293</text:p>
          </table:table-cell>
          <table:table-cell office:value-type="float" office:value="26307" calcext:value-type="float">
            <text:p>26307</text:p>
          </table:table-cell>
          <table:table-cell office:value-type="float" office:value="26344" calcext:value-type="float">
            <text:p>26344</text:p>
          </table:table-cell>
          <table:table-cell office:value-type="float" office:value="4924" calcext:value-type="float">
            <text:p>4924</text:p>
          </table:table-cell>
          <table:table-cell table:formula="of:=SUM([.C6:.E6])/[.$M$1]" office:value-type="float" office:value="39472" calcext:value-type="float">
            <text:p>39472</text:p>
          </table:table-cell>
          <table:table-cell table:formula="of:=[.C6]/[.$M$1]" office:value-type="float" office:value="13146.5" calcext:value-type="float">
            <text:p>13146.5</text:p>
          </table:table-cell>
          <table:table-cell table:formula="of:=[.D6]/[.$M$1]" office:value-type="float" office:value="13153.5" calcext:value-type="float">
            <text:p>13153.5</text:p>
          </table:table-cell>
          <table:table-cell table:formula="of:=[.E6]/[.$M$1]" office:value-type="float" office:value="13172" calcext:value-type="float">
            <text:p>13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26732" calcext:value-type="float">
            <text:p>26732</text:p>
          </table:table-cell>
          <table:table-cell office:value-type="float" office:value="26748" calcext:value-type="float">
            <text:p>26748</text:p>
          </table:table-cell>
          <table:table-cell office:value-type="float" office:value="26693" calcext:value-type="float">
            <text:p>26693</text:p>
          </table:table-cell>
          <table:table-cell office:value-type="float" office:value="4914" calcext:value-type="float">
            <text:p>4914</text:p>
          </table:table-cell>
          <table:table-cell table:formula="of:=SUM([.C7:.E7])/[.$M$1]" office:value-type="float" office:value="40086.5" calcext:value-type="float">
            <text:p>40086.5</text:p>
          </table:table-cell>
          <table:table-cell table:formula="of:=[.C7]/[.$M$1]" office:value-type="float" office:value="13366" calcext:value-type="float">
            <text:p>13366</text:p>
          </table:table-cell>
          <table:table-cell table:formula="of:=[.D7]/[.$M$1]" office:value-type="float" office:value="13374" calcext:value-type="float">
            <text:p>13374</text:p>
          </table:table-cell>
          <table:table-cell table:formula="of:=[.E7]/[.$M$1]" office:value-type="float" office:value="13346.5" calcext:value-type="float">
            <text:p>1334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14" calcext:value-type="float">
            <text:p>14</text:p>
          </table:table-cell>
          <table:table-cell office:value-type="float" office:value="27655" calcext:value-type="float">
            <text:p>27655</text:p>
          </table:table-cell>
          <table:table-cell office:value-type="float" office:value="27644" calcext:value-type="float">
            <text:p>27644</text:p>
          </table:table-cell>
          <table:table-cell office:value-type="float" office:value="27619" calcext:value-type="float">
            <text:p>27619</text:p>
          </table:table-cell>
          <table:table-cell office:value-type="float" office:value="4916" calcext:value-type="float">
            <text:p>4916</text:p>
          </table:table-cell>
          <table:table-cell table:formula="of:=SUM([.C8:.E8])/[.$M$1]" office:value-type="float" office:value="41459" calcext:value-type="float">
            <text:p>41459</text:p>
          </table:table-cell>
          <table:table-cell table:formula="of:=[.C8]/[.$M$1]" office:value-type="float" office:value="13827.5" calcext:value-type="float">
            <text:p>13827.5</text:p>
          </table:table-cell>
          <table:table-cell table:formula="of:=[.D8]/[.$M$1]" office:value-type="float" office:value="13822" calcext:value-type="float">
            <text:p>13822</text:p>
          </table:table-cell>
          <table:table-cell table:formula="of:=[.E8]/[.$M$1]" office:value-type="float" office:value="13809.5" calcext:value-type="float">
            <text:p>1380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27498" calcext:value-type="float">
            <text:p>27498</text:p>
          </table:table-cell>
          <table:table-cell office:value-type="float" office:value="27474" calcext:value-type="float">
            <text:p>27474</text:p>
          </table:table-cell>
          <table:table-cell office:value-type="float" office:value="27498" calcext:value-type="float">
            <text:p>27498</text:p>
          </table:table-cell>
          <table:table-cell office:value-type="float" office:value="4911" calcext:value-type="float">
            <text:p>4911</text:p>
          </table:table-cell>
          <table:table-cell table:formula="of:=SUM([.C9:.E9])/[.$M$1]" office:value-type="float" office:value="41235" calcext:value-type="float">
            <text:p>41235</text:p>
          </table:table-cell>
          <table:table-cell table:formula="of:=[.C9]/[.$M$1]" office:value-type="float" office:value="13749" calcext:value-type="float">
            <text:p>13749</text:p>
          </table:table-cell>
          <table:table-cell table:formula="of:=[.D9]/[.$M$1]" office:value-type="float" office:value="13737" calcext:value-type="float">
            <text:p>13737</text:p>
          </table:table-cell>
          <table:table-cell table:formula="of:=[.E9]/[.$M$1]" office:value-type="float" office:value="13749" calcext:value-type="float">
            <text:p>13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26126" calcext:value-type="float">
            <text:p>26126</text:p>
          </table:table-cell>
          <table:table-cell office:value-type="float" office:value="26150" calcext:value-type="float">
            <text:p>26150</text:p>
          </table:table-cell>
          <table:table-cell office:value-type="float" office:value="26138" calcext:value-type="float">
            <text:p>26138</text:p>
          </table:table-cell>
          <table:table-cell office:value-type="float" office:value="4916" calcext:value-type="float">
            <text:p>4916</text:p>
          </table:table-cell>
          <table:table-cell table:formula="of:=SUM([.C10:.E10])/[.$M$1]" office:value-type="float" office:value="39207" calcext:value-type="float">
            <text:p>39207</text:p>
          </table:table-cell>
          <table:table-cell table:formula="of:=[.C10]/[.$M$1]" office:value-type="float" office:value="13063" calcext:value-type="float">
            <text:p>13063</text:p>
          </table:table-cell>
          <table:table-cell table:formula="of:=[.D10]/[.$M$1]" office:value-type="float" office:value="13075" calcext:value-type="float">
            <text:p>13075</text:p>
          </table:table-cell>
          <table:table-cell table:formula="of:=[.E10]/[.$M$1]" office:value-type="float" office:value="13069" calcext:value-type="float">
            <text:p>13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26188" calcext:value-type="float">
            <text:p>26188</text:p>
          </table:table-cell>
          <table:table-cell office:value-type="float" office:value="26154" calcext:value-type="float">
            <text:p>26154</text:p>
          </table:table-cell>
          <table:table-cell office:value-type="float" office:value="26197" calcext:value-type="float">
            <text:p>26197</text:p>
          </table:table-cell>
          <table:table-cell office:value-type="float" office:value="4914" calcext:value-type="float">
            <text:p>4914</text:p>
          </table:table-cell>
          <table:table-cell table:formula="of:=SUM([.C11:.E11])/[.$M$1]" office:value-type="float" office:value="39269.5" calcext:value-type="float">
            <text:p>39269.5</text:p>
          </table:table-cell>
          <table:table-cell table:formula="of:=[.C11]/[.$M$1]" office:value-type="float" office:value="13094" calcext:value-type="float">
            <text:p>13094</text:p>
          </table:table-cell>
          <table:table-cell table:formula="of:=[.D11]/[.$M$1]" office:value-type="float" office:value="13077" calcext:value-type="float">
            <text:p>13077</text:p>
          </table:table-cell>
          <table:table-cell table:formula="of:=[.E11]/[.$M$1]" office:value-type="float" office:value="13098.5" calcext:value-type="float">
            <text:p>13098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3173" calcext:value-type="float">
            <text:p>43173</text:p>
          </table:table-cell>
          <table:table-cell office:value-type="float" office:value="43189" calcext:value-type="float">
            <text:p>43189</text:p>
          </table:table-cell>
          <table:table-cell office:value-type="float" office:value="43422" calcext:value-type="float">
            <text:p>43422</text:p>
          </table:table-cell>
          <table:table-cell office:value-type="float" office:value="4967" calcext:value-type="float">
            <text:p>4967</text:p>
          </table:table-cell>
          <table:table-cell table:formula="of:=SUM([.C26:.E26])/[.$M$1]" office:value-type="float" office:value="64892" calcext:value-type="float">
            <text:p>64892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261" calcext:value-type="float">
            <text:p>38261</text:p>
          </table:table-cell>
          <table:table-cell office:value-type="float" office:value="37974" calcext:value-type="float">
            <text:p>37974</text:p>
          </table:table-cell>
          <table:table-cell office:value-type="float" office:value="37739" calcext:value-type="float">
            <text:p>37739</text:p>
          </table:table-cell>
          <table:table-cell office:value-type="float" office:value="5039" calcext:value-type="float">
            <text:p>5039</text:p>
          </table:table-cell>
          <table:table-cell table:formula="of:=SUM([.C27:.E27])/[.$M$1]" office:value-type="float" office:value="56987" calcext:value-type="float">
            <text:p>56987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190" calcext:value-type="float">
            <text:p>40190</text:p>
          </table:table-cell>
          <table:table-cell office:value-type="float" office:value="40145" calcext:value-type="float">
            <text:p>40145</text:p>
          </table:table-cell>
          <table:table-cell office:value-type="float" office:value="39967" calcext:value-type="float">
            <text:p>39967</text:p>
          </table:table-cell>
          <table:table-cell office:value-type="float" office:value="4946" calcext:value-type="float">
            <text:p>4946</text:p>
          </table:table-cell>
          <table:table-cell table:formula="of:=SUM([.C28:.E28])/[.$M$1]" office:value-type="float" office:value="60151" calcext:value-type="float">
            <text:p>60151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660" calcext:value-type="float">
            <text:p>38660</text:p>
          </table:table-cell>
          <table:table-cell office:value-type="float" office:value="38881" calcext:value-type="float">
            <text:p>38881</text:p>
          </table:table-cell>
          <table:table-cell office:value-type="float" office:value="38453" calcext:value-type="float">
            <text:p>38453</text:p>
          </table:table-cell>
          <table:table-cell office:value-type="float" office:value="5012" calcext:value-type="float">
            <text:p>5012</text:p>
          </table:table-cell>
          <table:table-cell table:formula="of:=SUM([.C29:.E29])/[.$M$1]" office:value-type="float" office:value="57997" calcext:value-type="float">
            <text:p>57997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525" calcext:value-type="float">
            <text:p>38525</text:p>
          </table:table-cell>
          <table:table-cell office:value-type="float" office:value="38674" calcext:value-type="float">
            <text:p>38674</text:p>
          </table:table-cell>
          <table:table-cell office:value-type="float" office:value="38624" calcext:value-type="float">
            <text:p>38624</text:p>
          </table:table-cell>
          <table:table-cell office:value-type="float" office:value="4999" calcext:value-type="float">
            <text:p>4999</text:p>
          </table:table-cell>
          <table:table-cell table:formula="of:=SUM([.C30:.E30])/[.$M$1]" office:value-type="float" office:value="57911.5" calcext:value-type="float">
            <text:p>57911.5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226" calcext:value-type="float">
            <text:p>39226</text:p>
          </table:table-cell>
          <table:table-cell office:value-type="float" office:value="39587" calcext:value-type="float">
            <text:p>39587</text:p>
          </table:table-cell>
          <table:table-cell office:value-type="float" office:value="39499" calcext:value-type="float">
            <text:p>39499</text:p>
          </table:table-cell>
          <table:table-cell office:value-type="float" office:value="4921" calcext:value-type="float">
            <text:p>4921</text:p>
          </table:table-cell>
          <table:table-cell table:formula="of:=SUM([.C31:.E31])/[.$M$1]" office:value-type="float" office:value="59156" calcext:value-type="float">
            <text:p>59156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6045" calcext:value-type="float">
            <text:p>36045</text:p>
          </table:table-cell>
          <table:table-cell office:value-type="float" office:value="36090" calcext:value-type="float">
            <text:p>36090</text:p>
          </table:table-cell>
          <table:table-cell office:value-type="float" office:value="35763" calcext:value-type="float">
            <text:p>35763</text:p>
          </table:table-cell>
          <table:table-cell office:value-type="float" office:value="5006" calcext:value-type="float">
            <text:p>5006</text:p>
          </table:table-cell>
          <table:table-cell table:formula="of:=SUM([.C32:.E32])/[.$M$1]" office:value-type="float" office:value="53949" calcext:value-type="float">
            <text:p>53949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581" calcext:value-type="float">
            <text:p>40581</text:p>
          </table:table-cell>
          <table:table-cell office:value-type="float" office:value="40886" calcext:value-type="float">
            <text:p>40886</text:p>
          </table:table-cell>
          <table:table-cell office:value-type="float" office:value="40637" calcext:value-type="float">
            <text:p>40637</text:p>
          </table:table-cell>
          <table:table-cell office:value-type="float" office:value="4974" calcext:value-type="float">
            <text:p>4974</text:p>
          </table:table-cell>
          <table:table-cell table:formula="of:=SUM([.C33:.E33])/[.$M$1]" office:value-type="float" office:value="61052" calcext:value-type="float">
            <text:p>61052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665" calcext:value-type="float">
            <text:p>37665</text:p>
          </table:table-cell>
          <table:table-cell office:value-type="float" office:value="37781" calcext:value-type="float">
            <text:p>37781</text:p>
          </table:table-cell>
          <table:table-cell office:value-type="float" office:value="37625" calcext:value-type="float">
            <text:p>37625</text:p>
          </table:table-cell>
          <table:table-cell office:value-type="float" office:value="4920" calcext:value-type="float">
            <text:p>4920</text:p>
          </table:table-cell>
          <table:table-cell table:formula="of:=SUM([.C34:.E34])/[.$M$1]" office:value-type="float" office:value="56535.5" calcext:value-type="float">
            <text:p>56535.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542" calcext:value-type="float">
            <text:p>40542</text:p>
          </table:table-cell>
          <table:table-cell office:value-type="float" office:value="40298" calcext:value-type="float">
            <text:p>40298</text:p>
          </table:table-cell>
          <table:table-cell office:value-type="float" office:value="40355" calcext:value-type="float">
            <text:p>40355</text:p>
          </table:table-cell>
          <table:table-cell office:value-type="float" office:value="4985" calcext:value-type="float">
            <text:p>4985</text:p>
          </table:table-cell>
          <table:table-cell table:formula="of:=SUM([.C35:.E35])/[.$M$1]" office:value-type="float" office:value="60597.5" calcext:value-type="float">
            <text:p>60597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407" calcext:value-type="float">
            <text:p>38407</text:p>
          </table:table-cell>
          <table:table-cell office:value-type="float" office:value="38297" calcext:value-type="float">
            <text:p>38297</text:p>
          </table:table-cell>
          <table:table-cell office:value-type="float" office:value="38589" calcext:value-type="float">
            <text:p>38589</text:p>
          </table:table-cell>
          <table:table-cell office:value-type="float" office:value="5095" calcext:value-type="float">
            <text:p>5095</text:p>
          </table:table-cell>
          <table:table-cell table:formula="of:=SUM([.C36:.E36])/[.$M$1]" office:value-type="float" office:value="57646.5" calcext:value-type="float">
            <text:p>57646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874" calcext:value-type="float">
            <text:p>38874</text:p>
          </table:table-cell>
          <table:table-cell office:value-type="float" office:value="38780" calcext:value-type="float">
            <text:p>38780</text:p>
          </table:table-cell>
          <table:table-cell office:value-type="float" office:value="38847" calcext:value-type="float">
            <text:p>38847</text:p>
          </table:table-cell>
          <table:table-cell office:value-type="float" office:value="4981" calcext:value-type="float">
            <text:p>4981</text:p>
          </table:table-cell>
          <table:table-cell table:formula="of:=SUM([.C37:.E37])/[.$M$1]" office:value-type="float" office:value="58250.5" calcext:value-type="float">
            <text:p>58250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109" calcext:value-type="float">
            <text:p>39109</text:p>
          </table:table-cell>
          <table:table-cell office:value-type="float" office:value="39063" calcext:value-type="float">
            <text:p>39063</text:p>
          </table:table-cell>
          <table:table-cell office:value-type="float" office:value="38890" calcext:value-type="float">
            <text:p>38890</text:p>
          </table:table-cell>
          <table:table-cell office:value-type="float" office:value="5064" calcext:value-type="float">
            <text:p>5064</text:p>
          </table:table-cell>
          <table:table-cell table:formula="of:=SUM([.C38:.E38])/[.$M$1]" office:value-type="float" office:value="58531" calcext:value-type="float">
            <text:p>58531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5545" calcext:value-type="float">
            <text:p>35545</text:p>
          </table:table-cell>
          <table:table-cell office:value-type="float" office:value="35782" calcext:value-type="float">
            <text:p>35782</text:p>
          </table:table-cell>
          <table:table-cell office:value-type="float" office:value="35978" calcext:value-type="float">
            <text:p>35978</text:p>
          </table:table-cell>
          <table:table-cell office:value-type="float" office:value="4947" calcext:value-type="float">
            <text:p>4947</text:p>
          </table:table-cell>
          <table:table-cell table:formula="of:=SUM([.C39:.E39])/[.$M$1]" office:value-type="float" office:value="53652.5" calcext:value-type="float">
            <text:p>53652.5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741" calcext:value-type="float">
            <text:p>41741</text:p>
          </table:table-cell>
          <table:table-cell office:value-type="float" office:value="41667" calcext:value-type="float">
            <text:p>41667</text:p>
          </table:table-cell>
          <table:table-cell office:value-type="float" office:value="41470" calcext:value-type="float">
            <text:p>41470</text:p>
          </table:table-cell>
          <table:table-cell office:value-type="float" office:value="4975" calcext:value-type="float">
            <text:p>4975</text:p>
          </table:table-cell>
          <table:table-cell table:formula="of:=SUM([.C40:.E40])/[.$M$1]" office:value-type="float" office:value="62439" calcext:value-type="float">
            <text:p>62439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534" calcext:value-type="float">
            <text:p>38534</text:p>
          </table:table-cell>
          <table:table-cell office:value-type="float" office:value="38720" calcext:value-type="float">
            <text:p>38720</text:p>
          </table:table-cell>
          <table:table-cell office:value-type="float" office:value="38662" calcext:value-type="float">
            <text:p>38662</text:p>
          </table:table-cell>
          <table:table-cell office:value-type="float" office:value="4984" calcext:value-type="float">
            <text:p>4984</text:p>
          </table:table-cell>
          <table:table-cell table:formula="of:=SUM([.C41:.E41])/[.$M$1]" office:value-type="float" office:value="57958" calcext:value-type="float">
            <text:p>57958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289" calcext:value-type="float">
            <text:p>41289</text:p>
          </table:table-cell>
          <table:table-cell office:value-type="float" office:value="41125" calcext:value-type="float">
            <text:p>41125</text:p>
          </table:table-cell>
          <table:table-cell office:value-type="float" office:value="41402" calcext:value-type="float">
            <text:p>41402</text:p>
          </table:table-cell>
          <table:table-cell office:value-type="float" office:value="5005" calcext:value-type="float">
            <text:p>5005</text:p>
          </table:table-cell>
          <table:table-cell table:formula="of:=SUM([.C42:.E42])/[.$M$1]" office:value-type="float" office:value="61908" calcext:value-type="float">
            <text:p>61908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093" calcext:value-type="float">
            <text:p>38093</text:p>
          </table:table-cell>
          <table:table-cell office:value-type="float" office:value="37946" calcext:value-type="float">
            <text:p>37946</text:p>
          </table:table-cell>
          <table:table-cell office:value-type="float" office:value="37935" calcext:value-type="float">
            <text:p>37935</text:p>
          </table:table-cell>
          <table:table-cell office:value-type="float" office:value="4979" calcext:value-type="float">
            <text:p>4979</text:p>
          </table:table-cell>
          <table:table-cell table:formula="of:=SUM([.C43:.E43])/[.$M$1]" office:value-type="float" office:value="56987" calcext:value-type="float">
            <text:p>56987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892" calcext:value-type="float">
            <text:p>40892</text:p>
          </table:table-cell>
          <table:table-cell office:value-type="float" office:value="41154" calcext:value-type="float">
            <text:p>41154</text:p>
          </table:table-cell>
          <table:table-cell office:value-type="float" office:value="40830" calcext:value-type="float">
            <text:p>40830</text:p>
          </table:table-cell>
          <table:table-cell office:value-type="float" office:value="4933" calcext:value-type="float">
            <text:p>4933</text:p>
          </table:table-cell>
          <table:table-cell table:formula="of:=SUM([.C44:.E44])/[.$M$1]" office:value-type="float" office:value="61438" calcext:value-type="float">
            <text:p>61438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069" calcext:value-type="float">
            <text:p>39069</text:p>
          </table:table-cell>
          <table:table-cell office:value-type="float" office:value="38815" calcext:value-type="float">
            <text:p>38815</text:p>
          </table:table-cell>
          <table:table-cell office:value-type="float" office:value="38688" calcext:value-type="float">
            <text:p>38688</text:p>
          </table:table-cell>
          <table:table-cell office:value-type="float" office:value="5051" calcext:value-type="float">
            <text:p>5051</text:p>
          </table:table-cell>
          <table:table-cell table:formula="of:=SUM([.C45:.E45])/[.$M$1]" office:value-type="float" office:value="58286" calcext:value-type="float">
            <text:p>58286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614" calcext:value-type="float">
            <text:p>37614</text:p>
          </table:table-cell>
          <table:table-cell office:value-type="float" office:value="37343" calcext:value-type="float">
            <text:p>37343</text:p>
          </table:table-cell>
          <table:table-cell office:value-type="float" office:value="37577" calcext:value-type="float">
            <text:p>37577</text:p>
          </table:table-cell>
          <table:table-cell office:value-type="float" office:value="5048" calcext:value-type="float">
            <text:p>5048</text:p>
          </table:table-cell>
          <table:table-cell table:formula="of:=SUM([.C46:.E46])/[.$M$1]" office:value-type="float" office:value="56267" calcext:value-type="float">
            <text:p>56267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007" calcext:value-type="float">
            <text:p>39007</text:p>
          </table:table-cell>
          <table:table-cell office:value-type="float" office:value="38793" calcext:value-type="float">
            <text:p>38793</text:p>
          </table:table-cell>
          <table:table-cell office:value-type="float" office:value="39027" calcext:value-type="float">
            <text:p>39027</text:p>
          </table:table-cell>
          <table:table-cell office:value-type="float" office:value="5001" calcext:value-type="float">
            <text:p>5001</text:p>
          </table:table-cell>
          <table:table-cell table:formula="of:=SUM([.C47:.E47])/[.$M$1]" office:value-type="float" office:value="58413.5" calcext:value-type="float">
            <text:p>58413.5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416" calcext:value-type="float">
            <text:p>38416</text:p>
          </table:table-cell>
          <table:table-cell office:value-type="float" office:value="38318" calcext:value-type="float">
            <text:p>38318</text:p>
          </table:table-cell>
          <table:table-cell office:value-type="float" office:value="38509" calcext:value-type="float">
            <text:p>38509</text:p>
          </table:table-cell>
          <table:table-cell office:value-type="float" office:value="5069" calcext:value-type="float">
            <text:p>5069</text:p>
          </table:table-cell>
          <table:table-cell table:formula="of:=SUM([.C48:.E48])/[.$M$1]" office:value-type="float" office:value="57621.5" calcext:value-type="float">
            <text:p>57621.5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348" calcext:value-type="float">
            <text:p>41348</text:p>
          </table:table-cell>
          <table:table-cell office:value-type="float" office:value="41612" calcext:value-type="float">
            <text:p>41612</text:p>
          </table:table-cell>
          <table:table-cell office:value-type="float" office:value="41401" calcext:value-type="float">
            <text:p>41401</text:p>
          </table:table-cell>
          <table:table-cell office:value-type="float" office:value="4912" calcext:value-type="float">
            <text:p>4912</text:p>
          </table:table-cell>
          <table:table-cell table:formula="of:=SUM([.C49:.E49])/[.$M$1]" office:value-type="float" office:value="62180.5" calcext:value-type="float">
            <text:p>62180.5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804" calcext:value-type="float">
            <text:p>37804</text:p>
          </table:table-cell>
          <table:table-cell office:value-type="float" office:value="37677" calcext:value-type="float">
            <text:p>37677</text:p>
          </table:table-cell>
          <table:table-cell office:value-type="float" office:value="37553" calcext:value-type="float">
            <text:p>37553</text:p>
          </table:table-cell>
          <table:table-cell office:value-type="float" office:value="5036" calcext:value-type="float">
            <text:p>5036</text:p>
          </table:table-cell>
          <table:table-cell table:formula="of:=SUM([.C50:.E50])/[.$M$1]" office:value-type="float" office:value="56517" calcext:value-type="float">
            <text:p>56517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476" calcext:value-type="float">
            <text:p>41476</text:p>
          </table:table-cell>
          <table:table-cell office:value-type="float" office:value="42005" calcext:value-type="float">
            <text:p>42005</text:p>
          </table:table-cell>
          <table:table-cell office:value-type="float" office:value="41761" calcext:value-type="float">
            <text:p>41761</text:p>
          </table:table-cell>
          <table:table-cell office:value-type="float" office:value="4900" calcext:value-type="float">
            <text:p>4900</text:p>
          </table:table-cell>
          <table:table-cell table:formula="of:=SUM([.C51:.E51])/[.$M$1]" office:value-type="float" office:value="62621" calcext:value-type="float">
            <text:p>62621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027" calcext:value-type="float">
            <text:p>38027</text:p>
          </table:table-cell>
          <table:table-cell office:value-type="float" office:value="38042" calcext:value-type="float">
            <text:p>38042</text:p>
          </table:table-cell>
          <table:table-cell office:value-type="float" office:value="37781" calcext:value-type="float">
            <text:p>37781</text:p>
          </table:table-cell>
          <table:table-cell office:value-type="float" office:value="4916" calcext:value-type="float">
            <text:p>4916</text:p>
          </table:table-cell>
          <table:table-cell table:formula="of:=SUM([.C52:.E52])/[.$M$1]" office:value-type="float" office:value="56925" calcext:value-type="float">
            <text:p>5692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126" calcext:value-type="float">
            <text:p>41126</text:p>
          </table:table-cell>
          <table:table-cell office:value-type="float" office:value="40963" calcext:value-type="float">
            <text:p>40963</text:p>
          </table:table-cell>
          <table:table-cell office:value-type="float" office:value="40826" calcext:value-type="float">
            <text:p>40826</text:p>
          </table:table-cell>
          <table:table-cell office:value-type="float" office:value="5042" calcext:value-type="float">
            <text:p>5042</text:p>
          </table:table-cell>
          <table:table-cell table:formula="of:=SUM([.C53:.E53])/[.$M$1]" office:value-type="float" office:value="61457.5" calcext:value-type="float">
            <text:p>61457.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5732" calcext:value-type="float">
            <text:p>35732</text:p>
          </table:table-cell>
          <table:table-cell office:value-type="float" office:value="35526" calcext:value-type="float">
            <text:p>35526</text:p>
          </table:table-cell>
          <table:table-cell office:value-type="float" office:value="35859" calcext:value-type="float">
            <text:p>35859</text:p>
          </table:table-cell>
          <table:table-cell office:value-type="float" office:value="5041" calcext:value-type="float">
            <text:p>5041</text:p>
          </table:table-cell>
          <table:table-cell table:formula="of:=SUM([.C54:.E54])/[.$M$1]" office:value-type="float" office:value="53558.5" calcext:value-type="float">
            <text:p>53558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833" calcext:value-type="float">
            <text:p>39833</text:p>
          </table:table-cell>
          <table:table-cell office:value-type="float" office:value="39799" calcext:value-type="float">
            <text:p>39799</text:p>
          </table:table-cell>
          <table:table-cell office:value-type="float" office:value="39599" calcext:value-type="float">
            <text:p>39599</text:p>
          </table:table-cell>
          <table:table-cell office:value-type="float" office:value="4944" calcext:value-type="float">
            <text:p>4944</text:p>
          </table:table-cell>
          <table:table-cell table:formula="of:=SUM([.C55:.E55])/[.$M$1]" office:value-type="float" office:value="59615.5" calcext:value-type="float">
            <text:p>59615.5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079" calcext:value-type="float">
            <text:p>39079</text:p>
          </table:table-cell>
          <table:table-cell office:value-type="float" office:value="39006" calcext:value-type="float">
            <text:p>39006</text:p>
          </table:table-cell>
          <table:table-cell office:value-type="float" office:value="39000" calcext:value-type="float">
            <text:p>39000</text:p>
          </table:table-cell>
          <table:table-cell office:value-type="float" office:value="5001" calcext:value-type="float">
            <text:p>5001</text:p>
          </table:table-cell>
          <table:table-cell table:formula="of:=SUM([.C56:.E56])/[.$M$1]" office:value-type="float" office:value="58542.5" calcext:value-type="float">
            <text:p>58542.5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171" calcext:value-type="float">
            <text:p>40171</text:p>
          </table:table-cell>
          <table:table-cell office:value-type="float" office:value="39459" calcext:value-type="float">
            <text:p>39459</text:p>
          </table:table-cell>
          <table:table-cell office:value-type="float" office:value="40257" calcext:value-type="float">
            <text:p>40257</text:p>
          </table:table-cell>
          <table:table-cell office:value-type="float" office:value="5010" calcext:value-type="float">
            <text:p>5010</text:p>
          </table:table-cell>
          <table:table-cell table:formula="of:=SUM([.C57:.E57])/[.$M$1]" office:value-type="float" office:value="59943.5" calcext:value-type="float">
            <text:p>59943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776" calcext:value-type="float">
            <text:p>39776</text:p>
          </table:table-cell>
          <table:table-cell office:value-type="float" office:value="40103" calcext:value-type="float">
            <text:p>40103</text:p>
          </table:table-cell>
          <table:table-cell office:value-type="float" office:value="39546" calcext:value-type="float">
            <text:p>39546</text:p>
          </table:table-cell>
          <table:table-cell office:value-type="float" office:value="4943" calcext:value-type="float">
            <text:p>4943</text:p>
          </table:table-cell>
          <table:table-cell table:formula="of:=SUM([.C58:.E58])/[.$M$1]" office:value-type="float" office:value="59712.5" calcext:value-type="float">
            <text:p>59712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303" calcext:value-type="float">
            <text:p>38303</text:p>
          </table:table-cell>
          <table:table-cell office:value-type="float" office:value="38331" calcext:value-type="float">
            <text:p>38331</text:p>
          </table:table-cell>
          <table:table-cell office:value-type="float" office:value="38259" calcext:value-type="float">
            <text:p>38259</text:p>
          </table:table-cell>
          <table:table-cell office:value-type="float" office:value="4964" calcext:value-type="float">
            <text:p>4964</text:p>
          </table:table-cell>
          <table:table-cell table:formula="of:=SUM([.C59:.E59])/[.$M$1]" office:value-type="float" office:value="57446.5" calcext:value-type="float">
            <text:p>57446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271" calcext:value-type="float">
            <text:p>40271</text:p>
          </table:table-cell>
          <table:table-cell office:value-type="float" office:value="40401" calcext:value-type="float">
            <text:p>40401</text:p>
          </table:table-cell>
          <table:table-cell office:value-type="float" office:value="40795" calcext:value-type="float">
            <text:p>40795</text:p>
          </table:table-cell>
          <table:table-cell office:value-type="float" office:value="5000" calcext:value-type="float">
            <text:p>5000</text:p>
          </table:table-cell>
          <table:table-cell table:formula="of:=SUM([.C60:.E60])/[.$M$1]" office:value-type="float" office:value="60733.5" calcext:value-type="float">
            <text:p>60733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5778" calcext:value-type="float">
            <text:p>35778</text:p>
          </table:table-cell>
          <table:table-cell office:value-type="float" office:value="35429" calcext:value-type="float">
            <text:p>35429</text:p>
          </table:table-cell>
          <table:table-cell office:value-type="float" office:value="35784" calcext:value-type="float">
            <text:p>35784</text:p>
          </table:table-cell>
          <table:table-cell office:value-type="float" office:value="4977" calcext:value-type="float">
            <text:p>4977</text:p>
          </table:table-cell>
          <table:table-cell table:formula="of:=SUM([.C61:.E61])/[.$M$1]" office:value-type="float" office:value="53495.5" calcext:value-type="float">
            <text:p>53495.5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995" calcext:value-type="float">
            <text:p>39995</text:p>
          </table:table-cell>
          <table:table-cell office:value-type="float" office:value="40107" calcext:value-type="float">
            <text:p>40107</text:p>
          </table:table-cell>
          <table:table-cell office:value-type="float" office:value="39882" calcext:value-type="float">
            <text:p>39882</text:p>
          </table:table-cell>
          <table:table-cell office:value-type="float" office:value="4968" calcext:value-type="float">
            <text:p>4968</text:p>
          </table:table-cell>
          <table:table-cell table:formula="of:=SUM([.C62:.E62])/[.$M$1]" office:value-type="float" office:value="59992" calcext:value-type="float">
            <text:p>59992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886" calcext:value-type="float">
            <text:p>37886</text:p>
          </table:table-cell>
          <table:table-cell office:value-type="float" office:value="37504" calcext:value-type="float">
            <text:p>37504</text:p>
          </table:table-cell>
          <table:table-cell office:value-type="float" office:value="37447" calcext:value-type="float">
            <text:p>37447</text:p>
          </table:table-cell>
          <table:table-cell office:value-type="float" office:value="4926" calcext:value-type="float">
            <text:p>4926</text:p>
          </table:table-cell>
          <table:table-cell table:formula="of:=SUM([.C63:.E63])/[.$M$1]" office:value-type="float" office:value="56418.5" calcext:value-type="float">
            <text:p>56418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033" calcext:value-type="float">
            <text:p>41033</text:p>
          </table:table-cell>
          <table:table-cell office:value-type="float" office:value="41107" calcext:value-type="float">
            <text:p>41107</text:p>
          </table:table-cell>
          <table:table-cell office:value-type="float" office:value="40778" calcext:value-type="float">
            <text:p>40778</text:p>
          </table:table-cell>
          <table:table-cell office:value-type="float" office:value="4964" calcext:value-type="float">
            <text:p>4964</text:p>
          </table:table-cell>
          <table:table-cell table:formula="of:=SUM([.C64:.E64])/[.$M$1]" office:value-type="float" office:value="61459" calcext:value-type="float">
            <text:p>61459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834" calcext:value-type="float">
            <text:p>37834</text:p>
          </table:table-cell>
          <table:table-cell office:value-type="float" office:value="37390" calcext:value-type="float">
            <text:p>37390</text:p>
          </table:table-cell>
          <table:table-cell office:value-type="float" office:value="37518" calcext:value-type="float">
            <text:p>37518</text:p>
          </table:table-cell>
          <table:table-cell office:value-type="float" office:value="5050" calcext:value-type="float">
            <text:p>5050</text:p>
          </table:table-cell>
          <table:table-cell table:formula="of:=SUM([.C65:.E65])/[.$M$1]" office:value-type="float" office:value="56371" calcext:value-type="float">
            <text:p>56371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608" calcext:value-type="float">
            <text:p>40608</text:p>
          </table:table-cell>
          <table:table-cell office:value-type="float" office:value="40573" calcext:value-type="float">
            <text:p>40573</text:p>
          </table:table-cell>
          <table:table-cell office:value-type="float" office:value="40635" calcext:value-type="float">
            <text:p>40635</text:p>
          </table:table-cell>
          <table:table-cell office:value-type="float" office:value="4910" calcext:value-type="float">
            <text:p>4910</text:p>
          </table:table-cell>
          <table:table-cell table:formula="of:=SUM([.C66:.E66])/[.$M$1]" office:value-type="float" office:value="60908" calcext:value-type="float">
            <text:p>60908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453" calcext:value-type="float">
            <text:p>38453</text:p>
          </table:table-cell>
          <table:table-cell office:value-type="float" office:value="38506" calcext:value-type="float">
            <text:p>38506</text:p>
          </table:table-cell>
          <table:table-cell office:value-type="float" office:value="38599" calcext:value-type="float">
            <text:p>38599</text:p>
          </table:table-cell>
          <table:table-cell office:value-type="float" office:value="5002" calcext:value-type="float">
            <text:p>5002</text:p>
          </table:table-cell>
          <table:table-cell table:formula="of:=SUM([.C67:.E67])/[.$M$1]" office:value-type="float" office:value="57779" calcext:value-type="float">
            <text:p>57779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372" calcext:value-type="float">
            <text:p>38372</text:p>
          </table:table-cell>
          <table:table-cell office:value-type="float" office:value="38315" calcext:value-type="float">
            <text:p>38315</text:p>
          </table:table-cell>
          <table:table-cell office:value-type="float" office:value="38207" calcext:value-type="float">
            <text:p>38207</text:p>
          </table:table-cell>
          <table:table-cell office:value-type="float" office:value="4988" calcext:value-type="float">
            <text:p>4988</text:p>
          </table:table-cell>
          <table:table-cell table:formula="of:=SUM([.C68:.E68])/[.$M$1]" office:value-type="float" office:value="57447" calcext:value-type="float">
            <text:p>57447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257" calcext:value-type="float">
            <text:p>38257</text:p>
          </table:table-cell>
          <table:table-cell office:value-type="float" office:value="38663" calcext:value-type="float">
            <text:p>38663</text:p>
          </table:table-cell>
          <table:table-cell office:value-type="float" office:value="38693" calcext:value-type="float">
            <text:p>38693</text:p>
          </table:table-cell>
          <table:table-cell office:value-type="float" office:value="4960" calcext:value-type="float">
            <text:p>4960</text:p>
          </table:table-cell>
          <table:table-cell table:formula="of:=SUM([.C69:.E69])/[.$M$1]" office:value-type="float" office:value="57806.5" calcext:value-type="float">
            <text:p>57806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446" calcext:value-type="float">
            <text:p>39446</text:p>
          </table:table-cell>
          <table:table-cell office:value-type="float" office:value="39801" calcext:value-type="float">
            <text:p>39801</text:p>
          </table:table-cell>
          <table:table-cell office:value-type="float" office:value="39443" calcext:value-type="float">
            <text:p>39443</text:p>
          </table:table-cell>
          <table:table-cell office:value-type="float" office:value="4927" calcext:value-type="float">
            <text:p>4927</text:p>
          </table:table-cell>
          <table:table-cell table:formula="of:=SUM([.C70:.E70])/[.$M$1]" office:value-type="float" office:value="59345" calcext:value-type="float">
            <text:p>5934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851" calcext:value-type="float">
            <text:p>38851</text:p>
          </table:table-cell>
          <table:table-cell office:value-type="float" office:value="38865" calcext:value-type="float">
            <text:p>38865</text:p>
          </table:table-cell>
          <table:table-cell office:value-type="float" office:value="38673" calcext:value-type="float">
            <text:p>38673</text:p>
          </table:table-cell>
          <table:table-cell office:value-type="float" office:value="5070" calcext:value-type="float">
            <text:p>5070</text:p>
          </table:table-cell>
          <table:table-cell table:formula="of:=SUM([.C71:.E71])/[.$M$1]" office:value-type="float" office:value="58194.5" calcext:value-type="float">
            <text:p>58194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717" calcext:value-type="float">
            <text:p>39717</text:p>
          </table:table-cell>
          <table:table-cell office:value-type="float" office:value="39332" calcext:value-type="float">
            <text:p>39332</text:p>
          </table:table-cell>
          <table:table-cell office:value-type="float" office:value="39859" calcext:value-type="float">
            <text:p>39859</text:p>
          </table:table-cell>
          <table:table-cell office:value-type="float" office:value="4966" calcext:value-type="float">
            <text:p>4966</text:p>
          </table:table-cell>
          <table:table-cell table:formula="of:=SUM([.C72:.E72])/[.$M$1]" office:value-type="float" office:value="59454" calcext:value-type="float">
            <text:p>59454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697" calcext:value-type="float">
            <text:p>38697</text:p>
          </table:table-cell>
          <table:table-cell office:value-type="float" office:value="38256" calcext:value-type="float">
            <text:p>38256</text:p>
          </table:table-cell>
          <table:table-cell office:value-type="float" office:value="38136" calcext:value-type="float">
            <text:p>38136</text:p>
          </table:table-cell>
          <table:table-cell office:value-type="float" office:value="5039" calcext:value-type="float">
            <text:p>5039</text:p>
          </table:table-cell>
          <table:table-cell table:formula="of:=SUM([.C73:.E73])/[.$M$1]" office:value-type="float" office:value="57544.5" calcext:value-type="float">
            <text:p>57544.5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9054" calcext:value-type="float">
            <text:p>39054</text:p>
          </table:table-cell>
          <table:table-cell office:value-type="float" office:value="38857" calcext:value-type="float">
            <text:p>38857</text:p>
          </table:table-cell>
          <table:table-cell office:value-type="float" office:value="39127" calcext:value-type="float">
            <text:p>39127</text:p>
          </table:table-cell>
          <table:table-cell office:value-type="float" office:value="5033" calcext:value-type="float">
            <text:p>5033</text:p>
          </table:table-cell>
          <table:table-cell table:formula="of:=SUM([.C74:.E74])/[.$M$1]" office:value-type="float" office:value="58519" calcext:value-type="float">
            <text:p>58519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873" calcext:value-type="float">
            <text:p>38873</text:p>
          </table:table-cell>
          <table:table-cell office:value-type="float" office:value="38534" calcext:value-type="float">
            <text:p>38534</text:p>
          </table:table-cell>
          <table:table-cell office:value-type="float" office:value="38901" calcext:value-type="float">
            <text:p>38901</text:p>
          </table:table-cell>
          <table:table-cell office:value-type="float" office:value="4958" calcext:value-type="float">
            <text:p>4958</text:p>
          </table:table-cell>
          <table:table-cell table:formula="of:=SUM([.C75:.E75])/[.$M$1]" office:value-type="float" office:value="58154" calcext:value-type="float">
            <text:p>58154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5056" calcext:value-type="float">
            <text:p>35056</text:p>
          </table:table-cell>
          <table:table-cell office:value-type="float" office:value="35041" calcext:value-type="float">
            <text:p>35041</text:p>
          </table:table-cell>
          <table:table-cell office:value-type="float" office:value="35106" calcext:value-type="float">
            <text:p>35106</text:p>
          </table:table-cell>
          <table:table-cell office:value-type="float" office:value="5030" calcext:value-type="float">
            <text:p>5030</text:p>
          </table:table-cell>
          <table:table-cell table:formula="of:=SUM([.C76:.E76])/[.$M$1]" office:value-type="float" office:value="52601.5" calcext:value-type="float">
            <text:p>52601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302" calcext:value-type="float">
            <text:p>41302</text:p>
          </table:table-cell>
          <table:table-cell office:value-type="float" office:value="41218" calcext:value-type="float">
            <text:p>41218</text:p>
          </table:table-cell>
          <table:table-cell office:value-type="float" office:value="41266" calcext:value-type="float">
            <text:p>41266</text:p>
          </table:table-cell>
          <table:table-cell office:value-type="float" office:value="4985" calcext:value-type="float">
            <text:p>4985</text:p>
          </table:table-cell>
          <table:table-cell table:formula="of:=SUM([.C77:.E77])/[.$M$1]" office:value-type="float" office:value="61893" calcext:value-type="float">
            <text:p>61893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484" calcext:value-type="float">
            <text:p>37484</text:p>
          </table:table-cell>
          <table:table-cell office:value-type="float" office:value="37991" calcext:value-type="float">
            <text:p>37991</text:p>
          </table:table-cell>
          <table:table-cell office:value-type="float" office:value="37917" calcext:value-type="float">
            <text:p>37917</text:p>
          </table:table-cell>
          <table:table-cell office:value-type="float" office:value="5062" calcext:value-type="float">
            <text:p>5062</text:p>
          </table:table-cell>
          <table:table-cell table:formula="of:=SUM([.C78:.E78])/[.$M$1]" office:value-type="float" office:value="56696" calcext:value-type="float">
            <text:p>56696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1338" calcext:value-type="float">
            <text:p>41338</text:p>
          </table:table-cell>
          <table:table-cell office:value-type="float" office:value="41305" calcext:value-type="float">
            <text:p>41305</text:p>
          </table:table-cell>
          <table:table-cell office:value-type="float" office:value="41319" calcext:value-type="float">
            <text:p>41319</text:p>
          </table:table-cell>
          <table:table-cell office:value-type="float" office:value="4896" calcext:value-type="float">
            <text:p>4896</text:p>
          </table:table-cell>
          <table:table-cell table:formula="of:=SUM([.C79:.E79])/[.$M$1]" office:value-type="float" office:value="61981" calcext:value-type="float">
            <text:p>61981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8451" calcext:value-type="float">
            <text:p>38451</text:p>
          </table:table-cell>
          <table:table-cell office:value-type="float" office:value="38741" calcext:value-type="float">
            <text:p>38741</text:p>
          </table:table-cell>
          <table:table-cell office:value-type="float" office:value="38811" calcext:value-type="float">
            <text:p>38811</text:p>
          </table:table-cell>
          <table:table-cell office:value-type="float" office:value="4979" calcext:value-type="float">
            <text:p>4979</text:p>
          </table:table-cell>
          <table:table-cell table:formula="of:=SUM([.C80:.E80])/[.$M$1]" office:value-type="float" office:value="58001.5" calcext:value-type="float">
            <text:p>58001.5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941" calcext:value-type="float">
            <text:p>40941</text:p>
          </table:table-cell>
          <table:table-cell office:value-type="float" office:value="40611" calcext:value-type="float">
            <text:p>40611</text:p>
          </table:table-cell>
          <table:table-cell office:value-type="float" office:value="40683" calcext:value-type="float">
            <text:p>40683</text:p>
          </table:table-cell>
          <table:table-cell office:value-type="float" office:value="5044" calcext:value-type="float">
            <text:p>5044</text:p>
          </table:table-cell>
          <table:table-cell table:formula="of:=SUM([.C81:.E81])/[.$M$1]" office:value-type="float" office:value="61117.5" calcext:value-type="float">
            <text:p>61117.5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989" calcext:value-type="float">
            <text:p>37989</text:p>
          </table:table-cell>
          <table:table-cell office:value-type="float" office:value="37740" calcext:value-type="float">
            <text:p>37740</text:p>
          </table:table-cell>
          <table:table-cell office:value-type="float" office:value="37569" calcext:value-type="float">
            <text:p>37569</text:p>
          </table:table-cell>
          <table:table-cell office:value-type="float" office:value="5136" calcext:value-type="float">
            <text:p>5136</text:p>
          </table:table-cell>
          <table:table-cell table:formula="of:=SUM([.C82:.E82])/[.$M$1]" office:value-type="float" office:value="56649" calcext:value-type="float">
            <text:p>56649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40486" calcext:value-type="float">
            <text:p>40486</text:p>
          </table:table-cell>
          <table:table-cell office:value-type="float" office:value="39719" calcext:value-type="float">
            <text:p>39719</text:p>
          </table:table-cell>
          <table:table-cell office:value-type="float" office:value="39945" calcext:value-type="float">
            <text:p>39945</text:p>
          </table:table-cell>
          <table:table-cell office:value-type="float" office:value="5066" calcext:value-type="float">
            <text:p>5066</text:p>
          </table:table-cell>
          <table:table-cell table:formula="of:=SUM([.C83:.E83])/[.$M$1]" office:value-type="float" office:value="60075" calcext:value-type="float">
            <text:p>6007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List</text:p>
          </table:table-cell>
          <table:table-cell office:value-type="float" office:value="8" calcext:value-type="float">
            <text:p>8</text:p>
          </table:table-cell>
          <table:table-cell office:value-type="float" office:value="37856" calcext:value-type="float">
            <text:p>37856</text:p>
          </table:table-cell>
          <table:table-cell office:value-type="float" office:value="37888" calcext:value-type="float">
            <text:p>37888</text:p>
          </table:table-cell>
          <table:table-cell office:value-type="float" office:value="37777" calcext:value-type="float">
            <text:p>37777</text:p>
          </table:table-cell>
          <table:table-cell office:value-type="float" office:value="5022" calcext:value-type="float">
            <text:p>5022</text:p>
          </table:table-cell>
          <table:table-cell table:formula="of:=SUM([.C84:.E84])/[.$M$1]" office:value-type="float" office:value="56760.5" calcext:value-type="float">
            <text:p>56760.5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table table:name="HoH Contains lock-free" table:style-name="ta1">
        <table:shapes>
          <draw:frame draw:z-index="0" draw:style-name="gr1" draw:text-style-name="P1" svg:width="480.44pt" svg:height="315.47pt" svg:x="668.98pt" svg:y="21.88pt">
            <draw:object draw:notify-on-update-of-ranges="'HoH Contains lock-free'.B2:'HoH Contains lock-free'.B11 'HoH Contains lock-free'.G1:'HoH Contains lock-free'.G1 'HoH Contains lock-free'.G2:'HoH Contains lock-free'.G11 'HoH Contains lock-free'.H1:'HoH Contains lock-free'.H1 'HoH Contains lock-free'.H2:'HoH Contains lock-free'.H11 'HoH Contains lock-free'.I1:'HoH Contains lock-free'.I1 'HoH Contains lock-free'.I2:'HoH Contains lock-free'.I11 'HoH Contains lock-free'.J1:'HoH Contains lock-free'.J1 'HoH Contains lock-free'.J2:'HoH Contains lock-free'.J11 'HoH Contains lock-free'.F1:'HoH Contains lock-free'.F1 'HoH Contains lock-free'.F2:'HoH Contains lock-free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'HoH Contains lock-free'.H26:'HoH Contains lock-free'.H84 'HoH Contains lock-free'.G25:'HoH Contains lock-free'.G25 'HoH Contains lock-free'.G26:'HoH Contains lock-free'.G84 'HoH Contains lock-free'.F25:'HoH Contains lock-free'.F25 'HoH Contains lock-free'.F26:'HoH Contains lock-free'.F8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2" calcext:value-type="float">
            <text:p>2</text:p>
          </table:table-cell>
          <table:table-cell office:value-type="float" office:value="24526" calcext:value-type="float">
            <text:p>24526</text:p>
          </table:table-cell>
          <table:table-cell office:value-type="float" office:value="24513" calcext:value-type="float">
            <text:p>24513</text:p>
          </table:table-cell>
          <table:table-cell office:value-type="float" office:value="24501" calcext:value-type="float">
            <text:p>24501</text:p>
          </table:table-cell>
          <table:table-cell office:value-type="float" office:value="4926" calcext:value-type="float">
            <text:p>4926</text:p>
          </table:table-cell>
          <table:table-cell table:formula="of:=SUM([.C2:.E2])/[.$M$1]" office:value-type="float" office:value="36770" calcext:value-type="float">
            <text:p>36770</text:p>
          </table:table-cell>
          <table:table-cell table:formula="of:=[.C2]/[.$M$1]" office:value-type="float" office:value="12263" calcext:value-type="float">
            <text:p>12263</text:p>
          </table:table-cell>
          <table:table-cell table:formula="of:=[.D2]/[.$M$1]" office:value-type="float" office:value="12256.5" calcext:value-type="float">
            <text:p>12256.5</text:p>
          </table:table-cell>
          <table:table-cell table:formula="of:=[.E2]/[.$M$1]" office:value-type="float" office:value="12250.5" calcext:value-type="float">
            <text:p>1225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4" calcext:value-type="float">
            <text:p>4</text:p>
          </table:table-cell>
          <table:table-cell office:value-type="float" office:value="37654" calcext:value-type="float">
            <text:p>37654</text:p>
          </table:table-cell>
          <table:table-cell office:value-type="float" office:value="37700" calcext:value-type="float">
            <text:p>37700</text:p>
          </table:table-cell>
          <table:table-cell office:value-type="float" office:value="37686" calcext:value-type="float">
            <text:p>37686</text:p>
          </table:table-cell>
          <table:table-cell office:value-type="float" office:value="4912" calcext:value-type="float">
            <text:p>4912</text:p>
          </table:table-cell>
          <table:table-cell table:formula="of:=SUM([.C3:.E3])/[.$M$1]" office:value-type="float" office:value="56520" calcext:value-type="float">
            <text:p>56520</text:p>
          </table:table-cell>
          <table:table-cell table:formula="of:=[.C3]/[.$M$1]" office:value-type="float" office:value="18827" calcext:value-type="float">
            <text:p>18827</text:p>
          </table:table-cell>
          <table:table-cell table:formula="of:=[.D3]/[.$M$1]" office:value-type="float" office:value="18850" calcext:value-type="float">
            <text:p>18850</text:p>
          </table:table-cell>
          <table:table-cell table:formula="of:=[.E3]/[.$M$1]" office:value-type="float" office:value="18843" calcext:value-type="float">
            <text:p>18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6" calcext:value-type="float">
            <text:p>6</text:p>
          </table:table-cell>
          <table:table-cell office:value-type="float" office:value="40690" calcext:value-type="float">
            <text:p>40690</text:p>
          </table:table-cell>
          <table:table-cell office:value-type="float" office:value="40692" calcext:value-type="float">
            <text:p>40692</text:p>
          </table:table-cell>
          <table:table-cell office:value-type="float" office:value="40684" calcext:value-type="float">
            <text:p>40684</text:p>
          </table:table-cell>
          <table:table-cell office:value-type="float" office:value="4915" calcext:value-type="float">
            <text:p>4915</text:p>
          </table:table-cell>
          <table:table-cell table:formula="of:=SUM([.C4:.E4])/[.$M$1]" office:value-type="float" office:value="61033" calcext:value-type="float">
            <text:p>61033</text:p>
          </table:table-cell>
          <table:table-cell table:formula="of:=[.C4]/[.$M$1]" office:value-type="float" office:value="20345" calcext:value-type="float">
            <text:p>20345</text:p>
          </table:table-cell>
          <table:table-cell table:formula="of:=[.D4]/[.$M$1]" office:value-type="float" office:value="20346" calcext:value-type="float">
            <text:p>20346</text:p>
          </table:table-cell>
          <table:table-cell table:formula="of:=[.E4]/[.$M$1]" office:value-type="float" office:value="20342" calcext:value-type="float">
            <text:p>20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8" calcext:value-type="float">
            <text:p>8</text:p>
          </table:table-cell>
          <table:table-cell office:value-type="float" office:value="47646" calcext:value-type="float">
            <text:p>47646</text:p>
          </table:table-cell>
          <table:table-cell office:value-type="float" office:value="47671" calcext:value-type="float">
            <text:p>47671</text:p>
          </table:table-cell>
          <table:table-cell office:value-type="float" office:value="47697" calcext:value-type="float">
            <text:p>47697</text:p>
          </table:table-cell>
          <table:table-cell office:value-type="float" office:value="4917" calcext:value-type="float">
            <text:p>4917</text:p>
          </table:table-cell>
          <table:table-cell table:formula="of:=SUM([.C5:.E5])/[.$M$1]" office:value-type="float" office:value="71507" calcext:value-type="float">
            <text:p>71507</text:p>
          </table:table-cell>
          <table:table-cell table:formula="of:=[.C5]/[.$M$1]" office:value-type="float" office:value="23823" calcext:value-type="float">
            <text:p>23823</text:p>
          </table:table-cell>
          <table:table-cell table:formula="of:=[.D5]/[.$M$1]" office:value-type="float" office:value="23835.5" calcext:value-type="float">
            <text:p>23835.5</text:p>
          </table:table-cell>
          <table:table-cell table:formula="of:=[.E5]/[.$M$1]" office:value-type="float" office:value="23848.5" calcext:value-type="float">
            <text:p>2384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31226" calcext:value-type="float">
            <text:p>31226</text:p>
          </table:table-cell>
          <table:table-cell office:value-type="float" office:value="31247" calcext:value-type="float">
            <text:p>31247</text:p>
          </table:table-cell>
          <table:table-cell office:value-type="float" office:value="31268" calcext:value-type="float">
            <text:p>31268</text:p>
          </table:table-cell>
          <table:table-cell office:value-type="float" office:value="4916" calcext:value-type="float">
            <text:p>4916</text:p>
          </table:table-cell>
          <table:table-cell table:formula="of:=SUM([.C6:.E6])/[.$M$1]" office:value-type="float" office:value="46870.5" calcext:value-type="float">
            <text:p>46870.5</text:p>
          </table:table-cell>
          <table:table-cell table:formula="of:=[.C6]/[.$M$1]" office:value-type="float" office:value="15613" calcext:value-type="float">
            <text:p>15613</text:p>
          </table:table-cell>
          <table:table-cell table:formula="of:=[.D6]/[.$M$1]" office:value-type="float" office:value="15623.5" calcext:value-type="float">
            <text:p>15623.5</text:p>
          </table:table-cell>
          <table:table-cell table:formula="of:=[.E6]/[.$M$1]" office:value-type="float" office:value="15634" calcext:value-type="float">
            <text:p>15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31218" calcext:value-type="float">
            <text:p>31218</text:p>
          </table:table-cell>
          <table:table-cell office:value-type="float" office:value="31243" calcext:value-type="float">
            <text:p>31243</text:p>
          </table:table-cell>
          <table:table-cell office:value-type="float" office:value="31240" calcext:value-type="float">
            <text:p>31240</text:p>
          </table:table-cell>
          <table:table-cell office:value-type="float" office:value="4916" calcext:value-type="float">
            <text:p>4916</text:p>
          </table:table-cell>
          <table:table-cell table:formula="of:=SUM([.C7:.E7])/[.$M$1]" office:value-type="float" office:value="46850.5" calcext:value-type="float">
            <text:p>46850.5</text:p>
          </table:table-cell>
          <table:table-cell table:formula="of:=[.C7]/[.$M$1]" office:value-type="float" office:value="15609" calcext:value-type="float">
            <text:p>15609</text:p>
          </table:table-cell>
          <table:table-cell table:formula="of:=[.D7]/[.$M$1]" office:value-type="float" office:value="15621.5" calcext:value-type="float">
            <text:p>15621.5</text:p>
          </table:table-cell>
          <table:table-cell table:formula="of:=[.E7]/[.$M$1]" office:value-type="float" office:value="15620" calcext:value-type="float">
            <text:p>156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14" calcext:value-type="float">
            <text:p>14</text:p>
          </table:table-cell>
          <table:table-cell office:value-type="float" office:value="30474" calcext:value-type="float">
            <text:p>30474</text:p>
          </table:table-cell>
          <table:table-cell office:value-type="float" office:value="30493" calcext:value-type="float">
            <text:p>30493</text:p>
          </table:table-cell>
          <table:table-cell office:value-type="float" office:value="30510" calcext:value-type="float">
            <text:p>30510</text:p>
          </table:table-cell>
          <table:table-cell office:value-type="float" office:value="4907" calcext:value-type="float">
            <text:p>4907</text:p>
          </table:table-cell>
          <table:table-cell table:formula="of:=SUM([.C8:.E8])/[.$M$1]" office:value-type="float" office:value="45738.5" calcext:value-type="float">
            <text:p>45738.5</text:p>
          </table:table-cell>
          <table:table-cell table:formula="of:=[.C8]/[.$M$1]" office:value-type="float" office:value="15237" calcext:value-type="float">
            <text:p>15237</text:p>
          </table:table-cell>
          <table:table-cell table:formula="of:=[.D8]/[.$M$1]" office:value-type="float" office:value="15246.5" calcext:value-type="float">
            <text:p>15246.5</text:p>
          </table:table-cell>
          <table:table-cell table:formula="of:=[.E8]/[.$M$1]" office:value-type="float" office:value="15255" calcext:value-type="float">
            <text:p>15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30739" calcext:value-type="float">
            <text:p>30739</text:p>
          </table:table-cell>
          <table:table-cell office:value-type="float" office:value="30717" calcext:value-type="float">
            <text:p>30717</text:p>
          </table:table-cell>
          <table:table-cell office:value-type="float" office:value="30701" calcext:value-type="float">
            <text:p>30701</text:p>
          </table:table-cell>
          <table:table-cell office:value-type="float" office:value="4918" calcext:value-type="float">
            <text:p>4918</text:p>
          </table:table-cell>
          <table:table-cell table:formula="of:=SUM([.C9:.E9])/[.$M$1]" office:value-type="float" office:value="46078.5" calcext:value-type="float">
            <text:p>46078.5</text:p>
          </table:table-cell>
          <table:table-cell table:formula="of:=[.C9]/[.$M$1]" office:value-type="float" office:value="15369.5" calcext:value-type="float">
            <text:p>15369.5</text:p>
          </table:table-cell>
          <table:table-cell table:formula="of:=[.D9]/[.$M$1]" office:value-type="float" office:value="15358.5" calcext:value-type="float">
            <text:p>15358.5</text:p>
          </table:table-cell>
          <table:table-cell table:formula="of:=[.E9]/[.$M$1]" office:value-type="float" office:value="15350.5" calcext:value-type="float">
            <text:p>1535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30509" calcext:value-type="float">
            <text:p>30509</text:p>
          </table:table-cell>
          <table:table-cell office:value-type="float" office:value="30528" calcext:value-type="float">
            <text:p>30528</text:p>
          </table:table-cell>
          <table:table-cell office:value-type="float" office:value="30446" calcext:value-type="float">
            <text:p>30446</text:p>
          </table:table-cell>
          <table:table-cell office:value-type="float" office:value="4919" calcext:value-type="float">
            <text:p>4919</text:p>
          </table:table-cell>
          <table:table-cell table:formula="of:=SUM([.C10:.E10])/[.$M$1]" office:value-type="float" office:value="45741.5" calcext:value-type="float">
            <text:p>45741.5</text:p>
          </table:table-cell>
          <table:table-cell table:formula="of:=[.C10]/[.$M$1]" office:value-type="float" office:value="15254.5" calcext:value-type="float">
            <text:p>15254.5</text:p>
          </table:table-cell>
          <table:table-cell table:formula="of:=[.D10]/[.$M$1]" office:value-type="float" office:value="15264" calcext:value-type="float">
            <text:p>15264</text:p>
          </table:table-cell>
          <table:table-cell table:formula="of:=[.E10]/[.$M$1]" office:value-type="float" office:value="15223" calcext:value-type="float">
            <text:p>15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HoHContainsLockFree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31805" calcext:value-type="float">
            <text:p>31805</text:p>
          </table:table-cell>
          <table:table-cell office:value-type="float" office:value="31803" calcext:value-type="float">
            <text:p>31803</text:p>
          </table:table-cell>
          <table:table-cell office:value-type="float" office:value="31816" calcext:value-type="float">
            <text:p>31816</text:p>
          </table:table-cell>
          <table:table-cell office:value-type="float" office:value="4916" calcext:value-type="float">
            <text:p>4916</text:p>
          </table:table-cell>
          <table:table-cell table:formula="of:=SUM([.C11:.E11])/[.$M$1]" office:value-type="float" office:value="47712" calcext:value-type="float">
            <text:p>47712</text:p>
          </table:table-cell>
          <table:table-cell table:formula="of:=[.C11]/[.$M$1]" office:value-type="float" office:value="15902.5" calcext:value-type="float">
            <text:p>15902.5</text:p>
          </table:table-cell>
          <table:table-cell table:formula="of:=[.D11]/[.$M$1]" office:value-type="float" office:value="15901.5" calcext:value-type="float">
            <text:p>15901.5</text:p>
          </table:table-cell>
          <table:table-cell table:formula="of:=[.E11]/[.$M$1]" office:value-type="float" office:value="15908" calcext:value-type="float">
            <text:p>15908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2252" calcext:value-type="float">
            <text:p>52252</text:p>
          </table:table-cell>
          <table:table-cell office:value-type="float" office:value="51659" calcext:value-type="float">
            <text:p>51659</text:p>
          </table:table-cell>
          <table:table-cell office:value-type="float" office:value="51940" calcext:value-type="float">
            <text:p>51940</text:p>
          </table:table-cell>
          <table:table-cell office:value-type="float" office:value="5027" calcext:value-type="float">
            <text:p>5027</text:p>
          </table:table-cell>
          <table:table-cell table:formula="of:=SUM([.C26:.E26])/[.$M$1]" office:value-type="float" office:value="77925.5" calcext:value-type="float">
            <text:p>77925.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93" calcext:value-type="float">
            <text:p>46793</text:p>
          </table:table-cell>
          <table:table-cell office:value-type="float" office:value="46838" calcext:value-type="float">
            <text:p>46838</text:p>
          </table:table-cell>
          <table:table-cell office:value-type="float" office:value="47026" calcext:value-type="float">
            <text:p>47026</text:p>
          </table:table-cell>
          <table:table-cell office:value-type="float" office:value="4990" calcext:value-type="float">
            <text:p>4990</text:p>
          </table:table-cell>
          <table:table-cell table:formula="of:=SUM([.C27:.E27])/[.$M$1]" office:value-type="float" office:value="70328.5" calcext:value-type="float">
            <text:p>70328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967" calcext:value-type="float">
            <text:p>46967</text:p>
          </table:table-cell>
          <table:table-cell office:value-type="float" office:value="46786" calcext:value-type="float">
            <text:p>46786</text:p>
          </table:table-cell>
          <table:table-cell office:value-type="float" office:value="46648" calcext:value-type="float">
            <text:p>46648</text:p>
          </table:table-cell>
          <table:table-cell office:value-type="float" office:value="5007" calcext:value-type="float">
            <text:p>5007</text:p>
          </table:table-cell>
          <table:table-cell table:formula="of:=SUM([.C28:.E28])/[.$M$1]" office:value-type="float" office:value="70200.5" calcext:value-type="float">
            <text:p>70200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1235" calcext:value-type="float">
            <text:p>51235</text:p>
          </table:table-cell>
          <table:table-cell office:value-type="float" office:value="51056" calcext:value-type="float">
            <text:p>51056</text:p>
          </table:table-cell>
          <table:table-cell office:value-type="float" office:value="51115" calcext:value-type="float">
            <text:p>51115</text:p>
          </table:table-cell>
          <table:table-cell office:value-type="float" office:value="4991" calcext:value-type="float">
            <text:p>4991</text:p>
          </table:table-cell>
          <table:table-cell table:formula="of:=SUM([.C29:.E29])/[.$M$1]" office:value-type="float" office:value="76703" calcext:value-type="float">
            <text:p>76703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65" calcext:value-type="float">
            <text:p>46765</text:p>
          </table:table-cell>
          <table:table-cell office:value-type="float" office:value="46825" calcext:value-type="float">
            <text:p>46825</text:p>
          </table:table-cell>
          <table:table-cell office:value-type="float" office:value="47238" calcext:value-type="float">
            <text:p>47238</text:p>
          </table:table-cell>
          <table:table-cell office:value-type="float" office:value="5074" calcext:value-type="float">
            <text:p>5074</text:p>
          </table:table-cell>
          <table:table-cell table:formula="of:=SUM([.C30:.E30])/[.$M$1]" office:value-type="float" office:value="70414" calcext:value-type="float">
            <text:p>70414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494" calcext:value-type="float">
            <text:p>50494</text:p>
          </table:table-cell>
          <table:table-cell office:value-type="float" office:value="50415" calcext:value-type="float">
            <text:p>50415</text:p>
          </table:table-cell>
          <table:table-cell office:value-type="float" office:value="50889" calcext:value-type="float">
            <text:p>50889</text:p>
          </table:table-cell>
          <table:table-cell office:value-type="float" office:value="5031" calcext:value-type="float">
            <text:p>5031</text:p>
          </table:table-cell>
          <table:table-cell table:formula="of:=SUM([.C31:.E31])/[.$M$1]" office:value-type="float" office:value="75899" calcext:value-type="float">
            <text:p>75899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086" calcext:value-type="float">
            <text:p>47086</text:p>
          </table:table-cell>
          <table:table-cell office:value-type="float" office:value="47325" calcext:value-type="float">
            <text:p>47325</text:p>
          </table:table-cell>
          <table:table-cell office:value-type="float" office:value="47638" calcext:value-type="float">
            <text:p>47638</text:p>
          </table:table-cell>
          <table:table-cell office:value-type="float" office:value="5018" calcext:value-type="float">
            <text:p>5018</text:p>
          </table:table-cell>
          <table:table-cell table:formula="of:=SUM([.C32:.E32])/[.$M$1]" office:value-type="float" office:value="71024.5" calcext:value-type="float">
            <text:p>71024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46" calcext:value-type="float">
            <text:p>46746</text:p>
          </table:table-cell>
          <table:table-cell office:value-type="float" office:value="46778" calcext:value-type="float">
            <text:p>46778</text:p>
          </table:table-cell>
          <table:table-cell office:value-type="float" office:value="47101" calcext:value-type="float">
            <text:p>47101</text:p>
          </table:table-cell>
          <table:table-cell office:value-type="float" office:value="5019" calcext:value-type="float">
            <text:p>5019</text:p>
          </table:table-cell>
          <table:table-cell table:formula="of:=SUM([.C33:.E33])/[.$M$1]" office:value-type="float" office:value="70312.5" calcext:value-type="float">
            <text:p>70312.5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1192" calcext:value-type="float">
            <text:p>51192</text:p>
          </table:table-cell>
          <table:table-cell office:value-type="float" office:value="51365" calcext:value-type="float">
            <text:p>51365</text:p>
          </table:table-cell>
          <table:table-cell office:value-type="float" office:value="51488" calcext:value-type="float">
            <text:p>51488</text:p>
          </table:table-cell>
          <table:table-cell office:value-type="float" office:value="5135" calcext:value-type="float">
            <text:p>5135</text:p>
          </table:table-cell>
          <table:table-cell table:formula="of:=SUM([.C34:.E34])/[.$M$1]" office:value-type="float" office:value="77022.5" calcext:value-type="float">
            <text:p>77022.5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687" calcext:value-type="float">
            <text:p>46687</text:p>
          </table:table-cell>
          <table:table-cell office:value-type="float" office:value="46289" calcext:value-type="float">
            <text:p>46289</text:p>
          </table:table-cell>
          <table:table-cell office:value-type="float" office:value="46164" calcext:value-type="float">
            <text:p>46164</text:p>
          </table:table-cell>
          <table:table-cell office:value-type="float" office:value="4941" calcext:value-type="float">
            <text:p>4941</text:p>
          </table:table-cell>
          <table:table-cell table:formula="of:=SUM([.C35:.E35])/[.$M$1]" office:value-type="float" office:value="69570" calcext:value-type="float">
            <text:p>69570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962" calcext:value-type="float">
            <text:p>50962</text:p>
          </table:table-cell>
          <table:table-cell office:value-type="float" office:value="51223" calcext:value-type="float">
            <text:p>51223</text:p>
          </table:table-cell>
          <table:table-cell office:value-type="float" office:value="51272" calcext:value-type="float">
            <text:p>51272</text:p>
          </table:table-cell>
          <table:table-cell office:value-type="float" office:value="4929" calcext:value-type="float">
            <text:p>4929</text:p>
          </table:table-cell>
          <table:table-cell table:formula="of:=SUM([.C36:.E36])/[.$M$1]" office:value-type="float" office:value="76728.5" calcext:value-type="float">
            <text:p>76728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246" calcext:value-type="float">
            <text:p>47246</text:p>
          </table:table-cell>
          <table:table-cell office:value-type="float" office:value="47258" calcext:value-type="float">
            <text:p>47258</text:p>
          </table:table-cell>
          <table:table-cell office:value-type="float" office:value="47411" calcext:value-type="float">
            <text:p>47411</text:p>
          </table:table-cell>
          <table:table-cell office:value-type="float" office:value="5052" calcext:value-type="float">
            <text:p>5052</text:p>
          </table:table-cell>
          <table:table-cell table:formula="of:=SUM([.C37:.E37])/[.$M$1]" office:value-type="float" office:value="70957.5" calcext:value-type="float">
            <text:p>70957.5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629" calcext:value-type="float">
            <text:p>46629</text:p>
          </table:table-cell>
          <table:table-cell office:value-type="float" office:value="46856" calcext:value-type="float">
            <text:p>46856</text:p>
          </table:table-cell>
          <table:table-cell office:value-type="float" office:value="47253" calcext:value-type="float">
            <text:p>47253</text:p>
          </table:table-cell>
          <table:table-cell office:value-type="float" office:value="4965" calcext:value-type="float">
            <text:p>4965</text:p>
          </table:table-cell>
          <table:table-cell table:formula="of:=SUM([.C38:.E38])/[.$M$1]" office:value-type="float" office:value="70369" calcext:value-type="float">
            <text:p>70369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775" calcext:value-type="float">
            <text:p>50775</text:p>
          </table:table-cell>
          <table:table-cell office:value-type="float" office:value="50805" calcext:value-type="float">
            <text:p>50805</text:p>
          </table:table-cell>
          <table:table-cell office:value-type="float" office:value="50964" calcext:value-type="float">
            <text:p>50964</text:p>
          </table:table-cell>
          <table:table-cell office:value-type="float" office:value="4907" calcext:value-type="float">
            <text:p>4907</text:p>
          </table:table-cell>
          <table:table-cell table:formula="of:=SUM([.C39:.E39])/[.$M$1]" office:value-type="float" office:value="76272" calcext:value-type="float">
            <text:p>76272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005" calcext:value-type="float">
            <text:p>47005</text:p>
          </table:table-cell>
          <table:table-cell office:value-type="float" office:value="47008" calcext:value-type="float">
            <text:p>47008</text:p>
          </table:table-cell>
          <table:table-cell office:value-type="float" office:value="46922" calcext:value-type="float">
            <text:p>46922</text:p>
          </table:table-cell>
          <table:table-cell office:value-type="float" office:value="4937" calcext:value-type="float">
            <text:p>4937</text:p>
          </table:table-cell>
          <table:table-cell table:formula="of:=SUM([.C40:.E40])/[.$M$1]" office:value-type="float" office:value="70467.5" calcext:value-type="float">
            <text:p>70467.5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065" calcext:value-type="float">
            <text:p>50065</text:p>
          </table:table-cell>
          <table:table-cell office:value-type="float" office:value="49956" calcext:value-type="float">
            <text:p>49956</text:p>
          </table:table-cell>
          <table:table-cell office:value-type="float" office:value="50491" calcext:value-type="float">
            <text:p>50491</text:p>
          </table:table-cell>
          <table:table-cell office:value-type="float" office:value="4959" calcext:value-type="float">
            <text:p>4959</text:p>
          </table:table-cell>
          <table:table-cell table:formula="of:=SUM([.C41:.E41])/[.$M$1]" office:value-type="float" office:value="75256" calcext:value-type="float">
            <text:p>75256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153" calcext:value-type="float">
            <text:p>47153</text:p>
          </table:table-cell>
          <table:table-cell office:value-type="float" office:value="47142" calcext:value-type="float">
            <text:p>47142</text:p>
          </table:table-cell>
          <table:table-cell office:value-type="float" office:value="46904" calcext:value-type="float">
            <text:p>46904</text:p>
          </table:table-cell>
          <table:table-cell office:value-type="float" office:value="5002" calcext:value-type="float">
            <text:p>5002</text:p>
          </table:table-cell>
          <table:table-cell table:formula="of:=SUM([.C42:.E42])/[.$M$1]" office:value-type="float" office:value="70599.5" calcext:value-type="float">
            <text:p>70599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000" calcext:value-type="float">
            <text:p>47000</text:p>
          </table:table-cell>
          <table:table-cell office:value-type="float" office:value="47191" calcext:value-type="float">
            <text:p>47191</text:p>
          </table:table-cell>
          <table:table-cell office:value-type="float" office:value="47502" calcext:value-type="float">
            <text:p>47502</text:p>
          </table:table-cell>
          <table:table-cell office:value-type="float" office:value="4944" calcext:value-type="float">
            <text:p>4944</text:p>
          </table:table-cell>
          <table:table-cell table:formula="of:=SUM([.C43:.E43])/[.$M$1]" office:value-type="float" office:value="70846.5" calcext:value-type="float">
            <text:p>70846.5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1179" calcext:value-type="float">
            <text:p>51179</text:p>
          </table:table-cell>
          <table:table-cell office:value-type="float" office:value="50908" calcext:value-type="float">
            <text:p>50908</text:p>
          </table:table-cell>
          <table:table-cell office:value-type="float" office:value="50851" calcext:value-type="float">
            <text:p>50851</text:p>
          </table:table-cell>
          <table:table-cell office:value-type="float" office:value="5006" calcext:value-type="float">
            <text:p>5006</text:p>
          </table:table-cell>
          <table:table-cell table:formula="of:=SUM([.C44:.E44])/[.$M$1]" office:value-type="float" office:value="76469" calcext:value-type="float">
            <text:p>76469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845" calcext:value-type="float">
            <text:p>46845</text:p>
          </table:table-cell>
          <table:table-cell office:value-type="float" office:value="46747" calcext:value-type="float">
            <text:p>46747</text:p>
          </table:table-cell>
          <table:table-cell office:value-type="float" office:value="46567" calcext:value-type="float">
            <text:p>46567</text:p>
          </table:table-cell>
          <table:table-cell office:value-type="float" office:value="5117" calcext:value-type="float">
            <text:p>5117</text:p>
          </table:table-cell>
          <table:table-cell table:formula="of:=SUM([.C45:.E45])/[.$M$1]" office:value-type="float" office:value="70079.5" calcext:value-type="float">
            <text:p>70079.5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282" calcext:value-type="float">
            <text:p>50282</text:p>
          </table:table-cell>
          <table:table-cell office:value-type="float" office:value="49717" calcext:value-type="float">
            <text:p>49717</text:p>
          </table:table-cell>
          <table:table-cell office:value-type="float" office:value="50200" calcext:value-type="float">
            <text:p>50200</text:p>
          </table:table-cell>
          <table:table-cell office:value-type="float" office:value="5003" calcext:value-type="float">
            <text:p>5003</text:p>
          </table:table-cell>
          <table:table-cell table:formula="of:=SUM([.C46:.E46])/[.$M$1]" office:value-type="float" office:value="75099.5" calcext:value-type="float">
            <text:p>75099.5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498" calcext:value-type="float">
            <text:p>47498</text:p>
          </table:table-cell>
          <table:table-cell office:value-type="float" office:value="47387" calcext:value-type="float">
            <text:p>47387</text:p>
          </table:table-cell>
          <table:table-cell office:value-type="float" office:value="47332" calcext:value-type="float">
            <text:p>47332</text:p>
          </table:table-cell>
          <table:table-cell office:value-type="float" office:value="5066" calcext:value-type="float">
            <text:p>5066</text:p>
          </table:table-cell>
          <table:table-cell table:formula="of:=SUM([.C47:.E47])/[.$M$1]" office:value-type="float" office:value="71108.5" calcext:value-type="float">
            <text:p>71108.5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449" calcext:value-type="float">
            <text:p>46449</text:p>
          </table:table-cell>
          <table:table-cell office:value-type="float" office:value="46676" calcext:value-type="float">
            <text:p>46676</text:p>
          </table:table-cell>
          <table:table-cell office:value-type="float" office:value="46557" calcext:value-type="float">
            <text:p>46557</text:p>
          </table:table-cell>
          <table:table-cell office:value-type="float" office:value="4999" calcext:value-type="float">
            <text:p>4999</text:p>
          </table:table-cell>
          <table:table-cell table:formula="of:=SUM([.C48:.E48])/[.$M$1]" office:value-type="float" office:value="69841" calcext:value-type="float">
            <text:p>69841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1490" calcext:value-type="float">
            <text:p>51490</text:p>
          </table:table-cell>
          <table:table-cell office:value-type="float" office:value="51525" calcext:value-type="float">
            <text:p>51525</text:p>
          </table:table-cell>
          <table:table-cell office:value-type="float" office:value="51661" calcext:value-type="float">
            <text:p>51661</text:p>
          </table:table-cell>
          <table:table-cell office:value-type="float" office:value="5079" calcext:value-type="float">
            <text:p>5079</text:p>
          </table:table-cell>
          <table:table-cell table:formula="of:=SUM([.C49:.E49])/[.$M$1]" office:value-type="float" office:value="77338" calcext:value-type="float">
            <text:p>77338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642" calcext:value-type="float">
            <text:p>46642</text:p>
          </table:table-cell>
          <table:table-cell office:value-type="float" office:value="46554" calcext:value-type="float">
            <text:p>46554</text:p>
          </table:table-cell>
          <table:table-cell office:value-type="float" office:value="46191" calcext:value-type="float">
            <text:p>46191</text:p>
          </table:table-cell>
          <table:table-cell office:value-type="float" office:value="5025" calcext:value-type="float">
            <text:p>5025</text:p>
          </table:table-cell>
          <table:table-cell table:formula="of:=SUM([.C50:.E50])/[.$M$1]" office:value-type="float" office:value="69693.5" calcext:value-type="float">
            <text:p>69693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292" calcext:value-type="float">
            <text:p>50292</text:p>
          </table:table-cell>
          <table:table-cell office:value-type="float" office:value="49761" calcext:value-type="float">
            <text:p>49761</text:p>
          </table:table-cell>
          <table:table-cell office:value-type="float" office:value="50023" calcext:value-type="float">
            <text:p>50023</text:p>
          </table:table-cell>
          <table:table-cell office:value-type="float" office:value="5024" calcext:value-type="float">
            <text:p>5024</text:p>
          </table:table-cell>
          <table:table-cell table:formula="of:=SUM([.C51:.E51])/[.$M$1]" office:value-type="float" office:value="75038" calcext:value-type="float">
            <text:p>75038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924" calcext:value-type="float">
            <text:p>46924</text:p>
          </table:table-cell>
          <table:table-cell office:value-type="float" office:value="46609" calcext:value-type="float">
            <text:p>46609</text:p>
          </table:table-cell>
          <table:table-cell office:value-type="float" office:value="47293" calcext:value-type="float">
            <text:p>47293</text:p>
          </table:table-cell>
          <table:table-cell office:value-type="float" office:value="4964" calcext:value-type="float">
            <text:p>4964</text:p>
          </table:table-cell>
          <table:table-cell table:formula="of:=SUM([.C52:.E52])/[.$M$1]" office:value-type="float" office:value="70413" calcext:value-type="float">
            <text:p>70413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619" calcext:value-type="float">
            <text:p>46619</text:p>
          </table:table-cell>
          <table:table-cell office:value-type="float" office:value="46700" calcext:value-type="float">
            <text:p>46700</text:p>
          </table:table-cell>
          <table:table-cell office:value-type="float" office:value="46574" calcext:value-type="float">
            <text:p>46574</text:p>
          </table:table-cell>
          <table:table-cell office:value-type="float" office:value="5019" calcext:value-type="float">
            <text:p>5019</text:p>
          </table:table-cell>
          <table:table-cell table:formula="of:=SUM([.C53:.E53])/[.$M$1]" office:value-type="float" office:value="69946.5" calcext:value-type="float">
            <text:p>69946.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691" calcext:value-type="float">
            <text:p>50691</text:p>
          </table:table-cell>
          <table:table-cell office:value-type="float" office:value="50719" calcext:value-type="float">
            <text:p>50719</text:p>
          </table:table-cell>
          <table:table-cell office:value-type="float" office:value="50378" calcext:value-type="float">
            <text:p>50378</text:p>
          </table:table-cell>
          <table:table-cell office:value-type="float" office:value="4958" calcext:value-type="float">
            <text:p>4958</text:p>
          </table:table-cell>
          <table:table-cell table:formula="of:=SUM([.C54:.E54])/[.$M$1]" office:value-type="float" office:value="75894" calcext:value-type="float">
            <text:p>75894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132" calcext:value-type="float">
            <text:p>47132</text:p>
          </table:table-cell>
          <table:table-cell office:value-type="float" office:value="46896" calcext:value-type="float">
            <text:p>46896</text:p>
          </table:table-cell>
          <table:table-cell office:value-type="float" office:value="46644" calcext:value-type="float">
            <text:p>46644</text:p>
          </table:table-cell>
          <table:table-cell office:value-type="float" office:value="5056" calcext:value-type="float">
            <text:p>5056</text:p>
          </table:table-cell>
          <table:table-cell table:formula="of:=SUM([.C55:.E55])/[.$M$1]" office:value-type="float" office:value="70336" calcext:value-type="float">
            <text:p>70336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506" calcext:value-type="float">
            <text:p>50506</text:p>
          </table:table-cell>
          <table:table-cell office:value-type="float" office:value="50569" calcext:value-type="float">
            <text:p>50569</text:p>
          </table:table-cell>
          <table:table-cell office:value-type="float" office:value="50497" calcext:value-type="float">
            <text:p>50497</text:p>
          </table:table-cell>
          <table:table-cell office:value-type="float" office:value="5107" calcext:value-type="float">
            <text:p>5107</text:p>
          </table:table-cell>
          <table:table-cell table:formula="of:=SUM([.C56:.E56])/[.$M$1]" office:value-type="float" office:value="75786" calcext:value-type="float">
            <text:p>75786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010" calcext:value-type="float">
            <text:p>47010</text:p>
          </table:table-cell>
          <table:table-cell office:value-type="float" office:value="46947" calcext:value-type="float">
            <text:p>46947</text:p>
          </table:table-cell>
          <table:table-cell office:value-type="float" office:value="46830" calcext:value-type="float">
            <text:p>46830</text:p>
          </table:table-cell>
          <table:table-cell office:value-type="float" office:value="5044" calcext:value-type="float">
            <text:p>5044</text:p>
          </table:table-cell>
          <table:table-cell table:formula="of:=SUM([.C57:.E57])/[.$M$1]" office:value-type="float" office:value="70393.5" calcext:value-type="float">
            <text:p>70393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379" calcext:value-type="float">
            <text:p>47379</text:p>
          </table:table-cell>
          <table:table-cell office:value-type="float" office:value="47572" calcext:value-type="float">
            <text:p>47572</text:p>
          </table:table-cell>
          <table:table-cell office:value-type="float" office:value="46865" calcext:value-type="float">
            <text:p>46865</text:p>
          </table:table-cell>
          <table:table-cell office:value-type="float" office:value="5019" calcext:value-type="float">
            <text:p>5019</text:p>
          </table:table-cell>
          <table:table-cell table:formula="of:=SUM([.C58:.E58])/[.$M$1]" office:value-type="float" office:value="70908" calcext:value-type="float">
            <text:p>70908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1504" calcext:value-type="float">
            <text:p>51504</text:p>
          </table:table-cell>
          <table:table-cell office:value-type="float" office:value="51462" calcext:value-type="float">
            <text:p>51462</text:p>
          </table:table-cell>
          <table:table-cell office:value-type="float" office:value="50905" calcext:value-type="float">
            <text:p>50905</text:p>
          </table:table-cell>
          <table:table-cell office:value-type="float" office:value="4884" calcext:value-type="float">
            <text:p>4884</text:p>
          </table:table-cell>
          <table:table-cell table:formula="of:=SUM([.C59:.E59])/[.$M$1]" office:value-type="float" office:value="76935.5" calcext:value-type="float">
            <text:p>76935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830" calcext:value-type="float">
            <text:p>46830</text:p>
          </table:table-cell>
          <table:table-cell office:value-type="float" office:value="47391" calcext:value-type="float">
            <text:p>47391</text:p>
          </table:table-cell>
          <table:table-cell office:value-type="float" office:value="47012" calcext:value-type="float">
            <text:p>47012</text:p>
          </table:table-cell>
          <table:table-cell office:value-type="float" office:value="5086" calcext:value-type="float">
            <text:p>5086</text:p>
          </table:table-cell>
          <table:table-cell table:formula="of:=SUM([.C60:.E60])/[.$M$1]" office:value-type="float" office:value="70616.5" calcext:value-type="float">
            <text:p>70616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266" calcext:value-type="float">
            <text:p>50266</text:p>
          </table:table-cell>
          <table:table-cell office:value-type="float" office:value="50405" calcext:value-type="float">
            <text:p>50405</text:p>
          </table:table-cell>
          <table:table-cell office:value-type="float" office:value="49839" calcext:value-type="float">
            <text:p>49839</text:p>
          </table:table-cell>
          <table:table-cell office:value-type="float" office:value="4979" calcext:value-type="float">
            <text:p>4979</text:p>
          </table:table-cell>
          <table:table-cell table:formula="of:=SUM([.C61:.E61])/[.$M$1]" office:value-type="float" office:value="75255" calcext:value-type="float">
            <text:p>75255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203" calcext:value-type="float">
            <text:p>47203</text:p>
          </table:table-cell>
          <table:table-cell office:value-type="float" office:value="46699" calcext:value-type="float">
            <text:p>46699</text:p>
          </table:table-cell>
          <table:table-cell office:value-type="float" office:value="46907" calcext:value-type="float">
            <text:p>46907</text:p>
          </table:table-cell>
          <table:table-cell office:value-type="float" office:value="4996" calcext:value-type="float">
            <text:p>4996</text:p>
          </table:table-cell>
          <table:table-cell table:formula="of:=SUM([.C62:.E62])/[.$M$1]" office:value-type="float" office:value="70404.5" calcext:value-type="float">
            <text:p>70404.5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501" calcext:value-type="float">
            <text:p>46501</text:p>
          </table:table-cell>
          <table:table-cell office:value-type="float" office:value="46444" calcext:value-type="float">
            <text:p>46444</text:p>
          </table:table-cell>
          <table:table-cell office:value-type="float" office:value="47349" calcext:value-type="float">
            <text:p>47349</text:p>
          </table:table-cell>
          <table:table-cell office:value-type="float" office:value="4988" calcext:value-type="float">
            <text:p>4988</text:p>
          </table:table-cell>
          <table:table-cell table:formula="of:=SUM([.C63:.E63])/[.$M$1]" office:value-type="float" office:value="70147" calcext:value-type="float">
            <text:p>70147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832" calcext:value-type="float">
            <text:p>50832</text:p>
          </table:table-cell>
          <table:table-cell office:value-type="float" office:value="50945" calcext:value-type="float">
            <text:p>50945</text:p>
          </table:table-cell>
          <table:table-cell office:value-type="float" office:value="51444" calcext:value-type="float">
            <text:p>51444</text:p>
          </table:table-cell>
          <table:table-cell office:value-type="float" office:value="5012" calcext:value-type="float">
            <text:p>5012</text:p>
          </table:table-cell>
          <table:table-cell table:formula="of:=SUM([.C64:.E64])/[.$M$1]" office:value-type="float" office:value="76610.5" calcext:value-type="float">
            <text:p>76610.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816" calcext:value-type="float">
            <text:p>46816</text:p>
          </table:table-cell>
          <table:table-cell office:value-type="float" office:value="47209" calcext:value-type="float">
            <text:p>47209</text:p>
          </table:table-cell>
          <table:table-cell office:value-type="float" office:value="46798" calcext:value-type="float">
            <text:p>46798</text:p>
          </table:table-cell>
          <table:table-cell office:value-type="float" office:value="4968" calcext:value-type="float">
            <text:p>4968</text:p>
          </table:table-cell>
          <table:table-cell table:formula="of:=SUM([.C65:.E65])/[.$M$1]" office:value-type="float" office:value="70411.5" calcext:value-type="float">
            <text:p>70411.5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9570" calcext:value-type="float">
            <text:p>49570</text:p>
          </table:table-cell>
          <table:table-cell office:value-type="float" office:value="49366" calcext:value-type="float">
            <text:p>49366</text:p>
          </table:table-cell>
          <table:table-cell office:value-type="float" office:value="49086" calcext:value-type="float">
            <text:p>49086</text:p>
          </table:table-cell>
          <table:table-cell office:value-type="float" office:value="5041" calcext:value-type="float">
            <text:p>5041</text:p>
          </table:table-cell>
          <table:table-cell table:formula="of:=SUM([.C66:.E66])/[.$M$1]" office:value-type="float" office:value="74011" calcext:value-type="float">
            <text:p>74011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8033" calcext:value-type="float">
            <text:p>48033</text:p>
          </table:table-cell>
          <table:table-cell office:value-type="float" office:value="48466" calcext:value-type="float">
            <text:p>48466</text:p>
          </table:table-cell>
          <table:table-cell office:value-type="float" office:value="48679" calcext:value-type="float">
            <text:p>48679</text:p>
          </table:table-cell>
          <table:table-cell office:value-type="float" office:value="5026" calcext:value-type="float">
            <text:p>5026</text:p>
          </table:table-cell>
          <table:table-cell table:formula="of:=SUM([.C67:.E67])/[.$M$1]" office:value-type="float" office:value="72589" calcext:value-type="float">
            <text:p>72589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16" calcext:value-type="float">
            <text:p>46716</text:p>
          </table:table-cell>
          <table:table-cell office:value-type="float" office:value="47746" calcext:value-type="float">
            <text:p>47746</text:p>
          </table:table-cell>
          <table:table-cell office:value-type="float" office:value="46999" calcext:value-type="float">
            <text:p>46999</text:p>
          </table:table-cell>
          <table:table-cell office:value-type="float" office:value="4800" calcext:value-type="float">
            <text:p>4800</text:p>
          </table:table-cell>
          <table:table-cell table:formula="of:=SUM([.C68:.E68])/[.$M$1]" office:value-type="float" office:value="70730.5" calcext:value-type="float">
            <text:p>70730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666" calcext:value-type="float">
            <text:p>50666</text:p>
          </table:table-cell>
          <table:table-cell office:value-type="float" office:value="50598" calcext:value-type="float">
            <text:p>50598</text:p>
          </table:table-cell>
          <table:table-cell office:value-type="float" office:value="51126" calcext:value-type="float">
            <text:p>51126</text:p>
          </table:table-cell>
          <table:table-cell office:value-type="float" office:value="4924" calcext:value-type="float">
            <text:p>4924</text:p>
          </table:table-cell>
          <table:table-cell table:formula="of:=SUM([.C69:.E69])/[.$M$1]" office:value-type="float" office:value="76195" calcext:value-type="float">
            <text:p>7619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028" calcext:value-type="float">
            <text:p>47028</text:p>
          </table:table-cell>
          <table:table-cell office:value-type="float" office:value="46991" calcext:value-type="float">
            <text:p>46991</text:p>
          </table:table-cell>
          <table:table-cell office:value-type="float" office:value="47130" calcext:value-type="float">
            <text:p>47130</text:p>
          </table:table-cell>
          <table:table-cell office:value-type="float" office:value="4981" calcext:value-type="float">
            <text:p>4981</text:p>
          </table:table-cell>
          <table:table-cell table:formula="of:=SUM([.C70:.E70])/[.$M$1]" office:value-type="float" office:value="70574.5" calcext:value-type="float">
            <text:p>70574.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338" calcext:value-type="float">
            <text:p>47338</text:p>
          </table:table-cell>
          <table:table-cell office:value-type="float" office:value="47607" calcext:value-type="float">
            <text:p>47607</text:p>
          </table:table-cell>
          <table:table-cell office:value-type="float" office:value="47450" calcext:value-type="float">
            <text:p>47450</text:p>
          </table:table-cell>
          <table:table-cell office:value-type="float" office:value="4977" calcext:value-type="float">
            <text:p>4977</text:p>
          </table:table-cell>
          <table:table-cell table:formula="of:=SUM([.C71:.E71])/[.$M$1]" office:value-type="float" office:value="71197.5" calcext:value-type="float">
            <text:p>71197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9882" calcext:value-type="float">
            <text:p>49882</text:p>
          </table:table-cell>
          <table:table-cell office:value-type="float" office:value="50055" calcext:value-type="float">
            <text:p>50055</text:p>
          </table:table-cell>
          <table:table-cell office:value-type="float" office:value="49792" calcext:value-type="float">
            <text:p>49792</text:p>
          </table:table-cell>
          <table:table-cell office:value-type="float" office:value="5009" calcext:value-type="float">
            <text:p>5009</text:p>
          </table:table-cell>
          <table:table-cell table:formula="of:=SUM([.C72:.E72])/[.$M$1]" office:value-type="float" office:value="74864.5" calcext:value-type="float">
            <text:p>74864.5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34" calcext:value-type="float">
            <text:p>46734</text:p>
          </table:table-cell>
          <table:table-cell office:value-type="float" office:value="46474" calcext:value-type="float">
            <text:p>46474</text:p>
          </table:table-cell>
          <table:table-cell office:value-type="float" office:value="46964" calcext:value-type="float">
            <text:p>46964</text:p>
          </table:table-cell>
          <table:table-cell office:value-type="float" office:value="5027" calcext:value-type="float">
            <text:p>5027</text:p>
          </table:table-cell>
          <table:table-cell table:formula="of:=SUM([.C73:.E73])/[.$M$1]" office:value-type="float" office:value="70086" calcext:value-type="float">
            <text:p>70086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180" calcext:value-type="float">
            <text:p>50180</text:p>
          </table:table-cell>
          <table:table-cell office:value-type="float" office:value="50428" calcext:value-type="float">
            <text:p>50428</text:p>
          </table:table-cell>
          <table:table-cell office:value-type="float" office:value="50841" calcext:value-type="float">
            <text:p>50841</text:p>
          </table:table-cell>
          <table:table-cell office:value-type="float" office:value="4852" calcext:value-type="float">
            <text:p>4852</text:p>
          </table:table-cell>
          <table:table-cell table:formula="of:=SUM([.C74:.E74])/[.$M$1]" office:value-type="float" office:value="75724.5" calcext:value-type="float">
            <text:p>75724.5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434" calcext:value-type="float">
            <text:p>47434</text:p>
          </table:table-cell>
          <table:table-cell office:value-type="float" office:value="47268" calcext:value-type="float">
            <text:p>47268</text:p>
          </table:table-cell>
          <table:table-cell office:value-type="float" office:value="47277" calcext:value-type="float">
            <text:p>47277</text:p>
          </table:table-cell>
          <table:table-cell office:value-type="float" office:value="5015" calcext:value-type="float">
            <text:p>5015</text:p>
          </table:table-cell>
          <table:table-cell table:formula="of:=SUM([.C75:.E75])/[.$M$1]" office:value-type="float" office:value="70989.5" calcext:value-type="float">
            <text:p>70989.5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867" calcext:value-type="float">
            <text:p>46867</text:p>
          </table:table-cell>
          <table:table-cell office:value-type="float" office:value="47344" calcext:value-type="float">
            <text:p>47344</text:p>
          </table:table-cell>
          <table:table-cell office:value-type="float" office:value="46932" calcext:value-type="float">
            <text:p>46932</text:p>
          </table:table-cell>
          <table:table-cell office:value-type="float" office:value="5024" calcext:value-type="float">
            <text:p>5024</text:p>
          </table:table-cell>
          <table:table-cell table:formula="of:=SUM([.C76:.E76])/[.$M$1]" office:value-type="float" office:value="70571.5" calcext:value-type="float">
            <text:p>70571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658" calcext:value-type="float">
            <text:p>50658</text:p>
          </table:table-cell>
          <table:table-cell office:value-type="float" office:value="50086" calcext:value-type="float">
            <text:p>50086</text:p>
          </table:table-cell>
          <table:table-cell office:value-type="float" office:value="50358" calcext:value-type="float">
            <text:p>50358</text:p>
          </table:table-cell>
          <table:table-cell office:value-type="float" office:value="5074" calcext:value-type="float">
            <text:p>5074</text:p>
          </table:table-cell>
          <table:table-cell table:formula="of:=SUM([.C77:.E77])/[.$M$1]" office:value-type="float" office:value="75551" calcext:value-type="float">
            <text:p>75551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636" calcext:value-type="float">
            <text:p>46636</text:p>
          </table:table-cell>
          <table:table-cell office:value-type="float" office:value="46401" calcext:value-type="float">
            <text:p>46401</text:p>
          </table:table-cell>
          <table:table-cell office:value-type="float" office:value="47044" calcext:value-type="float">
            <text:p>47044</text:p>
          </table:table-cell>
          <table:table-cell office:value-type="float" office:value="5050" calcext:value-type="float">
            <text:p>5050</text:p>
          </table:table-cell>
          <table:table-cell table:formula="of:=SUM([.C78:.E78])/[.$M$1]" office:value-type="float" office:value="70040.5" calcext:value-type="float">
            <text:p>70040.5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9344" calcext:value-type="float">
            <text:p>49344</text:p>
          </table:table-cell>
          <table:table-cell office:value-type="float" office:value="49580" calcext:value-type="float">
            <text:p>49580</text:p>
          </table:table-cell>
          <table:table-cell office:value-type="float" office:value="50012" calcext:value-type="float">
            <text:p>50012</text:p>
          </table:table-cell>
          <table:table-cell office:value-type="float" office:value="5028" calcext:value-type="float">
            <text:p>5028</text:p>
          </table:table-cell>
          <table:table-cell table:formula="of:=SUM([.C79:.E79])/[.$M$1]" office:value-type="float" office:value="74468" calcext:value-type="float">
            <text:p>74468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379" calcext:value-type="float">
            <text:p>47379</text:p>
          </table:table-cell>
          <table:table-cell office:value-type="float" office:value="47157" calcext:value-type="float">
            <text:p>47157</text:p>
          </table:table-cell>
          <table:table-cell office:value-type="float" office:value="46619" calcext:value-type="float">
            <text:p>46619</text:p>
          </table:table-cell>
          <table:table-cell office:value-type="float" office:value="5011" calcext:value-type="float">
            <text:p>5011</text:p>
          </table:table-cell>
          <table:table-cell table:formula="of:=SUM([.C80:.E80])/[.$M$1]" office:value-type="float" office:value="70577.5" calcext:value-type="float">
            <text:p>70577.5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6765" calcext:value-type="float">
            <text:p>46765</text:p>
          </table:table-cell>
          <table:table-cell office:value-type="float" office:value="47281" calcext:value-type="float">
            <text:p>47281</text:p>
          </table:table-cell>
          <table:table-cell office:value-type="float" office:value="46608" calcext:value-type="float">
            <text:p>46608</text:p>
          </table:table-cell>
          <table:table-cell office:value-type="float" office:value="4905" calcext:value-type="float">
            <text:p>4905</text:p>
          </table:table-cell>
          <table:table-cell table:formula="of:=SUM([.C81:.E81])/[.$M$1]" office:value-type="float" office:value="70327" calcext:value-type="float">
            <text:p>70327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50517" calcext:value-type="float">
            <text:p>50517</text:p>
          </table:table-cell>
          <table:table-cell office:value-type="float" office:value="51097" calcext:value-type="float">
            <text:p>51097</text:p>
          </table:table-cell>
          <table:table-cell office:value-type="float" office:value="50897" calcext:value-type="float">
            <text:p>50897</text:p>
          </table:table-cell>
          <table:table-cell office:value-type="float" office:value="5029" calcext:value-type="float">
            <text:p>5029</text:p>
          </table:table-cell>
          <table:table-cell table:formula="of:=SUM([.C82:.E82])/[.$M$1]" office:value-type="float" office:value="76255.5" calcext:value-type="float">
            <text:p>76255.5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7265" calcext:value-type="float">
            <text:p>47265</text:p>
          </table:table-cell>
          <table:table-cell office:value-type="float" office:value="47665" calcext:value-type="float">
            <text:p>47665</text:p>
          </table:table-cell>
          <table:table-cell office:value-type="float" office:value="47563" calcext:value-type="float">
            <text:p>47563</text:p>
          </table:table-cell>
          <table:table-cell office:value-type="float" office:value="4957" calcext:value-type="float">
            <text:p>4957</text:p>
          </table:table-cell>
          <table:table-cell table:formula="of:=SUM([.C83:.E83])/[.$M$1]" office:value-type="float" office:value="71246.5" calcext:value-type="float">
            <text:p>71246.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HoHContainsLockFreeList</text:p>
          </table:table-cell>
          <table:table-cell office:value-type="float" office:value="8" calcext:value-type="float">
            <text:p>8</text:p>
          </table:table-cell>
          <table:table-cell office:value-type="float" office:value="49850" calcext:value-type="float">
            <text:p>49850</text:p>
          </table:table-cell>
          <table:table-cell office:value-type="float" office:value="50088" calcext:value-type="float">
            <text:p>50088</text:p>
          </table:table-cell>
          <table:table-cell office:value-type="float" office:value="49778" calcext:value-type="float">
            <text:p>49778</text:p>
          </table:table-cell>
          <table:table-cell office:value-type="float" office:value="4986" calcext:value-type="float">
            <text:p>4986</text:p>
          </table:table-cell>
          <table:table-cell table:formula="of:=SUM([.C84:.E84])/[.$M$1]" office:value-type="float" office:value="74858" calcext:value-type="float">
            <text:p>74858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table table:name="Lazy" table:style-name="ta1">
        <table:shapes>
          <draw:frame draw:z-index="0" draw:style-name="gr1" draw:text-style-name="P1" svg:width="480.44pt" svg:height="315.47pt" svg:x="668.98pt" svg:y="21.88pt">
            <draw:object draw:notify-on-update-of-ranges="Lazy.B2:Lazy.B11 Lazy.G1:Lazy.G1 Lazy.G2:Lazy.G11 Lazy.H1:Lazy.H1 Lazy.H2:Lazy.H11 Lazy.I1:Lazy.I1 Lazy.I2:Lazy.I11 Lazy.J1:Lazy.J1 Lazy.J2:Lazy.J11 Lazy.F1:Lazy.F1 Lazy.F2:Lazy.F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Lazy.H26:Lazy.H84 Lazy.G25:Lazy.G25 Lazy.G26:Lazy.G84 Lazy.F25:Lazy.F25 Lazy.F26:Lazy.F8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2" calcext:value-type="float">
            <text:p>2</text:p>
          </table:table-cell>
          <table:table-cell office:value-type="float" office:value="26631" calcext:value-type="float">
            <text:p>26631</text:p>
          </table:table-cell>
          <table:table-cell office:value-type="float" office:value="26639" calcext:value-type="float">
            <text:p>26639</text:p>
          </table:table-cell>
          <table:table-cell office:value-type="float" office:value="26615" calcext:value-type="float">
            <text:p>26615</text:p>
          </table:table-cell>
          <table:table-cell office:value-type="float" office:value="4913" calcext:value-type="float">
            <text:p>4913</text:p>
          </table:table-cell>
          <table:table-cell table:formula="of:=SUM([.C2:.E2])/[.$M$1]" office:value-type="float" office:value="39942.5" calcext:value-type="float">
            <text:p>39942.5</text:p>
          </table:table-cell>
          <table:table-cell table:formula="of:=[.C2]/[.$M$1]" office:value-type="float" office:value="13315.5" calcext:value-type="float">
            <text:p>13315.5</text:p>
          </table:table-cell>
          <table:table-cell table:formula="of:=[.D2]/[.$M$1]" office:value-type="float" office:value="13319.5" calcext:value-type="float">
            <text:p>13319.5</text:p>
          </table:table-cell>
          <table:table-cell table:formula="of:=[.E2]/[.$M$1]" office:value-type="float" office:value="13307.5" calcext:value-type="float">
            <text:p>1330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4" calcext:value-type="float">
            <text:p>4</text:p>
          </table:table-cell>
          <table:table-cell office:value-type="float" office:value="47307" calcext:value-type="float">
            <text:p>47307</text:p>
          </table:table-cell>
          <table:table-cell office:value-type="float" office:value="47317" calcext:value-type="float">
            <text:p>47317</text:p>
          </table:table-cell>
          <table:table-cell office:value-type="float" office:value="47312" calcext:value-type="float">
            <text:p>47312</text:p>
          </table:table-cell>
          <table:table-cell office:value-type="float" office:value="4905" calcext:value-type="float">
            <text:p>4905</text:p>
          </table:table-cell>
          <table:table-cell table:formula="of:=SUM([.C3:.E3])/[.$M$1]" office:value-type="float" office:value="70968" calcext:value-type="float">
            <text:p>70968</text:p>
          </table:table-cell>
          <table:table-cell table:formula="of:=[.C3]/[.$M$1]" office:value-type="float" office:value="23653.5" calcext:value-type="float">
            <text:p>23653.5</text:p>
          </table:table-cell>
          <table:table-cell table:formula="of:=[.D3]/[.$M$1]" office:value-type="float" office:value="23658.5" calcext:value-type="float">
            <text:p>23658.5</text:p>
          </table:table-cell>
          <table:table-cell table:formula="of:=[.E3]/[.$M$1]" office:value-type="float" office:value="23656" calcext:value-type="float">
            <text:p>236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6" calcext:value-type="float">
            <text:p>6</text:p>
          </table:table-cell>
          <table:table-cell office:value-type="float" office:value="54684" calcext:value-type="float">
            <text:p>54684</text:p>
          </table:table-cell>
          <table:table-cell office:value-type="float" office:value="54634" calcext:value-type="float">
            <text:p>54634</text:p>
          </table:table-cell>
          <table:table-cell office:value-type="float" office:value="54648" calcext:value-type="float">
            <text:p>54648</text:p>
          </table:table-cell>
          <table:table-cell office:value-type="float" office:value="4913" calcext:value-type="float">
            <text:p>4913</text:p>
          </table:table-cell>
          <table:table-cell table:formula="of:=SUM([.C4:.E4])/[.$M$1]" office:value-type="float" office:value="81983" calcext:value-type="float">
            <text:p>81983</text:p>
          </table:table-cell>
          <table:table-cell table:formula="of:=[.C4]/[.$M$1]" office:value-type="float" office:value="27342" calcext:value-type="float">
            <text:p>27342</text:p>
          </table:table-cell>
          <table:table-cell table:formula="of:=[.D4]/[.$M$1]" office:value-type="float" office:value="27317" calcext:value-type="float">
            <text:p>27317</text:p>
          </table:table-cell>
          <table:table-cell table:formula="of:=[.E4]/[.$M$1]" office:value-type="float" office:value="27324" calcext:value-type="float">
            <text:p>27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8" calcext:value-type="float">
            <text:p>8</text:p>
          </table:table-cell>
          <table:table-cell office:value-type="float" office:value="65100" calcext:value-type="float">
            <text:p>65100</text:p>
          </table:table-cell>
          <table:table-cell office:value-type="float" office:value="65156" calcext:value-type="float">
            <text:p>65156</text:p>
          </table:table-cell>
          <table:table-cell office:value-type="float" office:value="65107" calcext:value-type="float">
            <text:p>65107</text:p>
          </table:table-cell>
          <table:table-cell office:value-type="float" office:value="4912" calcext:value-type="float">
            <text:p>4912</text:p>
          </table:table-cell>
          <table:table-cell table:formula="of:=SUM([.C5:.E5])/[.$M$1]" office:value-type="float" office:value="97681.5" calcext:value-type="float">
            <text:p>97681.5</text:p>
          </table:table-cell>
          <table:table-cell table:formula="of:=[.C5]/[.$M$1]" office:value-type="float" office:value="32550" calcext:value-type="float">
            <text:p>32550</text:p>
          </table:table-cell>
          <table:table-cell table:formula="of:=[.D5]/[.$M$1]" office:value-type="float" office:value="32578" calcext:value-type="float">
            <text:p>32578</text:p>
          </table:table-cell>
          <table:table-cell table:formula="of:=[.E5]/[.$M$1]" office:value-type="float" office:value="32553.5" calcext:value-type="float">
            <text:p>3255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42339" calcext:value-type="float">
            <text:p>42339</text:p>
          </table:table-cell>
          <table:table-cell office:value-type="float" office:value="42354" calcext:value-type="float">
            <text:p>42354</text:p>
          </table:table-cell>
          <table:table-cell office:value-type="float" office:value="42302" calcext:value-type="float">
            <text:p>42302</text:p>
          </table:table-cell>
          <table:table-cell office:value-type="float" office:value="4928" calcext:value-type="float">
            <text:p>4928</text:p>
          </table:table-cell>
          <table:table-cell table:formula="of:=SUM([.C6:.E6])/[.$M$1]" office:value-type="float" office:value="63497.5" calcext:value-type="float">
            <text:p>63497.5</text:p>
          </table:table-cell>
          <table:table-cell table:formula="of:=[.C6]/[.$M$1]" office:value-type="float" office:value="21169.5" calcext:value-type="float">
            <text:p>21169.5</text:p>
          </table:table-cell>
          <table:table-cell table:formula="of:=[.D6]/[.$M$1]" office:value-type="float" office:value="21177" calcext:value-type="float">
            <text:p>21177</text:p>
          </table:table-cell>
          <table:table-cell table:formula="of:=[.E6]/[.$M$1]" office:value-type="float" office:value="21151" calcext:value-type="float">
            <text:p>21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43892" calcext:value-type="float">
            <text:p>43892</text:p>
          </table:table-cell>
          <table:table-cell office:value-type="float" office:value="43876" calcext:value-type="float">
            <text:p>43876</text:p>
          </table:table-cell>
          <table:table-cell office:value-type="float" office:value="43801" calcext:value-type="float">
            <text:p>43801</text:p>
          </table:table-cell>
          <table:table-cell office:value-type="float" office:value="4922" calcext:value-type="float">
            <text:p>4922</text:p>
          </table:table-cell>
          <table:table-cell table:formula="of:=SUM([.C7:.E7])/[.$M$1]" office:value-type="float" office:value="65784.5" calcext:value-type="float">
            <text:p>65784.5</text:p>
          </table:table-cell>
          <table:table-cell table:formula="of:=[.C7]/[.$M$1]" office:value-type="float" office:value="21946" calcext:value-type="float">
            <text:p>21946</text:p>
          </table:table-cell>
          <table:table-cell table:formula="of:=[.D7]/[.$M$1]" office:value-type="float" office:value="21938" calcext:value-type="float">
            <text:p>21938</text:p>
          </table:table-cell>
          <table:table-cell table:formula="of:=[.E7]/[.$M$1]" office:value-type="float" office:value="21900.5" calcext:value-type="float">
            <text:p>2190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3075" calcext:value-type="float">
            <text:p>43075</text:p>
          </table:table-cell>
          <table:table-cell office:value-type="float" office:value="43090" calcext:value-type="float">
            <text:p>43090</text:p>
          </table:table-cell>
          <table:table-cell office:value-type="float" office:value="4903" calcext:value-type="float">
            <text:p>4903</text:p>
          </table:table-cell>
          <table:table-cell table:formula="of:=SUM([.C8:.E8])/[.$M$1]" office:value-type="float" office:value="64620" calcext:value-type="float">
            <text:p>64620</text:p>
          </table:table-cell>
          <table:table-cell table:formula="of:=[.C8]/[.$M$1]" office:value-type="float" office:value="21537.5" calcext:value-type="float">
            <text:p>21537.5</text:p>
          </table:table-cell>
          <table:table-cell table:formula="of:=[.D8]/[.$M$1]" office:value-type="float" office:value="21537.5" calcext:value-type="float">
            <text:p>21537.5</text:p>
          </table:table-cell>
          <table:table-cell table:formula="of:=[.E8]/[.$M$1]" office:value-type="float" office:value="21545" calcext:value-type="float">
            <text:p>21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43844" calcext:value-type="float">
            <text:p>43844</text:p>
          </table:table-cell>
          <table:table-cell office:value-type="float" office:value="43868" calcext:value-type="float">
            <text:p>43868</text:p>
          </table:table-cell>
          <table:table-cell office:value-type="float" office:value="43892" calcext:value-type="float">
            <text:p>43892</text:p>
          </table:table-cell>
          <table:table-cell office:value-type="float" office:value="4925" calcext:value-type="float">
            <text:p>4925</text:p>
          </table:table-cell>
          <table:table-cell table:formula="of:=SUM([.C9:.E9])/[.$M$1]" office:value-type="float" office:value="65802" calcext:value-type="float">
            <text:p>65802</text:p>
          </table:table-cell>
          <table:table-cell table:formula="of:=[.C9]/[.$M$1]" office:value-type="float" office:value="21922" calcext:value-type="float">
            <text:p>21922</text:p>
          </table:table-cell>
          <table:table-cell table:formula="of:=[.D9]/[.$M$1]" office:value-type="float" office:value="21934" calcext:value-type="float">
            <text:p>21934</text:p>
          </table:table-cell>
          <table:table-cell table:formula="of:=[.E9]/[.$M$1]" office:value-type="float" office:value="21946" calcext:value-type="float">
            <text:p>21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42916" calcext:value-type="float">
            <text:p>42916</text:p>
          </table:table-cell>
          <table:table-cell office:value-type="float" office:value="42884" calcext:value-type="float">
            <text:p>42884</text:p>
          </table:table-cell>
          <table:table-cell office:value-type="float" office:value="42947" calcext:value-type="float">
            <text:p>42947</text:p>
          </table:table-cell>
          <table:table-cell office:value-type="float" office:value="4925" calcext:value-type="float">
            <text:p>4925</text:p>
          </table:table-cell>
          <table:table-cell table:formula="of:=SUM([.C10:.E10])/[.$M$1]" office:value-type="float" office:value="64373.5" calcext:value-type="float">
            <text:p>64373.5</text:p>
          </table:table-cell>
          <table:table-cell table:formula="of:=[.C10]/[.$M$1]" office:value-type="float" office:value="21458" calcext:value-type="float">
            <text:p>21458</text:p>
          </table:table-cell>
          <table:table-cell table:formula="of:=[.D10]/[.$M$1]" office:value-type="float" office:value="21442" calcext:value-type="float">
            <text:p>21442</text:p>
          </table:table-cell>
          <table:table-cell table:formula="of:=[.E10]/[.$M$1]" office:value-type="float" office:value="21473.5" calcext:value-type="float">
            <text:p>2147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Lazy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42554" calcext:value-type="float">
            <text:p>42554</text:p>
          </table:table-cell>
          <table:table-cell office:value-type="float" office:value="42566" calcext:value-type="float">
            <text:p>42566</text:p>
          </table:table-cell>
          <table:table-cell office:value-type="float" office:value="42577" calcext:value-type="float">
            <text:p>42577</text:p>
          </table:table-cell>
          <table:table-cell office:value-type="float" office:value="4920" calcext:value-type="float">
            <text:p>4920</text:p>
          </table:table-cell>
          <table:table-cell table:formula="of:=SUM([.C11:.E11])/[.$M$1]" office:value-type="float" office:value="63848.5" calcext:value-type="float">
            <text:p>63848.5</text:p>
          </table:table-cell>
          <table:table-cell table:formula="of:=[.C11]/[.$M$1]" office:value-type="float" office:value="21277" calcext:value-type="float">
            <text:p>21277</text:p>
          </table:table-cell>
          <table:table-cell table:formula="of:=[.D11]/[.$M$1]" office:value-type="float" office:value="21283" calcext:value-type="float">
            <text:p>21283</text:p>
          </table:table-cell>
          <table:table-cell table:formula="of:=[.E11]/[.$M$1]" office:value-type="float" office:value="21288.5" calcext:value-type="float">
            <text:p>21288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7270" calcext:value-type="float">
            <text:p>67270</text:p>
          </table:table-cell>
          <table:table-cell office:value-type="float" office:value="66548" calcext:value-type="float">
            <text:p>66548</text:p>
          </table:table-cell>
          <table:table-cell office:value-type="float" office:value="66811" calcext:value-type="float">
            <text:p>66811</text:p>
          </table:table-cell>
          <table:table-cell office:value-type="float" office:value="5016" calcext:value-type="float">
            <text:p>5016</text:p>
          </table:table-cell>
          <table:table-cell table:formula="of:=SUM([.C26:.E26])/[.$M$1]" office:value-type="float" office:value="100314.5" calcext:value-type="float">
            <text:p>100314.5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625" calcext:value-type="float">
            <text:p>64625</text:p>
          </table:table-cell>
          <table:table-cell office:value-type="float" office:value="65070" calcext:value-type="float">
            <text:p>65070</text:p>
          </table:table-cell>
          <table:table-cell office:value-type="float" office:value="65126" calcext:value-type="float">
            <text:p>65126</text:p>
          </table:table-cell>
          <table:table-cell office:value-type="float" office:value="5022" calcext:value-type="float">
            <text:p>5022</text:p>
          </table:table-cell>
          <table:table-cell table:formula="of:=SUM([.C27:.E27])/[.$M$1]" office:value-type="float" office:value="97410.5" calcext:value-type="float">
            <text:p>97410.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28" calcext:value-type="float">
            <text:p>65128</text:p>
          </table:table-cell>
          <table:table-cell office:value-type="float" office:value="65157" calcext:value-type="float">
            <text:p>65157</text:p>
          </table:table-cell>
          <table:table-cell office:value-type="float" office:value="64625" calcext:value-type="float">
            <text:p>64625</text:p>
          </table:table-cell>
          <table:table-cell office:value-type="float" office:value="5027" calcext:value-type="float">
            <text:p>5027</text:p>
          </table:table-cell>
          <table:table-cell table:formula="of:=SUM([.C28:.E28])/[.$M$1]" office:value-type="float" office:value="97455" calcext:value-type="float">
            <text:p>9745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704" calcext:value-type="float">
            <text:p>65704</text:p>
          </table:table-cell>
          <table:table-cell office:value-type="float" office:value="66449" calcext:value-type="float">
            <text:p>66449</text:p>
          </table:table-cell>
          <table:table-cell office:value-type="float" office:value="66564" calcext:value-type="float">
            <text:p>66564</text:p>
          </table:table-cell>
          <table:table-cell office:value-type="float" office:value="4981" calcext:value-type="float">
            <text:p>4981</text:p>
          </table:table-cell>
          <table:table-cell table:formula="of:=SUM([.C29:.E29])/[.$M$1]" office:value-type="float" office:value="99358.5" calcext:value-type="float">
            <text:p>99358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89" calcext:value-type="float">
            <text:p>65189</text:p>
          </table:table-cell>
          <table:table-cell office:value-type="float" office:value="64906" calcext:value-type="float">
            <text:p>64906</text:p>
          </table:table-cell>
          <table:table-cell office:value-type="float" office:value="65337" calcext:value-type="float">
            <text:p>65337</text:p>
          </table:table-cell>
          <table:table-cell office:value-type="float" office:value="5034" calcext:value-type="float">
            <text:p>5034</text:p>
          </table:table-cell>
          <table:table-cell table:formula="of:=SUM([.C30:.E30])/[.$M$1]" office:value-type="float" office:value="97716" calcext:value-type="float">
            <text:p>97716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70265" calcext:value-type="float">
            <text:p>70265</text:p>
          </table:table-cell>
          <table:table-cell office:value-type="float" office:value="69966" calcext:value-type="float">
            <text:p>69966</text:p>
          </table:table-cell>
          <table:table-cell office:value-type="float" office:value="70020" calcext:value-type="float">
            <text:p>70020</text:p>
          </table:table-cell>
          <table:table-cell office:value-type="float" office:value="4958" calcext:value-type="float">
            <text:p>4958</text:p>
          </table:table-cell>
          <table:table-cell table:formula="of:=SUM([.C31:.E31])/[.$M$1]" office:value-type="float" office:value="105125.5" calcext:value-type="float">
            <text:p>105125.5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011" calcext:value-type="float">
            <text:p>65011</text:p>
          </table:table-cell>
          <table:table-cell office:value-type="float" office:value="65563" calcext:value-type="float">
            <text:p>65563</text:p>
          </table:table-cell>
          <table:table-cell office:value-type="float" office:value="65199" calcext:value-type="float">
            <text:p>65199</text:p>
          </table:table-cell>
          <table:table-cell office:value-type="float" office:value="4998" calcext:value-type="float">
            <text:p>4998</text:p>
          </table:table-cell>
          <table:table-cell table:formula="of:=SUM([.C32:.E32])/[.$M$1]" office:value-type="float" office:value="97886.5" calcext:value-type="float">
            <text:p>97886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997" calcext:value-type="float">
            <text:p>64997</text:p>
          </table:table-cell>
          <table:table-cell office:value-type="float" office:value="65382" calcext:value-type="float">
            <text:p>65382</text:p>
          </table:table-cell>
          <table:table-cell office:value-type="float" office:value="64865" calcext:value-type="float">
            <text:p>64865</text:p>
          </table:table-cell>
          <table:table-cell office:value-type="float" office:value="4971" calcext:value-type="float">
            <text:p>4971</text:p>
          </table:table-cell>
          <table:table-cell table:formula="of:=SUM([.C33:.E33])/[.$M$1]" office:value-type="float" office:value="97622" calcext:value-type="float">
            <text:p>97622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751" calcext:value-type="float">
            <text:p>64751</text:p>
          </table:table-cell>
          <table:table-cell office:value-type="float" office:value="65180" calcext:value-type="float">
            <text:p>65180</text:p>
          </table:table-cell>
          <table:table-cell office:value-type="float" office:value="65195" calcext:value-type="float">
            <text:p>65195</text:p>
          </table:table-cell>
          <table:table-cell office:value-type="float" office:value="5043" calcext:value-type="float">
            <text:p>5043</text:p>
          </table:table-cell>
          <table:table-cell table:formula="of:=SUM([.C34:.E34])/[.$M$1]" office:value-type="float" office:value="97563" calcext:value-type="float">
            <text:p>97563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178" calcext:value-type="float">
            <text:p>69178</text:p>
          </table:table-cell>
          <table:table-cell office:value-type="float" office:value="69745" calcext:value-type="float">
            <text:p>69745</text:p>
          </table:table-cell>
          <table:table-cell office:value-type="float" office:value="68952" calcext:value-type="float">
            <text:p>68952</text:p>
          </table:table-cell>
          <table:table-cell office:value-type="float" office:value="4978" calcext:value-type="float">
            <text:p>4978</text:p>
          </table:table-cell>
          <table:table-cell table:formula="of:=SUM([.C35:.E35])/[.$M$1]" office:value-type="float" office:value="103937.5" calcext:value-type="float">
            <text:p>103937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6820" calcext:value-type="float">
            <text:p>66820</text:p>
          </table:table-cell>
          <table:table-cell office:value-type="float" office:value="67062" calcext:value-type="float">
            <text:p>67062</text:p>
          </table:table-cell>
          <table:table-cell office:value-type="float" office:value="66802" calcext:value-type="float">
            <text:p>66802</text:p>
          </table:table-cell>
          <table:table-cell office:value-type="float" office:value="4995" calcext:value-type="float">
            <text:p>4995</text:p>
          </table:table-cell>
          <table:table-cell table:formula="of:=SUM([.C36:.E36])/[.$M$1]" office:value-type="float" office:value="100342" calcext:value-type="float">
            <text:p>100342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49" calcext:value-type="float">
            <text:p>65149</text:p>
          </table:table-cell>
          <table:table-cell office:value-type="float" office:value="65155" calcext:value-type="float">
            <text:p>65155</text:p>
          </table:table-cell>
          <table:table-cell office:value-type="float" office:value="65514" calcext:value-type="float">
            <text:p>65514</text:p>
          </table:table-cell>
          <table:table-cell office:value-type="float" office:value="5004" calcext:value-type="float">
            <text:p>5004</text:p>
          </table:table-cell>
          <table:table-cell table:formula="of:=SUM([.C37:.E37])/[.$M$1]" office:value-type="float" office:value="97909" calcext:value-type="float">
            <text:p>97909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295" calcext:value-type="float">
            <text:p>65295</text:p>
          </table:table-cell>
          <table:table-cell office:value-type="float" office:value="65608" calcext:value-type="float">
            <text:p>65608</text:p>
          </table:table-cell>
          <table:table-cell office:value-type="float" office:value="65494" calcext:value-type="float">
            <text:p>65494</text:p>
          </table:table-cell>
          <table:table-cell office:value-type="float" office:value="4960" calcext:value-type="float">
            <text:p>4960</text:p>
          </table:table-cell>
          <table:table-cell table:formula="of:=SUM([.C38:.E38])/[.$M$1]" office:value-type="float" office:value="98198.5" calcext:value-type="float">
            <text:p>98198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67" calcext:value-type="float">
            <text:p>65167</text:p>
          </table:table-cell>
          <table:table-cell office:value-type="float" office:value="65208" calcext:value-type="float">
            <text:p>65208</text:p>
          </table:table-cell>
          <table:table-cell office:value-type="float" office:value="64619" calcext:value-type="float">
            <text:p>64619</text:p>
          </table:table-cell>
          <table:table-cell office:value-type="float" office:value="4944" calcext:value-type="float">
            <text:p>4944</text:p>
          </table:table-cell>
          <table:table-cell table:formula="of:=SUM([.C39:.E39])/[.$M$1]" office:value-type="float" office:value="97497" calcext:value-type="float">
            <text:p>97497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70078" calcext:value-type="float">
            <text:p>70078</text:p>
          </table:table-cell>
          <table:table-cell office:value-type="float" office:value="70080" calcext:value-type="float">
            <text:p>70080</text:p>
          </table:table-cell>
          <table:table-cell office:value-type="float" office:value="70030" calcext:value-type="float">
            <text:p>70030</text:p>
          </table:table-cell>
          <table:table-cell office:value-type="float" office:value="4940" calcext:value-type="float">
            <text:p>4940</text:p>
          </table:table-cell>
          <table:table-cell table:formula="of:=SUM([.C40:.E40])/[.$M$1]" office:value-type="float" office:value="105094" calcext:value-type="float">
            <text:p>105094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736" calcext:value-type="float">
            <text:p>64736</text:p>
          </table:table-cell>
          <table:table-cell office:value-type="float" office:value="64359" calcext:value-type="float">
            <text:p>64359</text:p>
          </table:table-cell>
          <table:table-cell office:value-type="float" office:value="64347" calcext:value-type="float">
            <text:p>64347</text:p>
          </table:table-cell>
          <table:table-cell office:value-type="float" office:value="5029" calcext:value-type="float">
            <text:p>5029</text:p>
          </table:table-cell>
          <table:table-cell table:formula="of:=SUM([.C41:.E41])/[.$M$1]" office:value-type="float" office:value="96721" calcext:value-type="float">
            <text:p>96721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520" calcext:value-type="float">
            <text:p>65520</text:p>
          </table:table-cell>
          <table:table-cell office:value-type="float" office:value="65612" calcext:value-type="float">
            <text:p>65612</text:p>
          </table:table-cell>
          <table:table-cell office:value-type="float" office:value="66007" calcext:value-type="float">
            <text:p>66007</text:p>
          </table:table-cell>
          <table:table-cell office:value-type="float" office:value="5007" calcext:value-type="float">
            <text:p>5007</text:p>
          </table:table-cell>
          <table:table-cell table:formula="of:=SUM([.C42:.E42])/[.$M$1]" office:value-type="float" office:value="98569.5" calcext:value-type="float">
            <text:p>98569.5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826" calcext:value-type="float">
            <text:p>64826</text:p>
          </table:table-cell>
          <table:table-cell office:value-type="float" office:value="65285" calcext:value-type="float">
            <text:p>65285</text:p>
          </table:table-cell>
          <table:table-cell office:value-type="float" office:value="64943" calcext:value-type="float">
            <text:p>64943</text:p>
          </table:table-cell>
          <table:table-cell office:value-type="float" office:value="4974" calcext:value-type="float">
            <text:p>4974</text:p>
          </table:table-cell>
          <table:table-cell table:formula="of:=SUM([.C43:.E43])/[.$M$1]" office:value-type="float" office:value="97527" calcext:value-type="float">
            <text:p>97527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8639" calcext:value-type="float">
            <text:p>68639</text:p>
          </table:table-cell>
          <table:table-cell office:value-type="float" office:value="68536" calcext:value-type="float">
            <text:p>68536</text:p>
          </table:table-cell>
          <table:table-cell office:value-type="float" office:value="68729" calcext:value-type="float">
            <text:p>68729</text:p>
          </table:table-cell>
          <table:table-cell office:value-type="float" office:value="5071" calcext:value-type="float">
            <text:p>5071</text:p>
          </table:table-cell>
          <table:table-cell table:formula="of:=SUM([.C44:.E44])/[.$M$1]" office:value-type="float" office:value="102952" calcext:value-type="float">
            <text:p>102952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6264" calcext:value-type="float">
            <text:p>66264</text:p>
          </table:table-cell>
          <table:table-cell office:value-type="float" office:value="66292" calcext:value-type="float">
            <text:p>66292</text:p>
          </table:table-cell>
          <table:table-cell office:value-type="float" office:value="65768" calcext:value-type="float">
            <text:p>65768</text:p>
          </table:table-cell>
          <table:table-cell office:value-type="float" office:value="4895" calcext:value-type="float">
            <text:p>4895</text:p>
          </table:table-cell>
          <table:table-cell table:formula="of:=SUM([.C45:.E45])/[.$M$1]" office:value-type="float" office:value="99162" calcext:value-type="float">
            <text:p>99162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003" calcext:value-type="float">
            <text:p>65003</text:p>
          </table:table-cell>
          <table:table-cell office:value-type="float" office:value="65042" calcext:value-type="float">
            <text:p>65042</text:p>
          </table:table-cell>
          <table:table-cell office:value-type="float" office:value="65592" calcext:value-type="float">
            <text:p>65592</text:p>
          </table:table-cell>
          <table:table-cell office:value-type="float" office:value="4937" calcext:value-type="float">
            <text:p>4937</text:p>
          </table:table-cell>
          <table:table-cell table:formula="of:=SUM([.C46:.E46])/[.$M$1]" office:value-type="float" office:value="97818.5" calcext:value-type="float">
            <text:p>97818.5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671" calcext:value-type="float">
            <text:p>65671</text:p>
          </table:table-cell>
          <table:table-cell office:value-type="float" office:value="65292" calcext:value-type="float">
            <text:p>65292</text:p>
          </table:table-cell>
          <table:table-cell office:value-type="float" office:value="65563" calcext:value-type="float">
            <text:p>65563</text:p>
          </table:table-cell>
          <table:table-cell office:value-type="float" office:value="4980" calcext:value-type="float">
            <text:p>4980</text:p>
          </table:table-cell>
          <table:table-cell table:formula="of:=SUM([.C47:.E47])/[.$M$1]" office:value-type="float" office:value="98263" calcext:value-type="float">
            <text:p>98263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337" calcext:value-type="float">
            <text:p>65337</text:p>
          </table:table-cell>
          <table:table-cell office:value-type="float" office:value="64958" calcext:value-type="float">
            <text:p>64958</text:p>
          </table:table-cell>
          <table:table-cell office:value-type="float" office:value="65003" calcext:value-type="float">
            <text:p>65003</text:p>
          </table:table-cell>
          <table:table-cell office:value-type="float" office:value="4987" calcext:value-type="float">
            <text:p>4987</text:p>
          </table:table-cell>
          <table:table-cell table:formula="of:=SUM([.C48:.E48])/[.$M$1]" office:value-type="float" office:value="97649" calcext:value-type="float">
            <text:p>97649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70381" calcext:value-type="float">
            <text:p>70381</text:p>
          </table:table-cell>
          <table:table-cell office:value-type="float" office:value="70696" calcext:value-type="float">
            <text:p>70696</text:p>
          </table:table-cell>
          <table:table-cell office:value-type="float" office:value="70216" calcext:value-type="float">
            <text:p>70216</text:p>
          </table:table-cell>
          <table:table-cell office:value-type="float" office:value="5071" calcext:value-type="float">
            <text:p>5071</text:p>
          </table:table-cell>
          <table:table-cell table:formula="of:=SUM([.C49:.E49])/[.$M$1]" office:value-type="float" office:value="105646.5" calcext:value-type="float">
            <text:p>105646.5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77" calcext:value-type="float">
            <text:p>65177</text:p>
          </table:table-cell>
          <table:table-cell office:value-type="float" office:value="65112" calcext:value-type="float">
            <text:p>65112</text:p>
          </table:table-cell>
          <table:table-cell office:value-type="float" office:value="65638" calcext:value-type="float">
            <text:p>65638</text:p>
          </table:table-cell>
          <table:table-cell office:value-type="float" office:value="5019" calcext:value-type="float">
            <text:p>5019</text:p>
          </table:table-cell>
          <table:table-cell table:formula="of:=SUM([.C50:.E50])/[.$M$1]" office:value-type="float" office:value="97963.5" calcext:value-type="float">
            <text:p>97963.5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264" calcext:value-type="float">
            <text:p>65264</text:p>
          </table:table-cell>
          <table:table-cell office:value-type="float" office:value="65419" calcext:value-type="float">
            <text:p>65419</text:p>
          </table:table-cell>
          <table:table-cell office:value-type="float" office:value="65448" calcext:value-type="float">
            <text:p>65448</text:p>
          </table:table-cell>
          <table:table-cell office:value-type="float" office:value="4997" calcext:value-type="float">
            <text:p>4997</text:p>
          </table:table-cell>
          <table:table-cell table:formula="of:=SUM([.C51:.E51])/[.$M$1]" office:value-type="float" office:value="98065.5" calcext:value-type="float">
            <text:p>98065.5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665" calcext:value-type="float">
            <text:p>65665</text:p>
          </table:table-cell>
          <table:table-cell office:value-type="float" office:value="66316" calcext:value-type="float">
            <text:p>66316</text:p>
          </table:table-cell>
          <table:table-cell office:value-type="float" office:value="65728" calcext:value-type="float">
            <text:p>65728</text:p>
          </table:table-cell>
          <table:table-cell office:value-type="float" office:value="4973" calcext:value-type="float">
            <text:p>4973</text:p>
          </table:table-cell>
          <table:table-cell table:formula="of:=SUM([.C52:.E52])/[.$M$1]" office:value-type="float" office:value="98854.5" calcext:value-type="float">
            <text:p>98854.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195" calcext:value-type="float">
            <text:p>69195</text:p>
          </table:table-cell>
          <table:table-cell office:value-type="float" office:value="69178" calcext:value-type="float">
            <text:p>69178</text:p>
          </table:table-cell>
          <table:table-cell office:value-type="float" office:value="69221" calcext:value-type="float">
            <text:p>69221</text:p>
          </table:table-cell>
          <table:table-cell office:value-type="float" office:value="5055" calcext:value-type="float">
            <text:p>5055</text:p>
          </table:table-cell>
          <table:table-cell table:formula="of:=SUM([.C53:.E53])/[.$M$1]" office:value-type="float" office:value="103797" calcext:value-type="float">
            <text:p>103797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807" calcext:value-type="float">
            <text:p>65807</text:p>
          </table:table-cell>
          <table:table-cell office:value-type="float" office:value="65947" calcext:value-type="float">
            <text:p>65947</text:p>
          </table:table-cell>
          <table:table-cell office:value-type="float" office:value="65639" calcext:value-type="float">
            <text:p>65639</text:p>
          </table:table-cell>
          <table:table-cell office:value-type="float" office:value="5008" calcext:value-type="float">
            <text:p>5008</text:p>
          </table:table-cell>
          <table:table-cell table:formula="of:=SUM([.C54:.E54])/[.$M$1]" office:value-type="float" office:value="98696.5" calcext:value-type="float">
            <text:p>98696.5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299" calcext:value-type="float">
            <text:p>65299</text:p>
          </table:table-cell>
          <table:table-cell office:value-type="float" office:value="65387" calcext:value-type="float">
            <text:p>65387</text:p>
          </table:table-cell>
          <table:table-cell office:value-type="float" office:value="65622" calcext:value-type="float">
            <text:p>65622</text:p>
          </table:table-cell>
          <table:table-cell office:value-type="float" office:value="5075" calcext:value-type="float">
            <text:p>5075</text:p>
          </table:table-cell>
          <table:table-cell table:formula="of:=SUM([.C55:.E55])/[.$M$1]" office:value-type="float" office:value="98154" calcext:value-type="float">
            <text:p>98154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061" calcext:value-type="float">
            <text:p>65061</text:p>
          </table:table-cell>
          <table:table-cell office:value-type="float" office:value="65382" calcext:value-type="float">
            <text:p>65382</text:p>
          </table:table-cell>
          <table:table-cell office:value-type="float" office:value="65438" calcext:value-type="float">
            <text:p>65438</text:p>
          </table:table-cell>
          <table:table-cell office:value-type="float" office:value="4992" calcext:value-type="float">
            <text:p>4992</text:p>
          </table:table-cell>
          <table:table-cell table:formula="of:=SUM([.C56:.E56])/[.$M$1]" office:value-type="float" office:value="97940.5" calcext:value-type="float">
            <text:p>97940.5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563" calcext:value-type="float">
            <text:p>65563</text:p>
          </table:table-cell>
          <table:table-cell office:value-type="float" office:value="65058" calcext:value-type="float">
            <text:p>65058</text:p>
          </table:table-cell>
          <table:table-cell office:value-type="float" office:value="64462" calcext:value-type="float">
            <text:p>64462</text:p>
          </table:table-cell>
          <table:table-cell office:value-type="float" office:value="5026" calcext:value-type="float">
            <text:p>5026</text:p>
          </table:table-cell>
          <table:table-cell table:formula="of:=SUM([.C57:.E57])/[.$M$1]" office:value-type="float" office:value="97541.5" calcext:value-type="float">
            <text:p>97541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546" calcext:value-type="float">
            <text:p>69546</text:p>
          </table:table-cell>
          <table:table-cell office:value-type="float" office:value="70332" calcext:value-type="float">
            <text:p>70332</text:p>
          </table:table-cell>
          <table:table-cell office:value-type="float" office:value="69865" calcext:value-type="float">
            <text:p>69865</text:p>
          </table:table-cell>
          <table:table-cell office:value-type="float" office:value="4974" calcext:value-type="float">
            <text:p>4974</text:p>
          </table:table-cell>
          <table:table-cell table:formula="of:=SUM([.C58:.E58])/[.$M$1]" office:value-type="float" office:value="104871.5" calcext:value-type="float">
            <text:p>104871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826" calcext:value-type="float">
            <text:p>64826</text:p>
          </table:table-cell>
          <table:table-cell office:value-type="float" office:value="65106" calcext:value-type="float">
            <text:p>65106</text:p>
          </table:table-cell>
          <table:table-cell office:value-type="float" office:value="64963" calcext:value-type="float">
            <text:p>64963</text:p>
          </table:table-cell>
          <table:table-cell office:value-type="float" office:value="5133" calcext:value-type="float">
            <text:p>5133</text:p>
          </table:table-cell>
          <table:table-cell table:formula="of:=SUM([.C59:.E59])/[.$M$1]" office:value-type="float" office:value="97447.5" calcext:value-type="float">
            <text:p>97447.5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005" calcext:value-type="float">
            <text:p>65005</text:p>
          </table:table-cell>
          <table:table-cell office:value-type="float" office:value="63957" calcext:value-type="float">
            <text:p>63957</text:p>
          </table:table-cell>
          <table:table-cell office:value-type="float" office:value="64555" calcext:value-type="float">
            <text:p>64555</text:p>
          </table:table-cell>
          <table:table-cell office:value-type="float" office:value="5137" calcext:value-type="float">
            <text:p>5137</text:p>
          </table:table-cell>
          <table:table-cell table:formula="of:=SUM([.C60:.E60])/[.$M$1]" office:value-type="float" office:value="96758.5" calcext:value-type="float">
            <text:p>96758.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559" calcext:value-type="float">
            <text:p>64559</text:p>
          </table:table-cell>
          <table:table-cell office:value-type="float" office:value="63890" calcext:value-type="float">
            <text:p>63890</text:p>
          </table:table-cell>
          <table:table-cell office:value-type="float" office:value="64507" calcext:value-type="float">
            <text:p>64507</text:p>
          </table:table-cell>
          <table:table-cell office:value-type="float" office:value="4981" calcext:value-type="float">
            <text:p>4981</text:p>
          </table:table-cell>
          <table:table-cell table:formula="of:=SUM([.C61:.E61])/[.$M$1]" office:value-type="float" office:value="96478" calcext:value-type="float">
            <text:p>96478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7910" calcext:value-type="float">
            <text:p>67910</text:p>
          </table:table-cell>
          <table:table-cell office:value-type="float" office:value="67769" calcext:value-type="float">
            <text:p>67769</text:p>
          </table:table-cell>
          <table:table-cell office:value-type="float" office:value="68094" calcext:value-type="float">
            <text:p>68094</text:p>
          </table:table-cell>
          <table:table-cell office:value-type="float" office:value="4988" calcext:value-type="float">
            <text:p>4988</text:p>
          </table:table-cell>
          <table:table-cell table:formula="of:=SUM([.C62:.E62])/[.$M$1]" office:value-type="float" office:value="101886.5" calcext:value-type="float">
            <text:p>101886.5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6908" calcext:value-type="float">
            <text:p>66908</text:p>
          </table:table-cell>
          <table:table-cell office:value-type="float" office:value="67712" calcext:value-type="float">
            <text:p>67712</text:p>
          </table:table-cell>
          <table:table-cell office:value-type="float" office:value="66926" calcext:value-type="float">
            <text:p>66926</text:p>
          </table:table-cell>
          <table:table-cell office:value-type="float" office:value="4991" calcext:value-type="float">
            <text:p>4991</text:p>
          </table:table-cell>
          <table:table-cell table:formula="of:=SUM([.C63:.E63])/[.$M$1]" office:value-type="float" office:value="100773" calcext:value-type="float">
            <text:p>100773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31" calcext:value-type="float">
            <text:p>65131</text:p>
          </table:table-cell>
          <table:table-cell office:value-type="float" office:value="65609" calcext:value-type="float">
            <text:p>65609</text:p>
          </table:table-cell>
          <table:table-cell office:value-type="float" office:value="65211" calcext:value-type="float">
            <text:p>65211</text:p>
          </table:table-cell>
          <table:table-cell office:value-type="float" office:value="5002" calcext:value-type="float">
            <text:p>5002</text:p>
          </table:table-cell>
          <table:table-cell table:formula="of:=SUM([.C64:.E64])/[.$M$1]" office:value-type="float" office:value="97975.5" calcext:value-type="float">
            <text:p>97975.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142" calcext:value-type="float">
            <text:p>65142</text:p>
          </table:table-cell>
          <table:table-cell office:value-type="float" office:value="65598" calcext:value-type="float">
            <text:p>65598</text:p>
          </table:table-cell>
          <table:table-cell office:value-type="float" office:value="65207" calcext:value-type="float">
            <text:p>65207</text:p>
          </table:table-cell>
          <table:table-cell office:value-type="float" office:value="4931" calcext:value-type="float">
            <text:p>4931</text:p>
          </table:table-cell>
          <table:table-cell table:formula="of:=SUM([.C65:.E65])/[.$M$1]" office:value-type="float" office:value="97973.5" calcext:value-type="float">
            <text:p>97973.5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437" calcext:value-type="float">
            <text:p>65437</text:p>
          </table:table-cell>
          <table:table-cell office:value-type="float" office:value="65553" calcext:value-type="float">
            <text:p>65553</text:p>
          </table:table-cell>
          <table:table-cell office:value-type="float" office:value="65284" calcext:value-type="float">
            <text:p>65284</text:p>
          </table:table-cell>
          <table:table-cell office:value-type="float" office:value="4974" calcext:value-type="float">
            <text:p>4974</text:p>
          </table:table-cell>
          <table:table-cell table:formula="of:=SUM([.C66:.E66])/[.$M$1]" office:value-type="float" office:value="98137" calcext:value-type="float">
            <text:p>98137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692" calcext:value-type="float">
            <text:p>69692</text:p>
          </table:table-cell>
          <table:table-cell office:value-type="float" office:value="69806" calcext:value-type="float">
            <text:p>69806</text:p>
          </table:table-cell>
          <table:table-cell office:value-type="float" office:value="69523" calcext:value-type="float">
            <text:p>69523</text:p>
          </table:table-cell>
          <table:table-cell office:value-type="float" office:value="4999" calcext:value-type="float">
            <text:p>4999</text:p>
          </table:table-cell>
          <table:table-cell table:formula="of:=SUM([.C67:.E67])/[.$M$1]" office:value-type="float" office:value="104510.5" calcext:value-type="float">
            <text:p>104510.5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011" calcext:value-type="float">
            <text:p>65011</text:p>
          </table:table-cell>
          <table:table-cell office:value-type="float" office:value="65093" calcext:value-type="float">
            <text:p>65093</text:p>
          </table:table-cell>
          <table:table-cell office:value-type="float" office:value="64877" calcext:value-type="float">
            <text:p>64877</text:p>
          </table:table-cell>
          <table:table-cell office:value-type="float" office:value="4980" calcext:value-type="float">
            <text:p>4980</text:p>
          </table:table-cell>
          <table:table-cell table:formula="of:=SUM([.C68:.E68])/[.$M$1]" office:value-type="float" office:value="97490.5" calcext:value-type="float">
            <text:p>97490.5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694" calcext:value-type="float">
            <text:p>65694</text:p>
          </table:table-cell>
          <table:table-cell office:value-type="float" office:value="65638" calcext:value-type="float">
            <text:p>65638</text:p>
          </table:table-cell>
          <table:table-cell office:value-type="float" office:value="66043" calcext:value-type="float">
            <text:p>66043</text:p>
          </table:table-cell>
          <table:table-cell office:value-type="float" office:value="4967" calcext:value-type="float">
            <text:p>4967</text:p>
          </table:table-cell>
          <table:table-cell table:formula="of:=SUM([.C69:.E69])/[.$M$1]" office:value-type="float" office:value="98687.5" calcext:value-type="float">
            <text:p>98687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681" calcext:value-type="float">
            <text:p>65681</text:p>
          </table:table-cell>
          <table:table-cell office:value-type="float" office:value="65861" calcext:value-type="float">
            <text:p>65861</text:p>
          </table:table-cell>
          <table:table-cell office:value-type="float" office:value="65970" calcext:value-type="float">
            <text:p>65970</text:p>
          </table:table-cell>
          <table:table-cell office:value-type="float" office:value="4963" calcext:value-type="float">
            <text:p>4963</text:p>
          </table:table-cell>
          <table:table-cell table:formula="of:=SUM([.C70:.E70])/[.$M$1]" office:value-type="float" office:value="98756" calcext:value-type="float">
            <text:p>98756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8989" calcext:value-type="float">
            <text:p>68989</text:p>
          </table:table-cell>
          <table:table-cell office:value-type="float" office:value="69087" calcext:value-type="float">
            <text:p>69087</text:p>
          </table:table-cell>
          <table:table-cell office:value-type="float" office:value="69102" calcext:value-type="float">
            <text:p>69102</text:p>
          </table:table-cell>
          <table:table-cell office:value-type="float" office:value="5015" calcext:value-type="float">
            <text:p>5015</text:p>
          </table:table-cell>
          <table:table-cell table:formula="of:=SUM([.C71:.E71])/[.$M$1]" office:value-type="float" office:value="103589" calcext:value-type="float">
            <text:p>103589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6129" calcext:value-type="float">
            <text:p>66129</text:p>
          </table:table-cell>
          <table:table-cell office:value-type="float" office:value="66466" calcext:value-type="float">
            <text:p>66466</text:p>
          </table:table-cell>
          <table:table-cell office:value-type="float" office:value="66577" calcext:value-type="float">
            <text:p>66577</text:p>
          </table:table-cell>
          <table:table-cell office:value-type="float" office:value="4939" calcext:value-type="float">
            <text:p>4939</text:p>
          </table:table-cell>
          <table:table-cell table:formula="of:=SUM([.C72:.E72])/[.$M$1]" office:value-type="float" office:value="99586" calcext:value-type="float">
            <text:p>99586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777" calcext:value-type="float">
            <text:p>64777</text:p>
          </table:table-cell>
          <table:table-cell office:value-type="float" office:value="64190" calcext:value-type="float">
            <text:p>64190</text:p>
          </table:table-cell>
          <table:table-cell office:value-type="float" office:value="64665" calcext:value-type="float">
            <text:p>64665</text:p>
          </table:table-cell>
          <table:table-cell office:value-type="float" office:value="5002" calcext:value-type="float">
            <text:p>5002</text:p>
          </table:table-cell>
          <table:table-cell table:formula="of:=SUM([.C73:.E73])/[.$M$1]" office:value-type="float" office:value="96816" calcext:value-type="float">
            <text:p>96816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500" calcext:value-type="float">
            <text:p>65500</text:p>
          </table:table-cell>
          <table:table-cell office:value-type="float" office:value="65726" calcext:value-type="float">
            <text:p>65726</text:p>
          </table:table-cell>
          <table:table-cell office:value-type="float" office:value="65206" calcext:value-type="float">
            <text:p>65206</text:p>
          </table:table-cell>
          <table:table-cell office:value-type="float" office:value="4952" calcext:value-type="float">
            <text:p>4952</text:p>
          </table:table-cell>
          <table:table-cell table:formula="of:=SUM([.C74:.E74])/[.$M$1]" office:value-type="float" office:value="98216" calcext:value-type="float">
            <text:p>98216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230" calcext:value-type="float">
            <text:p>65230</text:p>
          </table:table-cell>
          <table:table-cell office:value-type="float" office:value="65115" calcext:value-type="float">
            <text:p>65115</text:p>
          </table:table-cell>
          <table:table-cell office:value-type="float" office:value="65565" calcext:value-type="float">
            <text:p>65565</text:p>
          </table:table-cell>
          <table:table-cell office:value-type="float" office:value="4932" calcext:value-type="float">
            <text:p>4932</text:p>
          </table:table-cell>
          <table:table-cell table:formula="of:=SUM([.C75:.E75])/[.$M$1]" office:value-type="float" office:value="97955" calcext:value-type="float">
            <text:p>97955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953" calcext:value-type="float">
            <text:p>69953</text:p>
          </table:table-cell>
          <table:table-cell office:value-type="float" office:value="70029" calcext:value-type="float">
            <text:p>70029</text:p>
          </table:table-cell>
          <table:table-cell office:value-type="float" office:value="70314" calcext:value-type="float">
            <text:p>70314</text:p>
          </table:table-cell>
          <table:table-cell office:value-type="float" office:value="4935" calcext:value-type="float">
            <text:p>4935</text:p>
          </table:table-cell>
          <table:table-cell table:formula="of:=SUM([.C76:.E76])/[.$M$1]" office:value-type="float" office:value="105148" calcext:value-type="float">
            <text:p>105148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599" calcext:value-type="float">
            <text:p>65599</text:p>
          </table:table-cell>
          <table:table-cell office:value-type="float" office:value="65582" calcext:value-type="float">
            <text:p>65582</text:p>
          </table:table-cell>
          <table:table-cell office:value-type="float" office:value="65317" calcext:value-type="float">
            <text:p>65317</text:p>
          </table:table-cell>
          <table:table-cell office:value-type="float" office:value="5014" calcext:value-type="float">
            <text:p>5014</text:p>
          </table:table-cell>
          <table:table-cell table:formula="of:=SUM([.C77:.E77])/[.$M$1]" office:value-type="float" office:value="98249" calcext:value-type="float">
            <text:p>98249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461" calcext:value-type="float">
            <text:p>65461</text:p>
          </table:table-cell>
          <table:table-cell office:value-type="float" office:value="65184" calcext:value-type="float">
            <text:p>65184</text:p>
          </table:table-cell>
          <table:table-cell office:value-type="float" office:value="65263" calcext:value-type="float">
            <text:p>65263</text:p>
          </table:table-cell>
          <table:table-cell office:value-type="float" office:value="4981" calcext:value-type="float">
            <text:p>4981</text:p>
          </table:table-cell>
          <table:table-cell table:formula="of:=SUM([.C78:.E78])/[.$M$1]" office:value-type="float" office:value="97954" calcext:value-type="float">
            <text:p>97954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5561" calcext:value-type="float">
            <text:p>65561</text:p>
          </table:table-cell>
          <table:table-cell office:value-type="float" office:value="65405" calcext:value-type="float">
            <text:p>65405</text:p>
          </table:table-cell>
          <table:table-cell office:value-type="float" office:value="65110" calcext:value-type="float">
            <text:p>65110</text:p>
          </table:table-cell>
          <table:table-cell office:value-type="float" office:value="4998" calcext:value-type="float">
            <text:p>4998</text:p>
          </table:table-cell>
          <table:table-cell table:formula="of:=SUM([.C79:.E79])/[.$M$1]" office:value-type="float" office:value="98038" calcext:value-type="float">
            <text:p>98038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9065" calcext:value-type="float">
            <text:p>69065</text:p>
          </table:table-cell>
          <table:table-cell office:value-type="float" office:value="69436" calcext:value-type="float">
            <text:p>69436</text:p>
          </table:table-cell>
          <table:table-cell office:value-type="float" office:value="68773" calcext:value-type="float">
            <text:p>68773</text:p>
          </table:table-cell>
          <table:table-cell office:value-type="float" office:value="5047" calcext:value-type="float">
            <text:p>5047</text:p>
          </table:table-cell>
          <table:table-cell table:formula="of:=SUM([.C80:.E80])/[.$M$1]" office:value-type="float" office:value="103637" calcext:value-type="float">
            <text:p>103637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6523" calcext:value-type="float">
            <text:p>66523</text:p>
          </table:table-cell>
          <table:table-cell office:value-type="float" office:value="66107" calcext:value-type="float">
            <text:p>66107</text:p>
          </table:table-cell>
          <table:table-cell office:value-type="float" office:value="66147" calcext:value-type="float">
            <text:p>66147</text:p>
          </table:table-cell>
          <table:table-cell office:value-type="float" office:value="4964" calcext:value-type="float">
            <text:p>4964</text:p>
          </table:table-cell>
          <table:table-cell table:formula="of:=SUM([.C81:.E81])/[.$M$1]" office:value-type="float" office:value="99388.5" calcext:value-type="float">
            <text:p>99388.5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818" calcext:value-type="float">
            <text:p>64818</text:p>
          </table:table-cell>
          <table:table-cell office:value-type="float" office:value="64403" calcext:value-type="float">
            <text:p>64403</text:p>
          </table:table-cell>
          <table:table-cell office:value-type="float" office:value="64541" calcext:value-type="float">
            <text:p>64541</text:p>
          </table:table-cell>
          <table:table-cell office:value-type="float" office:value="5036" calcext:value-type="float">
            <text:p>5036</text:p>
          </table:table-cell>
          <table:table-cell table:formula="of:=SUM([.C82:.E82])/[.$M$1]" office:value-type="float" office:value="96881" calcext:value-type="float">
            <text:p>96881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900" calcext:value-type="float">
            <text:p>64900</text:p>
          </table:table-cell>
          <table:table-cell office:value-type="float" office:value="65101" calcext:value-type="float">
            <text:p>65101</text:p>
          </table:table-cell>
          <table:table-cell office:value-type="float" office:value="65190" calcext:value-type="float">
            <text:p>65190</text:p>
          </table:table-cell>
          <table:table-cell office:value-type="float" office:value="4977" calcext:value-type="float">
            <text:p>4977</text:p>
          </table:table-cell>
          <table:table-cell table:formula="of:=SUM([.C83:.E83])/[.$M$1]" office:value-type="float" office:value="97595.5" calcext:value-type="float">
            <text:p>97595.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LazyList</text:p>
          </table:table-cell>
          <table:table-cell office:value-type="float" office:value="8" calcext:value-type="float">
            <text:p>8</text:p>
          </table:table-cell>
          <table:table-cell office:value-type="float" office:value="64927" calcext:value-type="float">
            <text:p>64927</text:p>
          </table:table-cell>
          <table:table-cell office:value-type="float" office:value="64695" calcext:value-type="float">
            <text:p>64695</text:p>
          </table:table-cell>
          <table:table-cell office:value-type="float" office:value="65151" calcext:value-type="float">
            <text:p>65151</text:p>
          </table:table-cell>
          <table:table-cell office:value-type="float" office:value="4957" calcext:value-type="float">
            <text:p>4957</text:p>
          </table:table-cell>
          <table:table-cell table:formula="of:=SUM([.C84:.E84])/[.$M$1]" office:value-type="float" office:value="97386.5" calcext:value-type="float">
            <text:p>97386.5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table table:name="Optimistic" table:style-name="ta1">
        <table:shapes>
          <draw:frame draw:z-index="0" draw:style-name="gr1" draw:text-style-name="P1" svg:width="480.44pt" svg:height="315.47pt" svg:x="668.98pt" svg:y="21.88pt">
            <draw:object draw:notify-on-update-of-ranges="Optimistic.B2:Optimistic.B11 Optimistic.G1:Optimistic.G1 Optimistic.G2:Optimistic.G11 Optimistic.H1:Optimistic.H1 Optimistic.H2:Optimistic.H11 Optimistic.I1:Optimistic.I1 Optimistic.I2:Optimistic.I11 Optimistic.J1:Optimistic.J1 Optimistic.J2:Optimistic.J11 Optimistic.F1:Optimistic.F1 Optimistic.F2:Optimistic.F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80.44pt" svg:height="315.47pt" svg:x="671.33pt" svg:y="359.18pt">
            <draw:object draw:notify-on-update-of-ranges="Optimistic.H26:Optimistic.H84 Optimistic.G25:Optimistic.G25 Optimistic.G26:Optimistic.G84 Optimistic.F25:Optimistic.F25 Optimistic.F26:Optimistic.F8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Add/s</text:p>
          </table:table-cell>
          <table:table-cell office:value-type="string" calcext:value-type="string">
            <text:p>Remove/s</text:p>
          </table:table-cell>
          <table:table-cell office:value-type="string" calcext:value-type="string">
            <text:p>Contains/s</text:p>
          </table:table-cell>
          <table:table-cell/>
          <table:table-cell office:value-type="string" calcext:value-type="string">
            <text:p>Monitoring ea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2" calcext:value-type="float">
            <text:p>2</text:p>
          </table:table-cell>
          <table:table-cell office:value-type="float" office:value="20341" calcext:value-type="float">
            <text:p>20341</text:p>
          </table:table-cell>
          <table:table-cell office:value-type="float" office:value="20387" calcext:value-type="float">
            <text:p>20387</text:p>
          </table:table-cell>
          <table:table-cell office:value-type="float" office:value="20334" calcext:value-type="float">
            <text:p>20334</text:p>
          </table:table-cell>
          <table:table-cell office:value-type="float" office:value="4913" calcext:value-type="float">
            <text:p>4913</text:p>
          </table:table-cell>
          <table:table-cell table:formula="of:=SUM([.C2:.E2])/[.$M$1]" office:value-type="float" office:value="30531" calcext:value-type="float">
            <text:p>30531</text:p>
          </table:table-cell>
          <table:table-cell table:formula="of:=[.C2]/[.$M$1]" office:value-type="float" office:value="10170.5" calcext:value-type="float">
            <text:p>10170.5</text:p>
          </table:table-cell>
          <table:table-cell table:formula="of:=[.D2]/[.$M$1]" office:value-type="float" office:value="10193.5" calcext:value-type="float">
            <text:p>10193.5</text:p>
          </table:table-cell>
          <table:table-cell table:formula="of:=[.E2]/[.$M$1]"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4" calcext:value-type="float">
            <text:p>4</text:p>
          </table:table-cell>
          <table:table-cell office:value-type="float" office:value="38449" calcext:value-type="float">
            <text:p>38449</text:p>
          </table:table-cell>
          <table:table-cell office:value-type="float" office:value="38472" calcext:value-type="float">
            <text:p>38472</text:p>
          </table:table-cell>
          <table:table-cell office:value-type="float" office:value="38473" calcext:value-type="float">
            <text:p>38473</text:p>
          </table:table-cell>
          <table:table-cell office:value-type="float" office:value="4903" calcext:value-type="float">
            <text:p>4903</text:p>
          </table:table-cell>
          <table:table-cell table:formula="of:=SUM([.C3:.E3])/[.$M$1]" office:value-type="float" office:value="57697" calcext:value-type="float">
            <text:p>57697</text:p>
          </table:table-cell>
          <table:table-cell table:formula="of:=[.C3]/[.$M$1]" office:value-type="float" office:value="19224.5" calcext:value-type="float">
            <text:p>19224.5</text:p>
          </table:table-cell>
          <table:table-cell table:formula="of:=[.D3]/[.$M$1]" office:value-type="float" office:value="19236" calcext:value-type="float">
            <text:p>19236</text:p>
          </table:table-cell>
          <table:table-cell table:formula="of:=[.E3]/[.$M$1]" office:value-type="float" office:value="19236.5" calcext:value-type="float">
            <text:p>1923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6" calcext:value-type="float">
            <text:p>6</text:p>
          </table:table-cell>
          <table:table-cell office:value-type="float" office:value="51206" calcext:value-type="float">
            <text:p>51206</text:p>
          </table:table-cell>
          <table:table-cell office:value-type="float" office:value="51216" calcext:value-type="float">
            <text:p>51216</text:p>
          </table:table-cell>
          <table:table-cell office:value-type="float" office:value="51261" calcext:value-type="float">
            <text:p>51261</text:p>
          </table:table-cell>
          <table:table-cell office:value-type="float" office:value="4919" calcext:value-type="float">
            <text:p>4919</text:p>
          </table:table-cell>
          <table:table-cell table:formula="of:=SUM([.C4:.E4])/[.$M$1]" office:value-type="float" office:value="76841.5" calcext:value-type="float">
            <text:p>76841.5</text:p>
          </table:table-cell>
          <table:table-cell table:formula="of:=[.C4]/[.$M$1]" office:value-type="float" office:value="25603" calcext:value-type="float">
            <text:p>25603</text:p>
          </table:table-cell>
          <table:table-cell table:formula="of:=[.D4]/[.$M$1]" office:value-type="float" office:value="25608" calcext:value-type="float">
            <text:p>25608</text:p>
          </table:table-cell>
          <table:table-cell table:formula="of:=[.E4]/[.$M$1]" office:value-type="float" office:value="25630.5" calcext:value-type="float">
            <text:p>2563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8" calcext:value-type="float">
            <text:p>8</text:p>
          </table:table-cell>
          <table:table-cell office:value-type="float" office:value="65319" calcext:value-type="float">
            <text:p>65319</text:p>
          </table:table-cell>
          <table:table-cell office:value-type="float" office:value="65343" calcext:value-type="float">
            <text:p>65343</text:p>
          </table:table-cell>
          <table:table-cell office:value-type="float" office:value="65298" calcext:value-type="float">
            <text:p>65298</text:p>
          </table:table-cell>
          <table:table-cell office:value-type="float" office:value="4913" calcext:value-type="float">
            <text:p>4913</text:p>
          </table:table-cell>
          <table:table-cell table:formula="of:=SUM([.C5:.E5])/[.$M$1]" office:value-type="float" office:value="97980" calcext:value-type="float">
            <text:p>97980</text:p>
          </table:table-cell>
          <table:table-cell table:formula="of:=[.C5]/[.$M$1]" office:value-type="float" office:value="32659.5" calcext:value-type="float">
            <text:p>32659.5</text:p>
          </table:table-cell>
          <table:table-cell table:formula="of:=[.D5]/[.$M$1]" office:value-type="float" office:value="32671.5" calcext:value-type="float">
            <text:p>32671.5</text:p>
          </table:table-cell>
          <table:table-cell table:formula="of:=[.E5]/[.$M$1]" office:value-type="float" office:value="32649" calcext:value-type="float">
            <text:p>32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10" calcext:value-type="float">
            <text:p>10</text:p>
          </table:table-cell>
          <table:table-cell office:value-type="float" office:value="65768" calcext:value-type="float">
            <text:p>65768</text:p>
          </table:table-cell>
          <table:table-cell office:value-type="float" office:value="65750" calcext:value-type="float">
            <text:p>65750</text:p>
          </table:table-cell>
          <table:table-cell office:value-type="float" office:value="65771" calcext:value-type="float">
            <text:p>65771</text:p>
          </table:table-cell>
          <table:table-cell office:value-type="float" office:value="4919" calcext:value-type="float">
            <text:p>4919</text:p>
          </table:table-cell>
          <table:table-cell table:formula="of:=SUM([.C6:.E6])/[.$M$1]" office:value-type="float" office:value="98644.5" calcext:value-type="float">
            <text:p>98644.5</text:p>
          </table:table-cell>
          <table:table-cell table:formula="of:=[.C6]/[.$M$1]" office:value-type="float" office:value="32884" calcext:value-type="float">
            <text:p>32884</text:p>
          </table:table-cell>
          <table:table-cell table:formula="of:=[.D6]/[.$M$1]" office:value-type="float" office:value="32875" calcext:value-type="float">
            <text:p>32875</text:p>
          </table:table-cell>
          <table:table-cell table:formula="of:=[.E6]/[.$M$1]" office:value-type="float" office:value="32885.5" calcext:value-type="float">
            <text:p>3288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12" calcext:value-type="float">
            <text:p>12</text:p>
          </table:table-cell>
          <table:table-cell office:value-type="float" office:value="65076" calcext:value-type="float">
            <text:p>65076</text:p>
          </table:table-cell>
          <table:table-cell office:value-type="float" office:value="65062" calcext:value-type="float">
            <text:p>65062</text:p>
          </table:table-cell>
          <table:table-cell office:value-type="float" office:value="65097" calcext:value-type="float">
            <text:p>65097</text:p>
          </table:table-cell>
          <table:table-cell office:value-type="float" office:value="4917" calcext:value-type="float">
            <text:p>4917</text:p>
          </table:table-cell>
          <table:table-cell table:formula="of:=SUM([.C7:.E7])/[.$M$1]" office:value-type="float" office:value="97617.5" calcext:value-type="float">
            <text:p>97617.5</text:p>
          </table:table-cell>
          <table:table-cell table:formula="of:=[.C7]/[.$M$1]" office:value-type="float" office:value="32538" calcext:value-type="float">
            <text:p>32538</text:p>
          </table:table-cell>
          <table:table-cell table:formula="of:=[.D7]/[.$M$1]" office:value-type="float" office:value="32531" calcext:value-type="float">
            <text:p>32531</text:p>
          </table:table-cell>
          <table:table-cell table:formula="of:=[.E7]/[.$M$1]" office:value-type="float" office:value="32548.5" calcext:value-type="float">
            <text:p>3254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14" calcext:value-type="float">
            <text:p>14</text:p>
          </table:table-cell>
          <table:table-cell office:value-type="float" office:value="65799" calcext:value-type="float">
            <text:p>65799</text:p>
          </table:table-cell>
          <table:table-cell office:value-type="float" office:value="65855" calcext:value-type="float">
            <text:p>65855</text:p>
          </table:table-cell>
          <table:table-cell office:value-type="float" office:value="65745" calcext:value-type="float">
            <text:p>65745</text:p>
          </table:table-cell>
          <table:table-cell office:value-type="float" office:value="4906" calcext:value-type="float">
            <text:p>4906</text:p>
          </table:table-cell>
          <table:table-cell table:formula="of:=SUM([.C8:.E8])/[.$M$1]" office:value-type="float" office:value="98699.5" calcext:value-type="float">
            <text:p>98699.5</text:p>
          </table:table-cell>
          <table:table-cell table:formula="of:=[.C8]/[.$M$1]" office:value-type="float" office:value="32899.5" calcext:value-type="float">
            <text:p>32899.5</text:p>
          </table:table-cell>
          <table:table-cell table:formula="of:=[.D8]/[.$M$1]" office:value-type="float" office:value="32927.5" calcext:value-type="float">
            <text:p>32927.5</text:p>
          </table:table-cell>
          <table:table-cell table:formula="of:=[.E8]/[.$M$1]" office:value-type="float" office:value="32872.5" calcext:value-type="float">
            <text:p>328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16" calcext:value-type="float">
            <text:p>16</text:p>
          </table:table-cell>
          <table:table-cell office:value-type="float" office:value="65286" calcext:value-type="float">
            <text:p>65286</text:p>
          </table:table-cell>
          <table:table-cell office:value-type="float" office:value="65244" calcext:value-type="float">
            <text:p>65244</text:p>
          </table:table-cell>
          <table:table-cell office:value-type="float" office:value="65273" calcext:value-type="float">
            <text:p>65273</text:p>
          </table:table-cell>
          <table:table-cell office:value-type="float" office:value="4921" calcext:value-type="float">
            <text:p>4921</text:p>
          </table:table-cell>
          <table:table-cell table:formula="of:=SUM([.C9:.E9])/[.$M$1]" office:value-type="float" office:value="97901.5" calcext:value-type="float">
            <text:p>97901.5</text:p>
          </table:table-cell>
          <table:table-cell table:formula="of:=[.C9]/[.$M$1]" office:value-type="float" office:value="32643" calcext:value-type="float">
            <text:p>32643</text:p>
          </table:table-cell>
          <table:table-cell table:formula="of:=[.D9]/[.$M$1]" office:value-type="float" office:value="32622" calcext:value-type="float">
            <text:p>32622</text:p>
          </table:table-cell>
          <table:table-cell table:formula="of:=[.E9]/[.$M$1]" office:value-type="float" office:value="32636.5" calcext:value-type="float">
            <text:p>3263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18" calcext:value-type="float">
            <text:p>18</text:p>
          </table:table-cell>
          <table:table-cell office:value-type="float" office:value="66297" calcext:value-type="float">
            <text:p>66297</text:p>
          </table:table-cell>
          <table:table-cell office:value-type="float" office:value="66255" calcext:value-type="float">
            <text:p>66255</text:p>
          </table:table-cell>
          <table:table-cell office:value-type="float" office:value="66327" calcext:value-type="float">
            <text:p>66327</text:p>
          </table:table-cell>
          <table:table-cell office:value-type="float" office:value="4918" calcext:value-type="float">
            <text:p>4918</text:p>
          </table:table-cell>
          <table:table-cell table:formula="of:=SUM([.C10:.E10])/[.$M$1]" office:value-type="float" office:value="99439.5" calcext:value-type="float">
            <text:p>99439.5</text:p>
          </table:table-cell>
          <table:table-cell table:formula="of:=[.C10]/[.$M$1]" office:value-type="float" office:value="33148.5" calcext:value-type="float">
            <text:p>33148.5</text:p>
          </table:table-cell>
          <table:table-cell table:formula="of:=[.D10]/[.$M$1]" office:value-type="float" office:value="33127.5" calcext:value-type="float">
            <text:p>33127.5</text:p>
          </table:table-cell>
          <table:table-cell table:formula="of:=[.E10]/[.$M$1]" office:value-type="float" office:value="33163.5" calcext:value-type="float">
            <text:p>3316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OptimisticList (Mean)</text:p>
          </table:table-cell>
          <table:table-cell office:value-type="float" office:value="20" calcext:value-type="float">
            <text:p>20</text:p>
          </table:table-cell>
          <table:table-cell office:value-type="float" office:value="66169" calcext:value-type="float">
            <text:p>66169</text:p>
          </table:table-cell>
          <table:table-cell office:value-type="float" office:value="66137" calcext:value-type="float">
            <text:p>66137</text:p>
          </table:table-cell>
          <table:table-cell office:value-type="float" office:value="66161" calcext:value-type="float">
            <text:p>66161</text:p>
          </table:table-cell>
          <table:table-cell office:value-type="float" office:value="4908" calcext:value-type="float">
            <text:p>4908</text:p>
          </table:table-cell>
          <table:table-cell table:formula="of:=SUM([.C11:.E11])/[.$M$1]" office:value-type="float" office:value="99233.5" calcext:value-type="float">
            <text:p>99233.5</text:p>
          </table:table-cell>
          <table:table-cell table:formula="of:=[.C11]/[.$M$1]" office:value-type="float" office:value="33084.5" calcext:value-type="float">
            <text:p>33084.5</text:p>
          </table:table-cell>
          <table:table-cell table:formula="of:=[.D11]/[.$M$1]" office:value-type="float" office:value="33068.5" calcext:value-type="float">
            <text:p>33068.5</text:p>
          </table:table-cell>
          <table:table-cell table:formula="of:=[.E11]/[.$M$1]" office:value-type="float" office:value="33080.5" calcext:value-type="float">
            <text:p>33080.5</text:p>
          </table:table-cell>
          <table:table-cell table:number-columns-repeated="4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Throughput (ops/s)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3640" calcext:value-type="float">
            <text:p>63640</text:p>
          </table:table-cell>
          <table:table-cell office:value-type="float" office:value="63152" calcext:value-type="float">
            <text:p>63152</text:p>
          </table:table-cell>
          <table:table-cell office:value-type="float" office:value="63520" calcext:value-type="float">
            <text:p>63520</text:p>
          </table:table-cell>
          <table:table-cell office:value-type="float" office:value="4926" calcext:value-type="float">
            <text:p>4926</text:p>
          </table:table-cell>
          <table:table-cell table:formula="of:=SUM([.C26:.E26])/[.$M$1]" office:value-type="float" office:value="95156" calcext:value-type="float">
            <text:p>95156</text:p>
          </table:table-cell>
          <table:table-cell table:formula="of:=[.$M$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71460" calcext:value-type="float">
            <text:p>71460</text:p>
          </table:table-cell>
          <table:table-cell office:value-type="float" office:value="71675" calcext:value-type="float">
            <text:p>71675</text:p>
          </table:table-cell>
          <table:table-cell office:value-type="float" office:value="70815" calcext:value-type="float">
            <text:p>70815</text:p>
          </table:table-cell>
          <table:table-cell office:value-type="float" office:value="5024" calcext:value-type="float">
            <text:p>5024</text:p>
          </table:table-cell>
          <table:table-cell table:formula="of:=SUM([.C27:.E27])/[.$M$1]" office:value-type="float" office:value="106975" calcext:value-type="float">
            <text:p>106975</text:p>
          </table:table-cell>
          <table:table-cell table:formula="of:=[.H26]+[.$M$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299" calcext:value-type="float">
            <text:p>65299</text:p>
          </table:table-cell>
          <table:table-cell office:value-type="float" office:value="65660" calcext:value-type="float">
            <text:p>65660</text:p>
          </table:table-cell>
          <table:table-cell office:value-type="float" office:value="65550" calcext:value-type="float">
            <text:p>65550</text:p>
          </table:table-cell>
          <table:table-cell office:value-type="float" office:value="4918" calcext:value-type="float">
            <text:p>4918</text:p>
          </table:table-cell>
          <table:table-cell table:formula="of:=SUM([.C28:.E28])/[.$M$1]" office:value-type="float" office:value="98254.5" calcext:value-type="float">
            <text:p>98254.5</text:p>
          </table:table-cell>
          <table:table-cell table:formula="of:=[.H27]+[.$M$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68" calcext:value-type="float">
            <text:p>65868</text:p>
          </table:table-cell>
          <table:table-cell office:value-type="float" office:value="65574" calcext:value-type="float">
            <text:p>65574</text:p>
          </table:table-cell>
          <table:table-cell office:value-type="float" office:value="65967" calcext:value-type="float">
            <text:p>65967</text:p>
          </table:table-cell>
          <table:table-cell office:value-type="float" office:value="5046" calcext:value-type="float">
            <text:p>5046</text:p>
          </table:table-cell>
          <table:table-cell table:formula="of:=SUM([.C29:.E29])/[.$M$1]" office:value-type="float" office:value="98704.5" calcext:value-type="float">
            <text:p>98704.5</text:p>
          </table:table-cell>
          <table:table-cell table:formula="of:=[.H28]+[.$M$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497" calcext:value-type="float">
            <text:p>65497</text:p>
          </table:table-cell>
          <table:table-cell office:value-type="float" office:value="66146" calcext:value-type="float">
            <text:p>66146</text:p>
          </table:table-cell>
          <table:table-cell office:value-type="float" office:value="65895" calcext:value-type="float">
            <text:p>65895</text:p>
          </table:table-cell>
          <table:table-cell office:value-type="float" office:value="4954" calcext:value-type="float">
            <text:p>4954</text:p>
          </table:table-cell>
          <table:table-cell table:formula="of:=SUM([.C30:.E30])/[.$M$1]" office:value-type="float" office:value="98769" calcext:value-type="float">
            <text:p>98769</text:p>
          </table:table-cell>
          <table:table-cell table:formula="of:=[.H29]+[.$M$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18" calcext:value-type="float">
            <text:p>65818</text:p>
          </table:table-cell>
          <table:table-cell office:value-type="float" office:value="65747" calcext:value-type="float">
            <text:p>65747</text:p>
          </table:table-cell>
          <table:table-cell office:value-type="float" office:value="65773" calcext:value-type="float">
            <text:p>65773</text:p>
          </table:table-cell>
          <table:table-cell office:value-type="float" office:value="5008" calcext:value-type="float">
            <text:p>5008</text:p>
          </table:table-cell>
          <table:table-cell table:formula="of:=SUM([.C31:.E31])/[.$M$1]" office:value-type="float" office:value="98669" calcext:value-type="float">
            <text:p>98669</text:p>
          </table:table-cell>
          <table:table-cell table:formula="of:=[.H30]+[.$M$1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332" calcext:value-type="float">
            <text:p>66332</text:p>
          </table:table-cell>
          <table:table-cell office:value-type="float" office:value="66576" calcext:value-type="float">
            <text:p>66576</text:p>
          </table:table-cell>
          <table:table-cell office:value-type="float" office:value="66341" calcext:value-type="float">
            <text:p>66341</text:p>
          </table:table-cell>
          <table:table-cell office:value-type="float" office:value="5000" calcext:value-type="float">
            <text:p>5000</text:p>
          </table:table-cell>
          <table:table-cell table:formula="of:=SUM([.C32:.E32])/[.$M$1]" office:value-type="float" office:value="99624.5" calcext:value-type="float">
            <text:p>99624.5</text:p>
          </table:table-cell>
          <table:table-cell table:formula="of:=[.H31]+[.$M$1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64" calcext:value-type="float">
            <text:p>66064</text:p>
          </table:table-cell>
          <table:table-cell office:value-type="float" office:value="66712" calcext:value-type="float">
            <text:p>66712</text:p>
          </table:table-cell>
          <table:table-cell office:value-type="float" office:value="66064" calcext:value-type="float">
            <text:p>66064</text:p>
          </table:table-cell>
          <table:table-cell office:value-type="float" office:value="4901" calcext:value-type="float">
            <text:p>4901</text:p>
          </table:table-cell>
          <table:table-cell table:formula="of:=SUM([.C33:.E33])/[.$M$1]" office:value-type="float" office:value="99420" calcext:value-type="float">
            <text:p>99420</text:p>
          </table:table-cell>
          <table:table-cell table:formula="of:=[.H32]+[.$M$1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836" calcext:value-type="float">
            <text:p>66836</text:p>
          </table:table-cell>
          <table:table-cell office:value-type="float" office:value="66827" calcext:value-type="float">
            <text:p>66827</text:p>
          </table:table-cell>
          <table:table-cell office:value-type="float" office:value="66373" calcext:value-type="float">
            <text:p>66373</text:p>
          </table:table-cell>
          <table:table-cell office:value-type="float" office:value="5085" calcext:value-type="float">
            <text:p>5085</text:p>
          </table:table-cell>
          <table:table-cell table:formula="of:=SUM([.C34:.E34])/[.$M$1]" office:value-type="float" office:value="100018" calcext:value-type="float">
            <text:p>100018</text:p>
          </table:table-cell>
          <table:table-cell table:formula="of:=[.H33]+[.$M$1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348" calcext:value-type="float">
            <text:p>65348</text:p>
          </table:table-cell>
          <table:table-cell office:value-type="float" office:value="65486" calcext:value-type="float">
            <text:p>65486</text:p>
          </table:table-cell>
          <table:table-cell office:value-type="float" office:value="65133" calcext:value-type="float">
            <text:p>65133</text:p>
          </table:table-cell>
          <table:table-cell office:value-type="float" office:value="5035" calcext:value-type="float">
            <text:p>5035</text:p>
          </table:table-cell>
          <table:table-cell table:formula="of:=SUM([.C35:.E35])/[.$M$1]" office:value-type="float" office:value="97983.5" calcext:value-type="float">
            <text:p>97983.5</text:p>
          </table:table-cell>
          <table:table-cell table:formula="of:=[.H34]+[.$M$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431" calcext:value-type="float">
            <text:p>66431</text:p>
          </table:table-cell>
          <table:table-cell office:value-type="float" office:value="66040" calcext:value-type="float">
            <text:p>66040</text:p>
          </table:table-cell>
          <table:table-cell office:value-type="float" office:value="66496" calcext:value-type="float">
            <text:p>66496</text:p>
          </table:table-cell>
          <table:table-cell office:value-type="float" office:value="5014" calcext:value-type="float">
            <text:p>5014</text:p>
          </table:table-cell>
          <table:table-cell table:formula="of:=SUM([.C36:.E36])/[.$M$1]" office:value-type="float" office:value="99483.5" calcext:value-type="float">
            <text:p>99483.5</text:p>
          </table:table-cell>
          <table:table-cell table:formula="of:=[.H35]+[.$M$1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336" calcext:value-type="float">
            <text:p>65336</text:p>
          </table:table-cell>
          <table:table-cell office:value-type="float" office:value="65366" calcext:value-type="float">
            <text:p>65366</text:p>
          </table:table-cell>
          <table:table-cell office:value-type="float" office:value="65750" calcext:value-type="float">
            <text:p>65750</text:p>
          </table:table-cell>
          <table:table-cell office:value-type="float" office:value="4981" calcext:value-type="float">
            <text:p>4981</text:p>
          </table:table-cell>
          <table:table-cell table:formula="of:=SUM([.C37:.E37])/[.$M$1]" office:value-type="float" office:value="98226" calcext:value-type="float">
            <text:p>98226</text:p>
          </table:table-cell>
          <table:table-cell table:formula="of:=[.H36]+[.$M$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554" calcext:value-type="float">
            <text:p>65554</text:p>
          </table:table-cell>
          <table:table-cell office:value-type="float" office:value="65265" calcext:value-type="float">
            <text:p>65265</text:p>
          </table:table-cell>
          <table:table-cell office:value-type="float" office:value="65262" calcext:value-type="float">
            <text:p>65262</text:p>
          </table:table-cell>
          <table:table-cell office:value-type="float" office:value="5051" calcext:value-type="float">
            <text:p>5051</text:p>
          </table:table-cell>
          <table:table-cell table:formula="of:=SUM([.C38:.E38])/[.$M$1]" office:value-type="float" office:value="98040.5" calcext:value-type="float">
            <text:p>98040.5</text:p>
          </table:table-cell>
          <table:table-cell table:formula="of:=[.H37]+[.$M$1]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77" calcext:value-type="float">
            <text:p>66077</text:p>
          </table:table-cell>
          <table:table-cell office:value-type="float" office:value="66655" calcext:value-type="float">
            <text:p>66655</text:p>
          </table:table-cell>
          <table:table-cell office:value-type="float" office:value="66160" calcext:value-type="float">
            <text:p>66160</text:p>
          </table:table-cell>
          <table:table-cell office:value-type="float" office:value="5015" calcext:value-type="float">
            <text:p>5015</text:p>
          </table:table-cell>
          <table:table-cell table:formula="of:=SUM([.C39:.E39])/[.$M$1]" office:value-type="float" office:value="99446" calcext:value-type="float">
            <text:p>99446</text:p>
          </table:table-cell>
          <table:table-cell table:formula="of:=[.H38]+[.$M$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72739" calcext:value-type="float">
            <text:p>72739</text:p>
          </table:table-cell>
          <table:table-cell office:value-type="float" office:value="73604" calcext:value-type="float">
            <text:p>73604</text:p>
          </table:table-cell>
          <table:table-cell office:value-type="float" office:value="72810" calcext:value-type="float">
            <text:p>72810</text:p>
          </table:table-cell>
          <table:table-cell office:value-type="float" office:value="4913" calcext:value-type="float">
            <text:p>4913</text:p>
          </table:table-cell>
          <table:table-cell table:formula="of:=SUM([.C40:.E40])/[.$M$1]" office:value-type="float" office:value="109576.5" calcext:value-type="float">
            <text:p>109576.5</text:p>
          </table:table-cell>
          <table:table-cell table:formula="of:=[.H39]+[.$M$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334" calcext:value-type="float">
            <text:p>65334</text:p>
          </table:table-cell>
          <table:table-cell office:value-type="float" office:value="65490" calcext:value-type="float">
            <text:p>65490</text:p>
          </table:table-cell>
          <table:table-cell office:value-type="float" office:value="65319" calcext:value-type="float">
            <text:p>65319</text:p>
          </table:table-cell>
          <table:table-cell office:value-type="float" office:value="5015" calcext:value-type="float">
            <text:p>5015</text:p>
          </table:table-cell>
          <table:table-cell table:formula="of:=SUM([.C41:.E41])/[.$M$1]" office:value-type="float" office:value="98071.5" calcext:value-type="float">
            <text:p>98071.5</text:p>
          </table:table-cell>
          <table:table-cell table:formula="of:=[.H40]+[.$M$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516" calcext:value-type="float">
            <text:p>65516</text:p>
          </table:table-cell>
          <table:table-cell office:value-type="float" office:value="65465" calcext:value-type="float">
            <text:p>65465</text:p>
          </table:table-cell>
          <table:table-cell office:value-type="float" office:value="65505" calcext:value-type="float">
            <text:p>65505</text:p>
          </table:table-cell>
          <table:table-cell office:value-type="float" office:value="4981" calcext:value-type="float">
            <text:p>4981</text:p>
          </table:table-cell>
          <table:table-cell table:formula="of:=SUM([.C42:.E42])/[.$M$1]" office:value-type="float" office:value="98243" calcext:value-type="float">
            <text:p>98243</text:p>
          </table:table-cell>
          <table:table-cell table:formula="of:=[.H41]+[.$M$1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39" calcext:value-type="float">
            <text:p>66039</text:p>
          </table:table-cell>
          <table:table-cell office:value-type="float" office:value="65956" calcext:value-type="float">
            <text:p>65956</text:p>
          </table:table-cell>
          <table:table-cell office:value-type="float" office:value="66072" calcext:value-type="float">
            <text:p>66072</text:p>
          </table:table-cell>
          <table:table-cell office:value-type="float" office:value="5057" calcext:value-type="float">
            <text:p>5057</text:p>
          </table:table-cell>
          <table:table-cell table:formula="of:=SUM([.C43:.E43])/[.$M$1]" office:value-type="float" office:value="99033.5" calcext:value-type="float">
            <text:p>99033.5</text:p>
          </table:table-cell>
          <table:table-cell table:formula="of:=[.H42]+[.$M$1]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757" calcext:value-type="float">
            <text:p>65757</text:p>
          </table:table-cell>
          <table:table-cell office:value-type="float" office:value="65877" calcext:value-type="float">
            <text:p>65877</text:p>
          </table:table-cell>
          <table:table-cell office:value-type="float" office:value="66469" calcext:value-type="float">
            <text:p>66469</text:p>
          </table:table-cell>
          <table:table-cell office:value-type="float" office:value="4933" calcext:value-type="float">
            <text:p>4933</text:p>
          </table:table-cell>
          <table:table-cell table:formula="of:=SUM([.C44:.E44])/[.$M$1]" office:value-type="float" office:value="99051.5" calcext:value-type="float">
            <text:p>99051.5</text:p>
          </table:table-cell>
          <table:table-cell table:formula="of:=[.H43]+[.$M$1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32" calcext:value-type="float">
            <text:p>65832</text:p>
          </table:table-cell>
          <table:table-cell office:value-type="float" office:value="65381" calcext:value-type="float">
            <text:p>65381</text:p>
          </table:table-cell>
          <table:table-cell office:value-type="float" office:value="65405" calcext:value-type="float">
            <text:p>65405</text:p>
          </table:table-cell>
          <table:table-cell office:value-type="float" office:value="4967" calcext:value-type="float">
            <text:p>4967</text:p>
          </table:table-cell>
          <table:table-cell table:formula="of:=SUM([.C45:.E45])/[.$M$1]" office:value-type="float" office:value="98309" calcext:value-type="float">
            <text:p>98309</text:p>
          </table:table-cell>
          <table:table-cell table:formula="of:=[.H44]+[.$M$1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776" calcext:value-type="float">
            <text:p>65776</text:p>
          </table:table-cell>
          <table:table-cell office:value-type="float" office:value="65399" calcext:value-type="float">
            <text:p>65399</text:p>
          </table:table-cell>
          <table:table-cell office:value-type="float" office:value="65449" calcext:value-type="float">
            <text:p>65449</text:p>
          </table:table-cell>
          <table:table-cell office:value-type="float" office:value="4958" calcext:value-type="float">
            <text:p>4958</text:p>
          </table:table-cell>
          <table:table-cell table:formula="of:=SUM([.C46:.E46])/[.$M$1]" office:value-type="float" office:value="98312" calcext:value-type="float">
            <text:p>98312</text:p>
          </table:table-cell>
          <table:table-cell table:formula="of:=[.H45]+[.$M$1]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467" calcext:value-type="float">
            <text:p>65467</text:p>
          </table:table-cell>
          <table:table-cell office:value-type="float" office:value="65852" calcext:value-type="float">
            <text:p>65852</text:p>
          </table:table-cell>
          <table:table-cell office:value-type="float" office:value="66355" calcext:value-type="float">
            <text:p>66355</text:p>
          </table:table-cell>
          <table:table-cell office:value-type="float" office:value="5061" calcext:value-type="float">
            <text:p>5061</text:p>
          </table:table-cell>
          <table:table-cell table:formula="of:=SUM([.C47:.E47])/[.$M$1]" office:value-type="float" office:value="98837" calcext:value-type="float">
            <text:p>98837</text:p>
          </table:table-cell>
          <table:table-cell table:formula="of:=[.H46]+[.$M$1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10" calcext:value-type="float">
            <text:p>65810</text:p>
          </table:table-cell>
          <table:table-cell office:value-type="float" office:value="65615" calcext:value-type="float">
            <text:p>65615</text:p>
          </table:table-cell>
          <table:table-cell office:value-type="float" office:value="65675" calcext:value-type="float">
            <text:p>65675</text:p>
          </table:table-cell>
          <table:table-cell office:value-type="float" office:value="5058" calcext:value-type="float">
            <text:p>5058</text:p>
          </table:table-cell>
          <table:table-cell table:formula="of:=SUM([.C48:.E48])/[.$M$1]" office:value-type="float" office:value="98550" calcext:value-type="float">
            <text:p>98550</text:p>
          </table:table-cell>
          <table:table-cell table:formula="of:=[.H47]+[.$M$1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905" calcext:value-type="float">
            <text:p>65905</text:p>
          </table:table-cell>
          <table:table-cell office:value-type="float" office:value="66290" calcext:value-type="float">
            <text:p>66290</text:p>
          </table:table-cell>
          <table:table-cell office:value-type="float" office:value="66444" calcext:value-type="float">
            <text:p>66444</text:p>
          </table:table-cell>
          <table:table-cell office:value-type="float" office:value="4916" calcext:value-type="float">
            <text:p>4916</text:p>
          </table:table-cell>
          <table:table-cell table:formula="of:=SUM([.C49:.E49])/[.$M$1]" office:value-type="float" office:value="99319.5" calcext:value-type="float">
            <text:p>99319.5</text:p>
          </table:table-cell>
          <table:table-cell table:formula="of:=[.H48]+[.$M$1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24" calcext:value-type="float">
            <text:p>66024</text:p>
          </table:table-cell>
          <table:table-cell office:value-type="float" office:value="66042" calcext:value-type="float">
            <text:p>66042</text:p>
          </table:table-cell>
          <table:table-cell office:value-type="float" office:value="66268" calcext:value-type="float">
            <text:p>66268</text:p>
          </table:table-cell>
          <table:table-cell office:value-type="float" office:value="4950" calcext:value-type="float">
            <text:p>4950</text:p>
          </table:table-cell>
          <table:table-cell table:formula="of:=SUM([.C50:.E50])/[.$M$1]" office:value-type="float" office:value="99167" calcext:value-type="float">
            <text:p>99167</text:p>
          </table:table-cell>
          <table:table-cell table:formula="of:=[.H49]+[.$M$1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7017" calcext:value-type="float">
            <text:p>67017</text:p>
          </table:table-cell>
          <table:table-cell office:value-type="float" office:value="66670" calcext:value-type="float">
            <text:p>66670</text:p>
          </table:table-cell>
          <table:table-cell office:value-type="float" office:value="66380" calcext:value-type="float">
            <text:p>66380</text:p>
          </table:table-cell>
          <table:table-cell office:value-type="float" office:value="5060" calcext:value-type="float">
            <text:p>5060</text:p>
          </table:table-cell>
          <table:table-cell table:formula="of:=SUM([.C51:.E51])/[.$M$1]" office:value-type="float" office:value="100033.5" calcext:value-type="float">
            <text:p>100033.5</text:p>
          </table:table-cell>
          <table:table-cell table:formula="of:=[.H50]+[.$M$1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71872" calcext:value-type="float">
            <text:p>71872</text:p>
          </table:table-cell>
          <table:table-cell office:value-type="float" office:value="71229" calcext:value-type="float">
            <text:p>71229</text:p>
          </table:table-cell>
          <table:table-cell office:value-type="float" office:value="71818" calcext:value-type="float">
            <text:p>71818</text:p>
          </table:table-cell>
          <table:table-cell office:value-type="float" office:value="4975" calcext:value-type="float">
            <text:p>4975</text:p>
          </table:table-cell>
          <table:table-cell table:formula="of:=SUM([.C52:.E52])/[.$M$1]" office:value-type="float" office:value="107459.5" calcext:value-type="float">
            <text:p>107459.5</text:p>
          </table:table-cell>
          <table:table-cell table:formula="of:=[.H51]+[.$M$1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488" calcext:value-type="float">
            <text:p>66488</text:p>
          </table:table-cell>
          <table:table-cell office:value-type="float" office:value="66361" calcext:value-type="float">
            <text:p>66361</text:p>
          </table:table-cell>
          <table:table-cell office:value-type="float" office:value="65801" calcext:value-type="float">
            <text:p>65801</text:p>
          </table:table-cell>
          <table:table-cell office:value-type="float" office:value="5048" calcext:value-type="float">
            <text:p>5048</text:p>
          </table:table-cell>
          <table:table-cell table:formula="of:=SUM([.C53:.E53])/[.$M$1]" office:value-type="float" office:value="99325" calcext:value-type="float">
            <text:p>99325</text:p>
          </table:table-cell>
          <table:table-cell table:formula="of:=[.H52]+[.$M$1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206" calcext:value-type="float">
            <text:p>66206</text:p>
          </table:table-cell>
          <table:table-cell office:value-type="float" office:value="66099" calcext:value-type="float">
            <text:p>66099</text:p>
          </table:table-cell>
          <table:table-cell office:value-type="float" office:value="66419" calcext:value-type="float">
            <text:p>66419</text:p>
          </table:table-cell>
          <table:table-cell office:value-type="float" office:value="4950" calcext:value-type="float">
            <text:p>4950</text:p>
          </table:table-cell>
          <table:table-cell table:formula="of:=SUM([.C54:.E54])/[.$M$1]" office:value-type="float" office:value="99362" calcext:value-type="float">
            <text:p>99362</text:p>
          </table:table-cell>
          <table:table-cell table:formula="of:=[.H53]+[.$M$1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52" calcext:value-type="float">
            <text:p>66052</text:p>
          </table:table-cell>
          <table:table-cell office:value-type="float" office:value="65972" calcext:value-type="float">
            <text:p>65972</text:p>
          </table:table-cell>
          <table:table-cell office:value-type="float" office:value="66140" calcext:value-type="float">
            <text:p>66140</text:p>
          </table:table-cell>
          <table:table-cell office:value-type="float" office:value="5003" calcext:value-type="float">
            <text:p>5003</text:p>
          </table:table-cell>
          <table:table-cell table:formula="of:=SUM([.C55:.E55])/[.$M$1]" office:value-type="float" office:value="99082" calcext:value-type="float">
            <text:p>99082</text:p>
          </table:table-cell>
          <table:table-cell table:formula="of:=[.H54]+[.$M$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447" calcext:value-type="float">
            <text:p>66447</text:p>
          </table:table-cell>
          <table:table-cell office:value-type="float" office:value="66802" calcext:value-type="float">
            <text:p>66802</text:p>
          </table:table-cell>
          <table:table-cell office:value-type="float" office:value="66431" calcext:value-type="float">
            <text:p>66431</text:p>
          </table:table-cell>
          <table:table-cell office:value-type="float" office:value="5008" calcext:value-type="float">
            <text:p>5008</text:p>
          </table:table-cell>
          <table:table-cell table:formula="of:=SUM([.C56:.E56])/[.$M$1]" office:value-type="float" office:value="99840" calcext:value-type="float">
            <text:p>99840</text:p>
          </table:table-cell>
          <table:table-cell table:formula="of:=[.H55]+[.$M$1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426" calcext:value-type="float">
            <text:p>65426</text:p>
          </table:table-cell>
          <table:table-cell office:value-type="float" office:value="65186" calcext:value-type="float">
            <text:p>65186</text:p>
          </table:table-cell>
          <table:table-cell office:value-type="float" office:value="65491" calcext:value-type="float">
            <text:p>65491</text:p>
          </table:table-cell>
          <table:table-cell office:value-type="float" office:value="5103" calcext:value-type="float">
            <text:p>5103</text:p>
          </table:table-cell>
          <table:table-cell table:formula="of:=SUM([.C57:.E57])/[.$M$1]" office:value-type="float" office:value="98051.5" calcext:value-type="float">
            <text:p>98051.5</text:p>
          </table:table-cell>
          <table:table-cell table:formula="of:=[.H56]+[.$M$1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166" calcext:value-type="float">
            <text:p>66166</text:p>
          </table:table-cell>
          <table:table-cell office:value-type="float" office:value="65819" calcext:value-type="float">
            <text:p>65819</text:p>
          </table:table-cell>
          <table:table-cell office:value-type="float" office:value="66178" calcext:value-type="float">
            <text:p>66178</text:p>
          </table:table-cell>
          <table:table-cell office:value-type="float" office:value="5045" calcext:value-type="float">
            <text:p>5045</text:p>
          </table:table-cell>
          <table:table-cell table:formula="of:=SUM([.C58:.E58])/[.$M$1]" office:value-type="float" office:value="99081.5" calcext:value-type="float">
            <text:p>99081.5</text:p>
          </table:table-cell>
          <table:table-cell table:formula="of:=[.H57]+[.$M$1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273" calcext:value-type="float">
            <text:p>66273</text:p>
          </table:table-cell>
          <table:table-cell office:value-type="float" office:value="65870" calcext:value-type="float">
            <text:p>65870</text:p>
          </table:table-cell>
          <table:table-cell office:value-type="float" office:value="65449" calcext:value-type="float">
            <text:p>65449</text:p>
          </table:table-cell>
          <table:table-cell office:value-type="float" office:value="5021" calcext:value-type="float">
            <text:p>5021</text:p>
          </table:table-cell>
          <table:table-cell table:formula="of:=SUM([.C59:.E59])/[.$M$1]" office:value-type="float" office:value="98796" calcext:value-type="float">
            <text:p>98796</text:p>
          </table:table-cell>
          <table:table-cell table:formula="of:=[.H58]+[.$M$1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572" calcext:value-type="float">
            <text:p>65572</text:p>
          </table:table-cell>
          <table:table-cell office:value-type="float" office:value="65264" calcext:value-type="float">
            <text:p>65264</text:p>
          </table:table-cell>
          <table:table-cell office:value-type="float" office:value="65354" calcext:value-type="float">
            <text:p>65354</text:p>
          </table:table-cell>
          <table:table-cell office:value-type="float" office:value="5009" calcext:value-type="float">
            <text:p>5009</text:p>
          </table:table-cell>
          <table:table-cell table:formula="of:=SUM([.C60:.E60])/[.$M$1]" office:value-type="float" office:value="98095" calcext:value-type="float">
            <text:p>98095</text:p>
          </table:table-cell>
          <table:table-cell table:formula="of:=[.H59]+[.$M$1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635" calcext:value-type="float">
            <text:p>66635</text:p>
          </table:table-cell>
          <table:table-cell office:value-type="float" office:value="66744" calcext:value-type="float">
            <text:p>66744</text:p>
          </table:table-cell>
          <table:table-cell office:value-type="float" office:value="66473" calcext:value-type="float">
            <text:p>66473</text:p>
          </table:table-cell>
          <table:table-cell office:value-type="float" office:value="4938" calcext:value-type="float">
            <text:p>4938</text:p>
          </table:table-cell>
          <table:table-cell table:formula="of:=SUM([.C61:.E61])/[.$M$1]" office:value-type="float" office:value="99926" calcext:value-type="float">
            <text:p>99926</text:p>
          </table:table-cell>
          <table:table-cell table:formula="of:=[.H60]+[.$M$1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923" calcext:value-type="float">
            <text:p>65923</text:p>
          </table:table-cell>
          <table:table-cell office:value-type="float" office:value="65982" calcext:value-type="float">
            <text:p>65982</text:p>
          </table:table-cell>
          <table:table-cell office:value-type="float" office:value="65933" calcext:value-type="float">
            <text:p>65933</text:p>
          </table:table-cell>
          <table:table-cell office:value-type="float" office:value="5050" calcext:value-type="float">
            <text:p>5050</text:p>
          </table:table-cell>
          <table:table-cell table:formula="of:=SUM([.C62:.E62])/[.$M$1]" office:value-type="float" office:value="98919" calcext:value-type="float">
            <text:p>98919</text:p>
          </table:table-cell>
          <table:table-cell table:formula="of:=[.H61]+[.$M$1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524" calcext:value-type="float">
            <text:p>65524</text:p>
          </table:table-cell>
          <table:table-cell office:value-type="float" office:value="65297" calcext:value-type="float">
            <text:p>65297</text:p>
          </table:table-cell>
          <table:table-cell office:value-type="float" office:value="65274" calcext:value-type="float">
            <text:p>65274</text:p>
          </table:table-cell>
          <table:table-cell office:value-type="float" office:value="5019" calcext:value-type="float">
            <text:p>5019</text:p>
          </table:table-cell>
          <table:table-cell table:formula="of:=SUM([.C63:.E63])/[.$M$1]" office:value-type="float" office:value="98047.5" calcext:value-type="float">
            <text:p>98047.5</text:p>
          </table:table-cell>
          <table:table-cell table:formula="of:=[.H62]+[.$M$1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962" calcext:value-type="float">
            <text:p>65962</text:p>
          </table:table-cell>
          <table:table-cell office:value-type="float" office:value="66286" calcext:value-type="float">
            <text:p>66286</text:p>
          </table:table-cell>
          <table:table-cell office:value-type="float" office:value="65649" calcext:value-type="float">
            <text:p>65649</text:p>
          </table:table-cell>
          <table:table-cell office:value-type="float" office:value="5044" calcext:value-type="float">
            <text:p>5044</text:p>
          </table:table-cell>
          <table:table-cell table:formula="of:=SUM([.C64:.E64])/[.$M$1]" office:value-type="float" office:value="98948.5" calcext:value-type="float">
            <text:p>98948.5</text:p>
          </table:table-cell>
          <table:table-cell table:formula="of:=[.H63]+[.$M$1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72390" calcext:value-type="float">
            <text:p>72390</text:p>
          </table:table-cell>
          <table:table-cell office:value-type="float" office:value="72384" calcext:value-type="float">
            <text:p>72384</text:p>
          </table:table-cell>
          <table:table-cell office:value-type="float" office:value="72508" calcext:value-type="float">
            <text:p>72508</text:p>
          </table:table-cell>
          <table:table-cell office:value-type="float" office:value="4971" calcext:value-type="float">
            <text:p>4971</text:p>
          </table:table-cell>
          <table:table-cell table:formula="of:=SUM([.C65:.E65])/[.$M$1]" office:value-type="float" office:value="108641" calcext:value-type="float">
            <text:p>108641</text:p>
          </table:table-cell>
          <table:table-cell table:formula="of:=[.H64]+[.$M$1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310" calcext:value-type="float">
            <text:p>66310</text:p>
          </table:table-cell>
          <table:table-cell office:value-type="float" office:value="66880" calcext:value-type="float">
            <text:p>66880</text:p>
          </table:table-cell>
          <table:table-cell office:value-type="float" office:value="66122" calcext:value-type="float">
            <text:p>66122</text:p>
          </table:table-cell>
          <table:table-cell office:value-type="float" office:value="5003" calcext:value-type="float">
            <text:p>5003</text:p>
          </table:table-cell>
          <table:table-cell table:formula="of:=SUM([.C66:.E66])/[.$M$1]" office:value-type="float" office:value="99656" calcext:value-type="float">
            <text:p>99656</text:p>
          </table:table-cell>
          <table:table-cell table:formula="of:=[.H65]+[.$M$1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110" calcext:value-type="float">
            <text:p>66110</text:p>
          </table:table-cell>
          <table:table-cell office:value-type="float" office:value="66037" calcext:value-type="float">
            <text:p>66037</text:p>
          </table:table-cell>
          <table:table-cell office:value-type="float" office:value="66524" calcext:value-type="float">
            <text:p>66524</text:p>
          </table:table-cell>
          <table:table-cell office:value-type="float" office:value="4932" calcext:value-type="float">
            <text:p>4932</text:p>
          </table:table-cell>
          <table:table-cell table:formula="of:=SUM([.C67:.E67])/[.$M$1]" office:value-type="float" office:value="99335.5" calcext:value-type="float">
            <text:p>99335.5</text:p>
          </table:table-cell>
          <table:table-cell table:formula="of:=[.H66]+[.$M$1]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362" calcext:value-type="float">
            <text:p>66362</text:p>
          </table:table-cell>
          <table:table-cell office:value-type="float" office:value="66277" calcext:value-type="float">
            <text:p>66277</text:p>
          </table:table-cell>
          <table:table-cell office:value-type="float" office:value="66407" calcext:value-type="float">
            <text:p>66407</text:p>
          </table:table-cell>
          <table:table-cell office:value-type="float" office:value="5034" calcext:value-type="float">
            <text:p>5034</text:p>
          </table:table-cell>
          <table:table-cell table:formula="of:=SUM([.C68:.E68])/[.$M$1]" office:value-type="float" office:value="99523" calcext:value-type="float">
            <text:p>99523</text:p>
          </table:table-cell>
          <table:table-cell table:formula="of:=[.H67]+[.$M$1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43" calcext:value-type="float">
            <text:p>65843</text:p>
          </table:table-cell>
          <table:table-cell office:value-type="float" office:value="66111" calcext:value-type="float">
            <text:p>66111</text:p>
          </table:table-cell>
          <table:table-cell office:value-type="float" office:value="65753" calcext:value-type="float">
            <text:p>65753</text:p>
          </table:table-cell>
          <table:table-cell office:value-type="float" office:value="4878" calcext:value-type="float">
            <text:p>4878</text:p>
          </table:table-cell>
          <table:table-cell table:formula="of:=SUM([.C69:.E69])/[.$M$1]" office:value-type="float" office:value="98853.5" calcext:value-type="float">
            <text:p>98853.5</text:p>
          </table:table-cell>
          <table:table-cell table:formula="of:=[.H68]+[.$M$1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485" calcext:value-type="float">
            <text:p>65485</text:p>
          </table:table-cell>
          <table:table-cell office:value-type="float" office:value="64991" calcext:value-type="float">
            <text:p>64991</text:p>
          </table:table-cell>
          <table:table-cell office:value-type="float" office:value="65534" calcext:value-type="float">
            <text:p>65534</text:p>
          </table:table-cell>
          <table:table-cell office:value-type="float" office:value="4933" calcext:value-type="float">
            <text:p>4933</text:p>
          </table:table-cell>
          <table:table-cell table:formula="of:=SUM([.C70:.E70])/[.$M$1]" office:value-type="float" office:value="98005" calcext:value-type="float">
            <text:p>98005</text:p>
          </table:table-cell>
          <table:table-cell table:formula="of:=[.H69]+[.$M$1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452" calcext:value-type="float">
            <text:p>66452</text:p>
          </table:table-cell>
          <table:table-cell office:value-type="float" office:value="65967" calcext:value-type="float">
            <text:p>65967</text:p>
          </table:table-cell>
          <table:table-cell office:value-type="float" office:value="65930" calcext:value-type="float">
            <text:p>65930</text:p>
          </table:table-cell>
          <table:table-cell office:value-type="float" office:value="5008" calcext:value-type="float">
            <text:p>5008</text:p>
          </table:table-cell>
          <table:table-cell table:formula="of:=SUM([.C71:.E71])/[.$M$1]" office:value-type="float" office:value="99174.5" calcext:value-type="float">
            <text:p>99174.5</text:p>
          </table:table-cell>
          <table:table-cell table:formula="of:=[.H70]+[.$M$1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64" calcext:value-type="float">
            <text:p>65864</text:p>
          </table:table-cell>
          <table:table-cell office:value-type="float" office:value="65810" calcext:value-type="float">
            <text:p>65810</text:p>
          </table:table-cell>
          <table:table-cell office:value-type="float" office:value="66052" calcext:value-type="float">
            <text:p>66052</text:p>
          </table:table-cell>
          <table:table-cell office:value-type="float" office:value="4941" calcext:value-type="float">
            <text:p>4941</text:p>
          </table:table-cell>
          <table:table-cell table:formula="of:=SUM([.C72:.E72])/[.$M$1]" office:value-type="float" office:value="98863" calcext:value-type="float">
            <text:p>98863</text:p>
          </table:table-cell>
          <table:table-cell table:formula="of:=[.H71]+[.$M$1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295" calcext:value-type="float">
            <text:p>66295</text:p>
          </table:table-cell>
          <table:table-cell office:value-type="float" office:value="66657" calcext:value-type="float">
            <text:p>66657</text:p>
          </table:table-cell>
          <table:table-cell office:value-type="float" office:value="66108" calcext:value-type="float">
            <text:p>66108</text:p>
          </table:table-cell>
          <table:table-cell office:value-type="float" office:value="5082" calcext:value-type="float">
            <text:p>5082</text:p>
          </table:table-cell>
          <table:table-cell table:formula="of:=SUM([.C73:.E73])/[.$M$1]" office:value-type="float" office:value="99530" calcext:value-type="float">
            <text:p>99530</text:p>
          </table:table-cell>
          <table:table-cell table:formula="of:=[.H72]+[.$M$1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559" calcext:value-type="float">
            <text:p>65559</text:p>
          </table:table-cell>
          <table:table-cell office:value-type="float" office:value="65525" calcext:value-type="float">
            <text:p>65525</text:p>
          </table:table-cell>
          <table:table-cell office:value-type="float" office:value="65611" calcext:value-type="float">
            <text:p>65611</text:p>
          </table:table-cell>
          <table:table-cell office:value-type="float" office:value="5015" calcext:value-type="float">
            <text:p>5015</text:p>
          </table:table-cell>
          <table:table-cell table:formula="of:=SUM([.C74:.E74])/[.$M$1]" office:value-type="float" office:value="98347.5" calcext:value-type="float">
            <text:p>98347.5</text:p>
          </table:table-cell>
          <table:table-cell table:formula="of:=[.H73]+[.$M$1]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631" calcext:value-type="float">
            <text:p>65631</text:p>
          </table:table-cell>
          <table:table-cell office:value-type="float" office:value="65691" calcext:value-type="float">
            <text:p>65691</text:p>
          </table:table-cell>
          <table:table-cell office:value-type="float" office:value="66112" calcext:value-type="float">
            <text:p>66112</text:p>
          </table:table-cell>
          <table:table-cell office:value-type="float" office:value="4947" calcext:value-type="float">
            <text:p>4947</text:p>
          </table:table-cell>
          <table:table-cell table:formula="of:=SUM([.C75:.E75])/[.$M$1]" office:value-type="float" office:value="98717" calcext:value-type="float">
            <text:p>98717</text:p>
          </table:table-cell>
          <table:table-cell table:formula="of:=[.H74]+[.$M$1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729" calcext:value-type="float">
            <text:p>65729</text:p>
          </table:table-cell>
          <table:table-cell office:value-type="float" office:value="66242" calcext:value-type="float">
            <text:p>66242</text:p>
          </table:table-cell>
          <table:table-cell office:value-type="float" office:value="65874" calcext:value-type="float">
            <text:p>65874</text:p>
          </table:table-cell>
          <table:table-cell office:value-type="float" office:value="4959" calcext:value-type="float">
            <text:p>4959</text:p>
          </table:table-cell>
          <table:table-cell table:formula="of:=SUM([.C76:.E76])/[.$M$1]" office:value-type="float" office:value="98922.5" calcext:value-type="float">
            <text:p>98922.5</text:p>
          </table:table-cell>
          <table:table-cell table:formula="of:=[.H75]+[.$M$1]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70748" calcext:value-type="float">
            <text:p>70748</text:p>
          </table:table-cell>
          <table:table-cell office:value-type="float" office:value="71335" calcext:value-type="float">
            <text:p>71335</text:p>
          </table:table-cell>
          <table:table-cell office:value-type="float" office:value="71175" calcext:value-type="float">
            <text:p>71175</text:p>
          </table:table-cell>
          <table:table-cell office:value-type="float" office:value="5031" calcext:value-type="float">
            <text:p>5031</text:p>
          </table:table-cell>
          <table:table-cell table:formula="of:=SUM([.C77:.E77])/[.$M$1]" office:value-type="float" office:value="106629" calcext:value-type="float">
            <text:p>106629</text:p>
          </table:table-cell>
          <table:table-cell table:formula="of:=[.H76]+[.$M$1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7494" calcext:value-type="float">
            <text:p>67494</text:p>
          </table:table-cell>
          <table:table-cell office:value-type="float" office:value="66961" calcext:value-type="float">
            <text:p>66961</text:p>
          </table:table-cell>
          <table:table-cell office:value-type="float" office:value="67077" calcext:value-type="float">
            <text:p>67077</text:p>
          </table:table-cell>
          <table:table-cell office:value-type="float" office:value="4987" calcext:value-type="float">
            <text:p>4987</text:p>
          </table:table-cell>
          <table:table-cell table:formula="of:=SUM([.C78:.E78])/[.$M$1]" office:value-type="float" office:value="100766" calcext:value-type="float">
            <text:p>100766</text:p>
          </table:table-cell>
          <table:table-cell table:formula="of:=[.H77]+[.$M$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018" calcext:value-type="float">
            <text:p>66018</text:p>
          </table:table-cell>
          <table:table-cell office:value-type="float" office:value="66005" calcext:value-type="float">
            <text:p>66005</text:p>
          </table:table-cell>
          <table:table-cell office:value-type="float" office:value="65546" calcext:value-type="float">
            <text:p>65546</text:p>
          </table:table-cell>
          <table:table-cell office:value-type="float" office:value="5080" calcext:value-type="float">
            <text:p>5080</text:p>
          </table:table-cell>
          <table:table-cell table:formula="of:=SUM([.C79:.E79])/[.$M$1]" office:value-type="float" office:value="98784.5" calcext:value-type="float">
            <text:p>98784.5</text:p>
          </table:table-cell>
          <table:table-cell table:formula="of:=[.H78]+[.$M$1]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465" calcext:value-type="float">
            <text:p>65465</text:p>
          </table:table-cell>
          <table:table-cell office:value-type="float" office:value="64797" calcext:value-type="float">
            <text:p>64797</text:p>
          </table:table-cell>
          <table:table-cell office:value-type="float" office:value="65352" calcext:value-type="float">
            <text:p>65352</text:p>
          </table:table-cell>
          <table:table-cell office:value-type="float" office:value="5051" calcext:value-type="float">
            <text:p>5051</text:p>
          </table:table-cell>
          <table:table-cell table:formula="of:=SUM([.C80:.E80])/[.$M$1]" office:value-type="float" office:value="97807" calcext:value-type="float">
            <text:p>97807</text:p>
          </table:table-cell>
          <table:table-cell table:formula="of:=[.H79]+[.$M$1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898" calcext:value-type="float">
            <text:p>65898</text:p>
          </table:table-cell>
          <table:table-cell office:value-type="float" office:value="65955" calcext:value-type="float">
            <text:p>65955</text:p>
          </table:table-cell>
          <table:table-cell office:value-type="float" office:value="65794" calcext:value-type="float">
            <text:p>65794</text:p>
          </table:table-cell>
          <table:table-cell office:value-type="float" office:value="5037" calcext:value-type="float">
            <text:p>5037</text:p>
          </table:table-cell>
          <table:table-cell table:formula="of:=SUM([.C81:.E81])/[.$M$1]" office:value-type="float" office:value="98823.5" calcext:value-type="float">
            <text:p>98823.5</text:p>
          </table:table-cell>
          <table:table-cell table:formula="of:=[.H80]+[.$M$1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5756" calcext:value-type="float">
            <text:p>65756</text:p>
          </table:table-cell>
          <table:table-cell office:value-type="float" office:value="66104" calcext:value-type="float">
            <text:p>66104</text:p>
          </table:table-cell>
          <table:table-cell office:value-type="float" office:value="66585" calcext:value-type="float">
            <text:p>66585</text:p>
          </table:table-cell>
          <table:table-cell office:value-type="float" office:value="4912" calcext:value-type="float">
            <text:p>4912</text:p>
          </table:table-cell>
          <table:table-cell table:formula="of:=SUM([.C82:.E82])/[.$M$1]" office:value-type="float" office:value="99222.5" calcext:value-type="float">
            <text:p>99222.5</text:p>
          </table:table-cell>
          <table:table-cell table:formula="of:=[.H81]+[.$M$1]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215" calcext:value-type="float">
            <text:p>66215</text:p>
          </table:table-cell>
          <table:table-cell office:value-type="float" office:value="66590" calcext:value-type="float">
            <text:p>66590</text:p>
          </table:table-cell>
          <table:table-cell office:value-type="float" office:value="66014" calcext:value-type="float">
            <text:p>66014</text:p>
          </table:table-cell>
          <table:table-cell office:value-type="float" office:value="4959" calcext:value-type="float">
            <text:p>4959</text:p>
          </table:table-cell>
          <table:table-cell table:formula="of:=SUM([.C83:.E83])/[.$M$1]" office:value-type="float" office:value="99409.5" calcext:value-type="float">
            <text:p>99409.5</text:p>
          </table:table-cell>
          <table:table-cell table:formula="of:=[.H82]+[.$M$1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OptimisticList</text:p>
          </table:table-cell>
          <table:table-cell office:value-type="float" office:value="8" calcext:value-type="float">
            <text:p>8</text:p>
          </table:table-cell>
          <table:table-cell office:value-type="float" office:value="66227" calcext:value-type="float">
            <text:p>66227</text:p>
          </table:table-cell>
          <table:table-cell office:value-type="float" office:value="66868" calcext:value-type="float">
            <text:p>66868</text:p>
          </table:table-cell>
          <table:table-cell office:value-type="float" office:value="66171" calcext:value-type="float">
            <text:p>66171</text:p>
          </table:table-cell>
          <table:table-cell office:value-type="float" office:value="4987" calcext:value-type="float">
            <text:p>4987</text:p>
          </table:table-cell>
          <table:table-cell table:formula="of:=SUM([.C84:.E84])/[.$M$1]" office:value-type="float" office:value="99633" calcext:value-type="float">
            <text:p>99633</text:p>
          </table:table-cell>
          <table:table-cell table:formula="of:=[.H83]+[.$M$1]" office:value-type="float" office:value="118" calcext:value-type="float">
            <text:p>1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1:17:10.304135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2:02:40.771014849</dc:date>
    <meta:editing-duration>PT1H41M7S</meta:editing-duration>
    <meta:editing-cycles>21</meta:editing-cycles>
    <meta:generator>LibreOffice/6.0.7.3$Linux_X86_64 LibreOffice_project/00m0$Build-3</meta:generator>
    <meta:document-statistic meta:table-count="6" meta:cell-count="295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6.447cm" svg:y="0.358cm" chart:style-name="ch2">
          <text:p>Coarse-grained List</text:p>
        </chart:title>
        <chart:legend svg:x="1.317cm" svg:y="10.482cm" style:legend-expansion="custom" chartooo:width="14.344cm" chartooo:height="0.535cm" style:legend-expansion-aspect-ratio="26.811214953271" chart:style-name="ch3"/>
        <chart:plot-area chart:style-name="ch4" table:cell-range-address="Coarse.B2:Coarse.B11 Coarse.F1:Coarse.J11" chart:data-source-has-labels="both" svg:x="0.848cm" svg:y="0.939cm" svg:width="15.249cm" svg:height="8.982cm">
          <chartooo:coordinate-region svg:x="2.025cm" svg:y="1.138cm" svg:width="13.079cm" svg:height="8.136cm"/>
          <chart:axis chart:dimension="x" chart:name="primary-x" chart:style-name="ch5" chartooo:axis-type="auto">
            <chartooo:date-scale/>
            <chart:title svg:x="7.819cm" svg:y="9.921cm" chart:style-name="ch6">
              <text:p>Threads</text:p>
            </chart:title>
            <chart:categories table:cell-range-address="Coarse.B2:Coarse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4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5cm" chart:style-name="ch13">
              <text:p>Mean population</text:p>
            </chart:title>
          </chart:axis>
          <chart:series chart:attached-axis="primary-y" chart:style-name="ch14" chart:values-cell-range-address="Coarse.G2:Coarse.G11" chart:label-cell-address="Coarse.G1:Coarse.G1" chart:class="chart:bar">
            <chart:data-point chart:repeated="10"/>
          </chart:series>
          <chart:series chart:attached-axis="primary-y" chart:style-name="ch15" chart:values-cell-range-address="Coarse.H2:Coarse.H11" chart:label-cell-address="Coarse.H1:Coarse.H1" chart:class="chart:bar">
            <chart:data-point chart:repeated="10"/>
          </chart:series>
          <chart:series chart:attached-axis="primary-y" chart:style-name="ch16" chart:values-cell-range-address="Coarse.I2:Coarse.I11" chart:label-cell-address="Coarse.I1:Coarse.I1" chart:class="chart:bar">
            <chart:data-point chart:repeated="10"/>
          </chart:series>
          <chart:series chart:attached-axis="primary-y" chart:style-name="ch17" chart:values-cell-range-address="Coarse.J2:Coarse.J11" chart:label-cell-address="Coarse.J1:Coarse.J1" chart:class="chart:bar">
            <chart:data-point chart:repeated="10"/>
          </chart:series>
          <chart:series chart:attached-axis="secondary-y" chart:style-name="ch18" chart:values-cell-range-address="Coarse.F2:Coarse.F11" chart:label-cell-address="Coarse.F1:Coarse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Coarse.G1:Coarse.G1</svg:desc>
                </draw:g>
              </table:table-cell>
              <table:table-cell office:value-type="string">
                <text:p>Add/s</text:p>
                <draw:g>
                  <svg:desc>Coarse.H1:Coarse.H1</svg:desc>
                </draw:g>
              </table:table-cell>
              <table:table-cell office:value-type="string">
                <text:p>Remove/s</text:p>
                <draw:g>
                  <svg:desc>Coarse.I1:Coarse.I1</svg:desc>
                </draw:g>
              </table:table-cell>
              <table:table-cell office:value-type="string">
                <text:p>Contains/s</text:p>
                <draw:g>
                  <svg:desc>Coarse.J1:Coarse.J1</svg:desc>
                </draw:g>
              </table:table-cell>
              <table:table-cell office:value-type="string">
                <text:p>Population</text:p>
                <draw:g>
                  <svg:desc>Coarse.F1:Coarse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arse.B2:Coarse.B11</svg:desc>
                </draw:g>
              </table:table-cell>
              <table:table-cell office:value-type="float" office:value="31344">
                <text:p>31344</text:p>
                <draw:g>
                  <svg:desc>Coarse.G2:Coarse.G11</svg:desc>
                </draw:g>
              </table:table-cell>
              <table:table-cell office:value-type="float" office:value="10442">
                <text:p>10442</text:p>
                <draw:g>
                  <svg:desc>Coarse.H2:Coarse.H11</svg:desc>
                </draw:g>
              </table:table-cell>
              <table:table-cell office:value-type="float" office:value="10448.5">
                <text:p>10448.5</text:p>
                <draw:g>
                  <svg:desc>Coarse.I2:Coarse.I11</svg:desc>
                </draw:g>
              </table:table-cell>
              <table:table-cell office:value-type="float" office:value="10453.5">
                <text:p>10453.5</text:p>
                <draw:g>
                  <svg:desc>Coarse.J2:Coarse.J11</svg:desc>
                </draw:g>
              </table:table-cell>
              <table:table-cell office:value-type="float" office:value="4907">
                <text:p>4907</text:p>
                <draw:g>
                  <svg:desc>Coarse.F2:Coarse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901">
                <text:p>30901</text:p>
              </table:table-cell>
              <table:table-cell office:value-type="float" office:value="10289">
                <text:p>10289</text:p>
              </table:table-cell>
              <table:table-cell office:value-type="float" office:value="10305.5">
                <text:p>10305.5</text:p>
              </table:table-cell>
              <table:table-cell office:value-type="float" office:value="10306.5">
                <text:p>10306.5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968.5">
                <text:p>30968.5</text:p>
              </table:table-cell>
              <table:table-cell office:value-type="float" office:value="10311.5">
                <text:p>10311.5</text:p>
              </table:table-cell>
              <table:table-cell office:value-type="float" office:value="10334.5">
                <text:p>10334.5</text:p>
              </table:table-cell>
              <table:table-cell office:value-type="float" office:value="10322.5">
                <text:p>10322.5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908">
                <text:p>30908</text:p>
              </table:table-cell>
              <table:table-cell office:value-type="float" office:value="10294">
                <text:p>10294</text:p>
              </table:table-cell>
              <table:table-cell office:value-type="float" office:value="10299.5">
                <text:p>10299.5</text:p>
              </table:table-cell>
              <table:table-cell office:value-type="float" office:value="10314.5">
                <text:p>10314.5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440.5">
                <text:p>30440.5</text:p>
              </table:table-cell>
              <table:table-cell office:value-type="float" office:value="10147.5">
                <text:p>10147.5</text:p>
              </table:table-cell>
              <table:table-cell office:value-type="float" office:value="10145.5">
                <text:p>10145.5</text:p>
              </table:table-cell>
              <table:table-cell office:value-type="float" office:value="10147.5">
                <text:p>10147.5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152">
                <text:p>31152</text:p>
              </table:table-cell>
              <table:table-cell office:value-type="float" office:value="10385.5">
                <text:p>10385.5</text:p>
              </table:table-cell>
              <table:table-cell office:value-type="float" office:value="10372.5">
                <text:p>10372.5</text:p>
              </table:table-cell>
              <table:table-cell office:value-type="float" office:value="10394">
                <text:p>10394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117.5">
                <text:p>31117.5</text:p>
              </table:table-cell>
              <table:table-cell office:value-type="float" office:value="10392.5">
                <text:p>10392.5</text:p>
              </table:table-cell>
              <table:table-cell office:value-type="float" office:value="10360.5">
                <text:p>10360.5</text:p>
              </table:table-cell>
              <table:table-cell office:value-type="float" office:value="10364.5">
                <text:p>10364.5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328.5">
                <text:p>31328.5</text:p>
              </table:table-cell>
              <table:table-cell office:value-type="float" office:value="10448.5">
                <text:p>10448.5</text:p>
              </table:table-cell>
              <table:table-cell office:value-type="float" office:value="10439.5">
                <text:p>10439.5</text:p>
              </table:table-cell>
              <table:table-cell office:value-type="float" office:value="10440.5">
                <text:p>10440.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1219">
                <text:p>31219</text:p>
              </table:table-cell>
              <table:table-cell office:value-type="float" office:value="10410.5">
                <text:p>10410.5</text:p>
              </table:table-cell>
              <table:table-cell office:value-type="float" office:value="10387">
                <text:p>10387</text:p>
              </table:table-cell>
              <table:table-cell office:value-type="float" office:value="10421.5">
                <text:p>10421.5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756.5">
                <text:p>31756.5</text:p>
              </table:table-cell>
              <table:table-cell office:value-type="float" office:value="10600">
                <text:p>10600</text:p>
              </table:table-cell>
              <table:table-cell office:value-type="float" office:value="10584">
                <text:p>10584</text:p>
              </table:table-cell>
              <table:table-cell office:value-type="float" office:value="10572.5">
                <text:p>10572.5</text:p>
              </table:table-cell>
              <table:table-cell office:value-type="float" office:value="4910">
                <text:p>49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gap-width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4.912cm" svg:y="0.358cm" chart:style-name="ch2">
          <text:p>Optimistic List Timeline (8 threads)</text:p>
        </chart:title>
        <chart:plot-area chart:style-name="ch3" table:cell-range-address="Optimistic.F26:Optimistic.H84 Optimistic.F25:Optimistic.G25" chart:data-source-has-labels="both" svg:x="0.664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571cm" svg:y="10.57cm" chart:style-name="ch5">
              <text:p>Time (sec)</text:p>
            </chart:title>
            <chart:categories table:cell-range-address="Optimistic.H26:Optimistic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89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cm" chart:style-name="ch11">
              <text:p>Mean population</text:p>
            </chart:title>
          </chart:axis>
          <chart:series chart:attached-axis="primary-y" chart:style-name="ch12" chart:values-cell-range-address="Optimistic.G26:Optimistic.G84" chart:label-cell-address="Optimistic.G25:Optimistic.G25" chart:class="chart:bar">
            <chart:data-point chart:repeated="59"/>
          </chart:series>
          <chart:series chart:attached-axis="secondary-y" chart:style-name="ch13" chart:values-cell-range-address="Optimistic.F26:Optimistic.F84" chart:label-cell-address="Optimistic.F25:Optimistic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Optimistic.G25:Optimistic.G25</svg:desc>
                </draw:g>
              </table:table-cell>
              <table:table-cell office:value-type="string">
                <text:p>Population</text:p>
                <draw:g>
                  <svg:desc>Optimistic.F25:Optimistic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ptimistic.H26:Optimistic.H84</svg:desc>
                </draw:g>
              </table:table-cell>
              <table:table-cell office:value-type="float" office:value="95156">
                <text:p>95156</text:p>
                <draw:g>
                  <svg:desc>Optimistic.G26:Optimistic.G84</svg:desc>
                </draw:g>
              </table:table-cell>
              <table:table-cell office:value-type="float" office:value="4926">
                <text:p>4926</text:p>
                <draw:g>
                  <svg:desc>Optimistic.F26:Optimistic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6975">
                <text:p>106975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8254.5">
                <text:p>98254.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8704.5">
                <text:p>98704.5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769">
                <text:p>98769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8669">
                <text:p>98669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9624.5">
                <text:p>99624.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420">
                <text:p>99420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0018">
                <text:p>100018</text:p>
              </table:table-cell>
              <table:table-cell office:value-type="float" office:value="5085">
                <text:p>50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7983.5">
                <text:p>97983.5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9483.5">
                <text:p>99483.5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8226">
                <text:p>98226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8040.5">
                <text:p>98040.5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9446">
                <text:p>99446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9576.5">
                <text:p>109576.5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8071.5">
                <text:p>98071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8243">
                <text:p>98243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9033.5">
                <text:p>99033.5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9051.5">
                <text:p>99051.5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8309">
                <text:p>98309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8312">
                <text:p>98312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8837">
                <text:p>98837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8550">
                <text:p>98550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9319.5">
                <text:p>99319.5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167">
                <text:p>99167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0033.5">
                <text:p>100033.5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7459.5">
                <text:p>107459.5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9325">
                <text:p>99325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9362">
                <text:p>99362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9082">
                <text:p>99082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9840">
                <text:p>99840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8051.5">
                <text:p>98051.5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9081.5">
                <text:p>99081.5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8796">
                <text:p>98796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8095">
                <text:p>98095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9926">
                <text:p>99926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8919">
                <text:p>98919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8047.5">
                <text:p>98047.5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8948.5">
                <text:p>98948.5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8641">
                <text:p>108641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9656">
                <text:p>99656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99335.5">
                <text:p>99335.5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9523">
                <text:p>99523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8853.5">
                <text:p>98853.5</text:p>
              </table:table-cell>
              <table:table-cell office:value-type="float" office:value="4878">
                <text:p>487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8005">
                <text:p>98005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9174.5">
                <text:p>99174.5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8863">
                <text:p>98863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9530">
                <text:p>99530</text:p>
              </table:table-cell>
              <table:table-cell office:value-type="float" office:value="5082">
                <text:p>508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347.5">
                <text:p>98347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8717">
                <text:p>98717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98922.5">
                <text:p>98922.5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6629">
                <text:p>106629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0766">
                <text:p>100766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98784.5">
                <text:p>98784.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7807">
                <text:p>97807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8823.5">
                <text:p>98823.5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9222.5">
                <text:p>99222.5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99409.5">
                <text:p>99409.5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9633">
                <text:p>99633</text:p>
              </table:table-cell>
              <table:table-cell office:value-type="float" office:value="4987">
                <text:p>49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6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4.397cm" svg:y="0.358cm" chart:style-name="ch2">
          <text:p>Coarse-grained List Timeline (8 threads)</text:p>
        </chart:title>
        <chart:plot-area chart:style-name="ch3" table:cell-range-address="Coarse.F26:Coarse.H82 Coarse.F25:Coarse.G25" chart:data-source-has-labels="both" svg:x="0.849cm" svg:y="1.158cm" svg:width="15.251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663cm" svg:y="10.57cm" chart:style-name="ch5">
              <text:p>Time (sec)</text:p>
            </chart:title>
            <chart:categories table:cell-range-address="Coarse.H26:Coarse.H82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2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3cm" chart:style-name="ch11">
              <text:p>Mean population</text:p>
            </chart:title>
          </chart:axis>
          <chart:series chart:attached-axis="primary-y" chart:style-name="ch12" chart:values-cell-range-address="Coarse.G26:Coarse.G82" chart:label-cell-address="Coarse.G25:Coarse.G25" chart:class="chart:bar">
            <chart:data-point chart:repeated="57"/>
          </chart:series>
          <chart:series chart:attached-axis="secondary-y" chart:style-name="ch13" chart:values-cell-range-address="Coarse.F26:Coarse.F82" chart:label-cell-address="Coarse.F25:Coarse.F25" chart:class="chart:line">
            <chart:data-point chart:repeated="5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Coarse.G25:Coarse.G25</svg:desc>
                </draw:g>
              </table:table-cell>
              <table:table-cell office:value-type="string">
                <text:p>Population</text:p>
                <draw:g>
                  <svg:desc>Coarse.F25:Coarse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arse.H26:Coarse.H82</svg:desc>
                </draw:g>
              </table:table-cell>
              <table:table-cell office:value-type="float" office:value="38805.5">
                <text:p>38805.5</text:p>
                <draw:g>
                  <svg:desc>Coarse.G26:Coarse.G82</svg:desc>
                </draw:g>
              </table:table-cell>
              <table:table-cell office:value-type="float" office:value="4897">
                <text:p>4897</text:p>
                <draw:g>
                  <svg:desc>Coarse.F26:Coarse.F8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431.5">
                <text:p>28431.5</text:p>
              </table:table-cell>
              <table:table-cell office:value-type="float" office:value="5078">
                <text:p>50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971.5">
                <text:p>27971.5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738">
                <text:p>29738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551.5">
                <text:p>36551.5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3532.5">
                <text:p>33532.5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2239">
                <text:p>32239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4401">
                <text:p>34401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1712">
                <text:p>31712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202">
                <text:p>2920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268">
                <text:p>31268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1372.5">
                <text:p>31372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1514.5">
                <text:p>31514.5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1401.5">
                <text:p>31401.5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817.5">
                <text:p>30817.5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141.5">
                <text:p>30141.5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0056">
                <text:p>30056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1451.5">
                <text:p>31451.5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1479.5">
                <text:p>31479.5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0452">
                <text:p>30452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306.5">
                <text:p>30306.5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327">
                <text:p>30327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1023">
                <text:p>31023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1207.5">
                <text:p>31207.5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621.5">
                <text:p>30621.5</text:p>
              </table:table-cell>
              <table:table-cell office:value-type="float" office:value="5143">
                <text:p>514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0803">
                <text:p>30803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1173">
                <text:p>31173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0924.5">
                <text:p>30924.5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1187.5">
                <text:p>31187.5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173.5">
                <text:p>30173.5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0022">
                <text:p>30022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236">
                <text:p>31236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1877.5">
                <text:p>31877.5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0769">
                <text:p>30769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1670.5">
                <text:p>31670.5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1340.5">
                <text:p>31340.5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1327.5">
                <text:p>31327.5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0754.5">
                <text:p>30754.5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2138">
                <text:p>32138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730.5">
                <text:p>30730.5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0826">
                <text:p>30826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0751">
                <text:p>30751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1014.5">
                <text:p>31014.5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0864">
                <text:p>30864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674">
                <text:p>30674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1741.5">
                <text:p>31741.5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0741">
                <text:p>30741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0221.5">
                <text:p>30221.5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0741">
                <text:p>30741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204">
                <text:p>30204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1058">
                <text:p>31058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9576.5">
                <text:p>29576.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2425.5">
                <text:p>42425.5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4438">
                <text:p>34438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752">
                <text:p>32752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2607.5">
                <text:p>32607.5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9921">
                <text:p>29921</text:p>
              </table:table-cell>
              <table:table-cell office:value-type="float" office:value="5012">
                <text:p>5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6.54cm" svg:y="0.358cm" chart:style-name="ch2">
          <text:p>Hand-on-Hand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HoH.B2:HoH.B11 HoH.F1:HoH.J11" chart:data-source-has-labels="both" svg:x="0.848cm" svg:y="0.955cm" svg:width="15.248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HoH.B2:HoH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5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7cm" chart:style-name="ch13">
              <text:p>Mean population</text:p>
            </chart:title>
          </chart:axis>
          <chart:series chart:attached-axis="primary-y" chart:style-name="ch14" chart:values-cell-range-address="HoH.G2:HoH.G11" chart:label-cell-address="HoH.G1:HoH.G1" chart:class="chart:bar">
            <chart:data-point chart:repeated="10"/>
          </chart:series>
          <chart:series chart:attached-axis="primary-y" chart:style-name="ch15" chart:values-cell-range-address="HoH.H2:HoH.H11" chart:label-cell-address="HoH.H1:HoH.H1" chart:class="chart:bar">
            <chart:data-point chart:repeated="10"/>
          </chart:series>
          <chart:series chart:attached-axis="primary-y" chart:style-name="ch16" chart:values-cell-range-address="HoH.I2:HoH.I11" chart:label-cell-address="HoH.I1:HoH.I1" chart:class="chart:bar">
            <chart:data-point chart:repeated="10"/>
          </chart:series>
          <chart:series chart:attached-axis="primary-y" chart:style-name="ch17" chart:values-cell-range-address="HoH.J2:HoH.J11" chart:label-cell-address="HoH.J1:HoH.J1" chart:class="chart:bar">
            <chart:data-point chart:repeated="10"/>
          </chart:series>
          <chart:series chart:attached-axis="secondary-y" chart:style-name="ch18" chart:values-cell-range-address="HoH.F2:HoH.F11" chart:label-cell-address="HoH.F1:HoH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HoH.G1:HoH.G1</svg:desc>
                </draw:g>
              </table:table-cell>
              <table:table-cell office:value-type="string">
                <text:p>Add/s</text:p>
                <draw:g>
                  <svg:desc>HoH.H1:HoH.H1</svg:desc>
                </draw:g>
              </table:table-cell>
              <table:table-cell office:value-type="string">
                <text:p>Remove/s</text:p>
                <draw:g>
                  <svg:desc>HoH.I1:HoH.I1</svg:desc>
                </draw:g>
              </table:table-cell>
              <table:table-cell office:value-type="string">
                <text:p>Contains/s</text:p>
                <draw:g>
                  <svg:desc>HoH.J1:HoH.J1</svg:desc>
                </draw:g>
              </table:table-cell>
              <table:table-cell office:value-type="string">
                <text:p>Population</text:p>
                <draw:g>
                  <svg:desc>HoH.F1:HoH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H.B2:HoH.B11</svg:desc>
                </draw:g>
              </table:table-cell>
              <table:table-cell office:value-type="float" office:value="36813.5">
                <text:p>36813.5</text:p>
                <draw:g>
                  <svg:desc>HoH.G2:HoH.G11</svg:desc>
                </draw:g>
              </table:table-cell>
              <table:table-cell office:value-type="float" office:value="12270">
                <text:p>12270</text:p>
                <draw:g>
                  <svg:desc>HoH.H2:HoH.H11</svg:desc>
                </draw:g>
              </table:table-cell>
              <table:table-cell office:value-type="float" office:value="12288">
                <text:p>12288</text:p>
                <draw:g>
                  <svg:desc>HoH.I2:HoH.I11</svg:desc>
                </draw:g>
              </table:table-cell>
              <table:table-cell office:value-type="float" office:value="12255.5">
                <text:p>12255.5</text:p>
                <draw:g>
                  <svg:desc>HoH.J2:HoH.J11</svg:desc>
                </draw:g>
              </table:table-cell>
              <table:table-cell office:value-type="float" office:value="4908">
                <text:p>4908</text:p>
                <draw:g>
                  <svg:desc>HoH.F2:HoH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5782.5">
                <text:p>55782.5</text:p>
              </table:table-cell>
              <table:table-cell office:value-type="float" office:value="18617">
                <text:p>18617</text:p>
              </table:table-cell>
              <table:table-cell office:value-type="float" office:value="18569.5">
                <text:p>18569.5</text:p>
              </table:table-cell>
              <table:table-cell office:value-type="float" office:value="18596">
                <text:p>18596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923">
                <text:p>51923</text:p>
              </table:table-cell>
              <table:table-cell office:value-type="float" office:value="17312.5">
                <text:p>17312.5</text:p>
              </table:table-cell>
              <table:table-cell office:value-type="float" office:value="17295.5">
                <text:p>17295.5</text:p>
              </table:table-cell>
              <table:table-cell office:value-type="float" office:value="17315">
                <text:p>17315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608.5">
                <text:p>57608.5</text:p>
              </table:table-cell>
              <table:table-cell office:value-type="float" office:value="19218">
                <text:p>19218</text:p>
              </table:table-cell>
              <table:table-cell office:value-type="float" office:value="19197.5">
                <text:p>19197.5</text:p>
              </table:table-cell>
              <table:table-cell office:value-type="float" office:value="19193">
                <text:p>19193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472">
                <text:p>39472</text:p>
              </table:table-cell>
              <table:table-cell office:value-type="float" office:value="13146.5">
                <text:p>13146.5</text:p>
              </table:table-cell>
              <table:table-cell office:value-type="float" office:value="13153.5">
                <text:p>13153.5</text:p>
              </table:table-cell>
              <table:table-cell office:value-type="float" office:value="13172">
                <text:p>13172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086.5">
                <text:p>40086.5</text:p>
              </table:table-cell>
              <table:table-cell office:value-type="float" office:value="13366">
                <text:p>13366</text:p>
              </table:table-cell>
              <table:table-cell office:value-type="float" office:value="13374">
                <text:p>13374</text:p>
              </table:table-cell>
              <table:table-cell office:value-type="float" office:value="13346.5">
                <text:p>13346.5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1459">
                <text:p>41459</text:p>
              </table:table-cell>
              <table:table-cell office:value-type="float" office:value="13827.5">
                <text:p>13827.5</text:p>
              </table:table-cell>
              <table:table-cell office:value-type="float" office:value="13822">
                <text:p>13822</text:p>
              </table:table-cell>
              <table:table-cell office:value-type="float" office:value="13809.5">
                <text:p>13809.5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1235">
                <text:p>41235</text:p>
              </table:table-cell>
              <table:table-cell office:value-type="float" office:value="13749">
                <text:p>13749</text:p>
              </table:table-cell>
              <table:table-cell office:value-type="float" office:value="13737">
                <text:p>13737</text:p>
              </table:table-cell>
              <table:table-cell office:value-type="float" office:value="13749">
                <text:p>13749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9207">
                <text:p>39207</text:p>
              </table:table-cell>
              <table:table-cell office:value-type="float" office:value="13063">
                <text:p>13063</text:p>
              </table:table-cell>
              <table:table-cell office:value-type="float" office:value="13075">
                <text:p>13075</text:p>
              </table:table-cell>
              <table:table-cell office:value-type="float" office:value="13069">
                <text:p>13069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269.5">
                <text:p>39269.5</text:p>
              </table:table-cell>
              <table:table-cell office:value-type="float" office:value="13094">
                <text:p>13094</text:p>
              </table:table-cell>
              <table:table-cell office:value-type="float" office:value="13077">
                <text:p>13077</text:p>
              </table:table-cell>
              <table:table-cell office:value-type="float" office:value="13098.5">
                <text:p>13098.5</text:p>
              </table:table-cell>
              <table:table-cell office:value-type="float" office:value="4914">
                <text:p>4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gap-width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5.481cm" svg:y="0.358cm" chart:style-name="ch2">
          <text:p>HoH List Timeline (8 threads)</text:p>
        </chart:title>
        <chart:plot-area chart:style-name="ch3" table:cell-range-address="HoH.F26:HoH.H84 HoH.F25:HoH.G25" chart:data-source-has-labels="both" svg:x="0.849cm" svg:y="1.158cm" svg:width="15.251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663cm" svg:y="10.57cm" chart:style-name="ch5">
              <text:p>Time (sec)</text:p>
            </chart:title>
            <chart:categories table:cell-range-address="HoH.H26:HoH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3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4cm" chart:style-name="ch11">
              <text:p>Mean population</text:p>
            </chart:title>
          </chart:axis>
          <chart:series chart:attached-axis="primary-y" chart:style-name="ch12" chart:values-cell-range-address="HoH.G26:HoH.G84" chart:label-cell-address="HoH.G25:HoH.G25" chart:class="chart:bar">
            <chart:data-point chart:repeated="59"/>
          </chart:series>
          <chart:series chart:attached-axis="secondary-y" chart:style-name="ch13" chart:values-cell-range-address="HoH.F26:HoH.F84" chart:label-cell-address="HoH.F25:HoH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HoH.G25:HoH.G25</svg:desc>
                </draw:g>
              </table:table-cell>
              <table:table-cell office:value-type="string">
                <text:p>Population</text:p>
                <draw:g>
                  <svg:desc>HoH.F25:HoH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H.H26:HoH.H84</svg:desc>
                </draw:g>
              </table:table-cell>
              <table:table-cell office:value-type="float" office:value="64892">
                <text:p>64892</text:p>
                <draw:g>
                  <svg:desc>HoH.G26:HoH.G84</svg:desc>
                </draw:g>
              </table:table-cell>
              <table:table-cell office:value-type="float" office:value="4967">
                <text:p>4967</text:p>
                <draw:g>
                  <svg:desc>HoH.F26:HoH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987">
                <text:p>56987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151">
                <text:p>60151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997">
                <text:p>57997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911.5">
                <text:p>57911.5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9156">
                <text:p>59156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3949">
                <text:p>53949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1052">
                <text:p>61052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6535.5">
                <text:p>56535.5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597.5">
                <text:p>60597.5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7646.5">
                <text:p>57646.5</text:p>
              </table:table-cell>
              <table:table-cell office:value-type="float" office:value="5095">
                <text:p>50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8250.5">
                <text:p>58250.5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8531">
                <text:p>58531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3652.5">
                <text:p>53652.5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439">
                <text:p>62439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7958">
                <text:p>57958</text:p>
              </table:table-cell>
              <table:table-cell office:value-type="float" office:value="4984">
                <text:p>498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1908">
                <text:p>61908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6987">
                <text:p>56987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1438">
                <text:p>61438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8286">
                <text:p>58286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6267">
                <text:p>56267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8413.5">
                <text:p>58413.5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7621.5">
                <text:p>57621.5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2180.5">
                <text:p>62180.5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517">
                <text:p>56517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2621">
                <text:p>6262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6925">
                <text:p>56925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1457.5">
                <text:p>61457.5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3558.5">
                <text:p>53558.5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615.5">
                <text:p>59615.5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8542.5">
                <text:p>58542.5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9943.5">
                <text:p>59943.5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9712.5">
                <text:p>59712.5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7446.5">
                <text:p>57446.5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733.5">
                <text:p>60733.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3495.5">
                <text:p>53495.5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9992">
                <text:p>59992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6418.5">
                <text:p>56418.5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1459">
                <text:p>61459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371">
                <text:p>56371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0908">
                <text:p>60908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7779">
                <text:p>57779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7447">
                <text:p>57447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7806.5">
                <text:p>57806.5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9345">
                <text:p>59345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8194.5">
                <text:p>58194.5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9454">
                <text:p>59454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7544.5">
                <text:p>57544.5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8519">
                <text:p>58519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8154">
                <text:p>58154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2601.5">
                <text:p>52601.5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1893">
                <text:p>61893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6696">
                <text:p>56696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1981">
                <text:p>61981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8001.5">
                <text:p>58001.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1117.5">
                <text:p>61117.5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6649">
                <text:p>56649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0075">
                <text:p>60075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6760.5">
                <text:p>56760.5</text:p>
              </table:table-cell>
              <table:table-cell office:value-type="float" office:value="5022">
                <text:p>5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5.653cm" svg:y="0.358cm" chart:style-name="ch2">
          <text:p>HoH Contains lock-free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'HoH Contains lock-free'.B2:'HoH Contains lock-free'.B11 'HoH Contains lock-free'.F1:'HoH Contains lock-free'.J11" chart:data-source-has-labels="both" svg:x="0.848cm" svg:y="0.955cm" svg:width="15.248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'HoH Contains lock-free'.B2:'HoH Contains lock-free'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3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4cm" chart:style-name="ch13">
              <text:p>Mean population</text:p>
            </chart:title>
          </chart:axis>
          <chart:series chart:attached-axis="primary-y" chart:style-name="ch14" chart:values-cell-range-address="'HoH Contains lock-free'.G2:'HoH Contains lock-free'.G11" chart:label-cell-address="'HoH Contains lock-free'.G1:'HoH Contains lock-free'.G1" chart:class="chart:bar">
            <chart:data-point chart:repeated="10"/>
          </chart:series>
          <chart:series chart:attached-axis="primary-y" chart:style-name="ch15" chart:values-cell-range-address="'HoH Contains lock-free'.H2:'HoH Contains lock-free'.H11" chart:label-cell-address="'HoH Contains lock-free'.H1:'HoH Contains lock-free'.H1" chart:class="chart:bar">
            <chart:data-point chart:repeated="10"/>
          </chart:series>
          <chart:series chart:attached-axis="primary-y" chart:style-name="ch16" chart:values-cell-range-address="'HoH Contains lock-free'.I2:'HoH Contains lock-free'.I11" chart:label-cell-address="'HoH Contains lock-free'.I1:'HoH Contains lock-free'.I1" chart:class="chart:bar">
            <chart:data-point chart:repeated="10"/>
          </chart:series>
          <chart:series chart:attached-axis="primary-y" chart:style-name="ch17" chart:values-cell-range-address="'HoH Contains lock-free'.J2:'HoH Contains lock-free'.J11" chart:label-cell-address="'HoH Contains lock-free'.J1:'HoH Contains lock-free'.J1" chart:class="chart:bar">
            <chart:data-point chart:repeated="10"/>
          </chart:series>
          <chart:series chart:attached-axis="secondary-y" chart:style-name="ch18" chart:values-cell-range-address="'HoH Contains lock-free'.F2:'HoH Contains lock-free'.F11" chart:label-cell-address="'HoH Contains lock-free'.F1:'HoH Contains lock-free'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'HoH Contains lock-free'.G1:'HoH Contains lock-free'.G1</svg:desc>
                </draw:g>
              </table:table-cell>
              <table:table-cell office:value-type="string">
                <text:p>Add/s</text:p>
                <draw:g>
                  <svg:desc>'HoH Contains lock-free'.H1:'HoH Contains lock-free'.H1</svg:desc>
                </draw:g>
              </table:table-cell>
              <table:table-cell office:value-type="string">
                <text:p>Remove/s</text:p>
                <draw:g>
                  <svg:desc>'HoH Contains lock-free'.I1:'HoH Contains lock-free'.I1</svg:desc>
                </draw:g>
              </table:table-cell>
              <table:table-cell office:value-type="string">
                <text:p>Contains/s</text:p>
                <draw:g>
                  <svg:desc>'HoH Contains lock-free'.J1:'HoH Contains lock-free'.J1</svg:desc>
                </draw:g>
              </table:table-cell>
              <table:table-cell office:value-type="string">
                <text:p>Population</text:p>
                <draw:g>
                  <svg:desc>'HoH Contains lock-free'.F1:'HoH Contains lock-free'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HoH Contains lock-free'.B2:'HoH Contains lock-free'.B11</svg:desc>
                </draw:g>
              </table:table-cell>
              <table:table-cell office:value-type="float" office:value="36770">
                <text:p>36770</text:p>
                <draw:g>
                  <svg:desc>'HoH Contains lock-free'.G2:'HoH Contains lock-free'.G11</svg:desc>
                </draw:g>
              </table:table-cell>
              <table:table-cell office:value-type="float" office:value="12263">
                <text:p>12263</text:p>
                <draw:g>
                  <svg:desc>'HoH Contains lock-free'.H2:'HoH Contains lock-free'.H11</svg:desc>
                </draw:g>
              </table:table-cell>
              <table:table-cell office:value-type="float" office:value="12256.5">
                <text:p>12256.5</text:p>
                <draw:g>
                  <svg:desc>'HoH Contains lock-free'.I2:'HoH Contains lock-free'.I11</svg:desc>
                </draw:g>
              </table:table-cell>
              <table:table-cell office:value-type="float" office:value="12250.5">
                <text:p>12250.5</text:p>
                <draw:g>
                  <svg:desc>'HoH Contains lock-free'.J2:'HoH Contains lock-free'.J11</svg:desc>
                </draw:g>
              </table:table-cell>
              <table:table-cell office:value-type="float" office:value="4926">
                <text:p>4926</text:p>
                <draw:g>
                  <svg:desc>'HoH Contains lock-free'.F2:'HoH Contains lock-free'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520">
                <text:p>56520</text:p>
              </table:table-cell>
              <table:table-cell office:value-type="float" office:value="18827">
                <text:p>18827</text:p>
              </table:table-cell>
              <table:table-cell office:value-type="float" office:value="18850">
                <text:p>18850</text:p>
              </table:table-cell>
              <table:table-cell office:value-type="float" office:value="18843">
                <text:p>18843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033">
                <text:p>61033</text:p>
              </table:table-cell>
              <table:table-cell office:value-type="float" office:value="20345">
                <text:p>20345</text:p>
              </table:table-cell>
              <table:table-cell office:value-type="float" office:value="20346">
                <text:p>20346</text:p>
              </table:table-cell>
              <table:table-cell office:value-type="float" office:value="20342">
                <text:p>20342</text:p>
              </table:table-cell>
              <table:table-cell office:value-type="float" office:value="4915">
                <text:p>49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1507">
                <text:p>71507</text:p>
              </table:table-cell>
              <table:table-cell office:value-type="float" office:value="23823">
                <text:p>23823</text:p>
              </table:table-cell>
              <table:table-cell office:value-type="float" office:value="23835.5">
                <text:p>23835.5</text:p>
              </table:table-cell>
              <table:table-cell office:value-type="float" office:value="23848.5">
                <text:p>23848.5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870.5">
                <text:p>46870.5</text:p>
              </table:table-cell>
              <table:table-cell office:value-type="float" office:value="15613">
                <text:p>15613</text:p>
              </table:table-cell>
              <table:table-cell office:value-type="float" office:value="15623.5">
                <text:p>15623.5</text:p>
              </table:table-cell>
              <table:table-cell office:value-type="float" office:value="15634">
                <text:p>15634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850.5">
                <text:p>46850.5</text:p>
              </table:table-cell>
              <table:table-cell office:value-type="float" office:value="15609">
                <text:p>15609</text:p>
              </table:table-cell>
              <table:table-cell office:value-type="float" office:value="15621.5">
                <text:p>15621.5</text:p>
              </table:table-cell>
              <table:table-cell office:value-type="float" office:value="15620">
                <text:p>15620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5738.5">
                <text:p>45738.5</text:p>
              </table:table-cell>
              <table:table-cell office:value-type="float" office:value="15237">
                <text:p>15237</text:p>
              </table:table-cell>
              <table:table-cell office:value-type="float" office:value="15246.5">
                <text:p>15246.5</text:p>
              </table:table-cell>
              <table:table-cell office:value-type="float" office:value="15255">
                <text:p>15255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078.5">
                <text:p>46078.5</text:p>
              </table:table-cell>
              <table:table-cell office:value-type="float" office:value="15369.5">
                <text:p>15369.5</text:p>
              </table:table-cell>
              <table:table-cell office:value-type="float" office:value="15358.5">
                <text:p>15358.5</text:p>
              </table:table-cell>
              <table:table-cell office:value-type="float" office:value="15350.5">
                <text:p>15350.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5741.5">
                <text:p>45741.5</text:p>
              </table:table-cell>
              <table:table-cell office:value-type="float" office:value="15254.5">
                <text:p>15254.5</text:p>
              </table:table-cell>
              <table:table-cell office:value-type="float" office:value="15264">
                <text:p>15264</text:p>
              </table:table-cell>
              <table:table-cell office:value-type="float" office:value="15223">
                <text:p>15223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7712">
                <text:p>47712</text:p>
              </table:table-cell>
              <table:table-cell office:value-type="float" office:value="15902.5">
                <text:p>15902.5</text:p>
              </table:table-cell>
              <table:table-cell office:value-type="float" office:value="15901.5">
                <text:p>15901.5</text:p>
              </table:table-cell>
              <table:table-cell office:value-type="float" office:value="15908">
                <text:p>15908</text:p>
              </table:table-cell>
              <table:table-cell office:value-type="float" office:value="4916">
                <text:p>49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gap-width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3.603cm" svg:y="0.358cm" chart:style-name="ch2">
          <text:p>HoH Contains lock-free List Timeline (8 threads)</text:p>
        </chart:title>
        <chart:plot-area chart:style-name="ch3" table:cell-range-address="'HoH Contains lock-free'.F26:'HoH Contains lock-free'.H84 'HoH Contains lock-free'.F25:'HoH Contains lock-free'.G25" chart:data-source-has-labels="both" svg:x="0.849cm" svg:y="1.158cm" svg:width="15.251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663cm" svg:y="10.57cm" chart:style-name="ch5">
              <text:p>Time (sec)</text:p>
            </chart:title>
            <chart:categories table:cell-range-address="'HoH Contains lock-free'.H26:'HoH Contains lock-free'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1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2cm" chart:style-name="ch11">
              <text:p>Mean population</text:p>
            </chart:title>
          </chart:axis>
          <chart:series chart:attached-axis="primary-y" chart:style-name="ch12" chart:values-cell-range-address="'HoH Contains lock-free'.G26:'HoH Contains lock-free'.G84" chart:label-cell-address="'HoH Contains lock-free'.G25:'HoH Contains lock-free'.G25" chart:class="chart:bar">
            <chart:data-point chart:repeated="59"/>
          </chart:series>
          <chart:series chart:attached-axis="secondary-y" chart:style-name="ch13" chart:values-cell-range-address="'HoH Contains lock-free'.F26:'HoH Contains lock-free'.F84" chart:label-cell-address="'HoH Contains lock-free'.F25:'HoH Contains lock-free'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'HoH Contains lock-free'.G25:'HoH Contains lock-free'.G25</svg:desc>
                </draw:g>
              </table:table-cell>
              <table:table-cell office:value-type="string">
                <text:p>Population</text:p>
                <draw:g>
                  <svg:desc>'HoH Contains lock-free'.F25:'HoH Contains lock-free'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HoH Contains lock-free'.H26:'HoH Contains lock-free'.H84</svg:desc>
                </draw:g>
              </table:table-cell>
              <table:table-cell office:value-type="float" office:value="77925.5">
                <text:p>77925.5</text:p>
                <draw:g>
                  <svg:desc>'HoH Contains lock-free'.G26:'HoH Contains lock-free'.G84</svg:desc>
                </draw:g>
              </table:table-cell>
              <table:table-cell office:value-type="float" office:value="5027">
                <text:p>5027</text:p>
                <draw:g>
                  <svg:desc>'HoH Contains lock-free'.F26:'HoH Contains lock-free'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328.5">
                <text:p>70328.5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0200.5">
                <text:p>70200.5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6703">
                <text:p>76703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414">
                <text:p>70414</text:p>
              </table:table-cell>
              <table:table-cell office:value-type="float" office:value="5074">
                <text:p>50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5899">
                <text:p>75899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1024.5">
                <text:p>71024.5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0312.5">
                <text:p>70312.5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7022.5">
                <text:p>77022.5</text:p>
              </table:table-cell>
              <table:table-cell office:value-type="float" office:value="5135">
                <text:p>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9570">
                <text:p>69570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6728.5">
                <text:p>76728.5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0957.5">
                <text:p>70957.5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0369">
                <text:p>70369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6272">
                <text:p>76272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467.5">
                <text:p>70467.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256">
                <text:p>75256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0599.5">
                <text:p>70599.5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0846.5">
                <text:p>70846.5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6469">
                <text:p>76469</text:p>
              </table:table-cell>
              <table:table-cell office:value-type="float" office:value="5006">
                <text:p>50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0079.5">
                <text:p>70079.5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5099.5">
                <text:p>75099.5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1108.5">
                <text:p>71108.5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9841">
                <text:p>69841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7338">
                <text:p>77338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9693.5">
                <text:p>69693.5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5038">
                <text:p>75038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0413">
                <text:p>70413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9946.5">
                <text:p>69946.5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5894">
                <text:p>75894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336">
                <text:p>70336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5786">
                <text:p>75786</text:p>
              </table:table-cell>
              <table:table-cell office:value-type="float" office:value="5107">
                <text:p>51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0393.5">
                <text:p>70393.5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0908">
                <text:p>70908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6935.5">
                <text:p>76935.5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616.5">
                <text:p>70616.5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5255">
                <text:p>75255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0404.5">
                <text:p>70404.5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0147">
                <text:p>70147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6610.5">
                <text:p>76610.5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0411.5">
                <text:p>70411.5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4011">
                <text:p>74011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2589">
                <text:p>72589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0730.5">
                <text:p>70730.5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195">
                <text:p>76195</text:p>
              </table:table-cell>
              <table:table-cell office:value-type="float" office:value="4924">
                <text:p>49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0574.5">
                <text:p>70574.5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1197.5">
                <text:p>71197.5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4864.5">
                <text:p>74864.5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0086">
                <text:p>70086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5724.5">
                <text:p>75724.5</text:p>
              </table:table-cell>
              <table:table-cell office:value-type="float" office:value="4852">
                <text:p>48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989.5">
                <text:p>70989.5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0571.5">
                <text:p>70571.5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5551">
                <text:p>75551</text:p>
              </table:table-cell>
              <table:table-cell office:value-type="float" office:value="5074">
                <text:p>507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0040.5">
                <text:p>70040.5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74468">
                <text:p>74468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0577.5">
                <text:p>70577.5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0327">
                <text:p>70327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76255.5">
                <text:p>76255.5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1246.5">
                <text:p>71246.5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4858">
                <text:p>74858</text:p>
              </table:table-cell>
              <table:table-cell office:value-type="float" office:value="4986">
                <text:p>49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7.492cm" svg:y="0.358cm" chart:style-name="ch2">
          <text:p>Lazy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Lazy.B2:Lazy.B11 Lazy.F1:Lazy.J11" chart:data-source-has-labels="both" svg:x="0.663cm" svg:y="0.955cm" svg:width="15.433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Lazy.B2:Lazy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2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3cm" chart:style-name="ch13">
              <text:p>Mean population</text:p>
            </chart:title>
          </chart:axis>
          <chart:series chart:attached-axis="primary-y" chart:style-name="ch14" chart:values-cell-range-address="Lazy.G2:Lazy.G11" chart:label-cell-address="Lazy.G1:Lazy.G1" chart:class="chart:bar">
            <chart:data-point chart:repeated="10"/>
          </chart:series>
          <chart:series chart:attached-axis="primary-y" chart:style-name="ch15" chart:values-cell-range-address="Lazy.H2:Lazy.H11" chart:label-cell-address="Lazy.H1:Lazy.H1" chart:class="chart:bar">
            <chart:data-point chart:repeated="10"/>
          </chart:series>
          <chart:series chart:attached-axis="primary-y" chart:style-name="ch16" chart:values-cell-range-address="Lazy.I2:Lazy.I11" chart:label-cell-address="Lazy.I1:Lazy.I1" chart:class="chart:bar">
            <chart:data-point chart:repeated="10"/>
          </chart:series>
          <chart:series chart:attached-axis="primary-y" chart:style-name="ch17" chart:values-cell-range-address="Lazy.J2:Lazy.J11" chart:label-cell-address="Lazy.J1:Lazy.J1" chart:class="chart:bar">
            <chart:data-point chart:repeated="10"/>
          </chart:series>
          <chart:series chart:attached-axis="secondary-y" chart:style-name="ch18" chart:values-cell-range-address="Lazy.F2:Lazy.F11" chart:label-cell-address="Lazy.F1:Lazy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Lazy.G1:Lazy.G1</svg:desc>
                </draw:g>
              </table:table-cell>
              <table:table-cell office:value-type="string">
                <text:p>Add/s</text:p>
                <draw:g>
                  <svg:desc>Lazy.H1:Lazy.H1</svg:desc>
                </draw:g>
              </table:table-cell>
              <table:table-cell office:value-type="string">
                <text:p>Remove/s</text:p>
                <draw:g>
                  <svg:desc>Lazy.I1:Lazy.I1</svg:desc>
                </draw:g>
              </table:table-cell>
              <table:table-cell office:value-type="string">
                <text:p>Contains/s</text:p>
                <draw:g>
                  <svg:desc>Lazy.J1:Lazy.J1</svg:desc>
                </draw:g>
              </table:table-cell>
              <table:table-cell office:value-type="string">
                <text:p>Population</text:p>
                <draw:g>
                  <svg:desc>Lazy.F1:Lazy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zy.B2:Lazy.B11</svg:desc>
                </draw:g>
              </table:table-cell>
              <table:table-cell office:value-type="float" office:value="39942.5">
                <text:p>39942.5</text:p>
                <draw:g>
                  <svg:desc>Lazy.G2:Lazy.G11</svg:desc>
                </draw:g>
              </table:table-cell>
              <table:table-cell office:value-type="float" office:value="13315.5">
                <text:p>13315.5</text:p>
                <draw:g>
                  <svg:desc>Lazy.H2:Lazy.H11</svg:desc>
                </draw:g>
              </table:table-cell>
              <table:table-cell office:value-type="float" office:value="13319.5">
                <text:p>13319.5</text:p>
                <draw:g>
                  <svg:desc>Lazy.I2:Lazy.I11</svg:desc>
                </draw:g>
              </table:table-cell>
              <table:table-cell office:value-type="float" office:value="13307.5">
                <text:p>13307.5</text:p>
                <draw:g>
                  <svg:desc>Lazy.J2:Lazy.J11</svg:desc>
                </draw:g>
              </table:table-cell>
              <table:table-cell office:value-type="float" office:value="4913">
                <text:p>4913</text:p>
                <draw:g>
                  <svg:desc>Lazy.F2:Lazy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968">
                <text:p>70968</text:p>
              </table:table-cell>
              <table:table-cell office:value-type="float" office:value="23653.5">
                <text:p>23653.5</text:p>
              </table:table-cell>
              <table:table-cell office:value-type="float" office:value="23658.5">
                <text:p>23658.5</text:p>
              </table:table-cell>
              <table:table-cell office:value-type="float" office:value="23656">
                <text:p>23656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1983">
                <text:p>81983</text:p>
              </table:table-cell>
              <table:table-cell office:value-type="float" office:value="27342">
                <text:p>27342</text:p>
              </table:table-cell>
              <table:table-cell office:value-type="float" office:value="27317">
                <text:p>27317</text:p>
              </table:table-cell>
              <table:table-cell office:value-type="float" office:value="27324">
                <text:p>27324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681.5">
                <text:p>97681.5</text:p>
              </table:table-cell>
              <table:table-cell office:value-type="float" office:value="32550">
                <text:p>32550</text:p>
              </table:table-cell>
              <table:table-cell office:value-type="float" office:value="32578">
                <text:p>32578</text:p>
              </table:table-cell>
              <table:table-cell office:value-type="float" office:value="32553.5">
                <text:p>32553.5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497.5">
                <text:p>63497.5</text:p>
              </table:table-cell>
              <table:table-cell office:value-type="float" office:value="21169.5">
                <text:p>21169.5</text:p>
              </table:table-cell>
              <table:table-cell office:value-type="float" office:value="21177">
                <text:p>21177</text:p>
              </table:table-cell>
              <table:table-cell office:value-type="float" office:value="21151">
                <text:p>21151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5784.5">
                <text:p>65784.5</text:p>
              </table:table-cell>
              <table:table-cell office:value-type="float" office:value="21946">
                <text:p>21946</text:p>
              </table:table-cell>
              <table:table-cell office:value-type="float" office:value="21938">
                <text:p>21938</text:p>
              </table:table-cell>
              <table:table-cell office:value-type="float" office:value="21900.5">
                <text:p>21900.5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4620">
                <text:p>64620</text:p>
              </table:table-cell>
              <table:table-cell office:value-type="float" office:value="21537.5">
                <text:p>21537.5</text:p>
              </table:table-cell>
              <table:table-cell office:value-type="float" office:value="21537.5">
                <text:p>21537.5</text:p>
              </table:table-cell>
              <table:table-cell office:value-type="float" office:value="21545">
                <text:p>21545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5802">
                <text:p>65802</text:p>
              </table:table-cell>
              <table:table-cell office:value-type="float" office:value="21922">
                <text:p>21922</text:p>
              </table:table-cell>
              <table:table-cell office:value-type="float" office:value="21934">
                <text:p>21934</text:p>
              </table:table-cell>
              <table:table-cell office:value-type="float" office:value="21946">
                <text:p>21946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4373.5">
                <text:p>64373.5</text:p>
              </table:table-cell>
              <table:table-cell office:value-type="float" office:value="21458">
                <text:p>21458</text:p>
              </table:table-cell>
              <table:table-cell office:value-type="float" office:value="21442">
                <text:p>21442</text:p>
              </table:table-cell>
              <table:table-cell office:value-type="float" office:value="21473.5">
                <text:p>21473.5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848.5">
                <text:p>63848.5</text:p>
              </table:table-cell>
              <table:table-cell office:value-type="float" office:value="21277">
                <text:p>21277</text:p>
              </table:table-cell>
              <table:table-cell office:value-type="float" office:value="21283">
                <text:p>21283</text:p>
              </table:table-cell>
              <table:table-cell office:value-type="float" office:value="21288.5">
                <text:p>21288.5</text:p>
              </table:table-cell>
              <table:table-cell office:value-type="float" office:value="4920">
                <text:p>49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gap-width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color="#004586"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4000" chart:maximum="6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ff0000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style-name="ch1">
        <chart:title svg:x="5.442cm" svg:y="0.358cm" chart:style-name="ch2">
          <text:p>Lazy List Timeline (8 threads)</text:p>
        </chart:title>
        <chart:plot-area chart:style-name="ch3" table:cell-range-address="Lazy.F26:Lazy.H84 Lazy.F25:Lazy.G25" chart:data-source-has-labels="both" svg:x="0.664cm" svg:y="1.158cm" svg:width="15.436cm" svg:height="9.583cm">
          <chartooo:coordinate-region svg:x="2.026cm" svg:y="1.357cm" svg:width="13.081cm" svg:height="8.46cm"/>
          <chart:axis chart:dimension="x" chart:name="primary-x" chart:style-name="ch4" chartooo:axis-type="auto">
            <chartooo:date-scale/>
            <chart:title svg:x="7.571cm" svg:y="10.57cm" chart:style-name="ch5">
              <text:p>Time (sec)</text:p>
            </chart:title>
            <chart:categories table:cell-range-address="Lazy.H26:Lazy.H84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125cm" svg:y="6.79cm" chart:style-name="ch9">
              <text:p>Operations/sec</text:p>
            </chart:title>
            <chart:grid chart:style-name="ch6" chart:class="major"/>
          </chart:axis>
          <chart:axis chart:dimension="y" chart:name="secondary-y" chart:style-name="ch10">
            <chart:title svg:x="16.267cm" svg:y="6.921cm" chart:style-name="ch11">
              <text:p>Mean population</text:p>
            </chart:title>
          </chart:axis>
          <chart:series chart:attached-axis="primary-y" chart:style-name="ch12" chart:values-cell-range-address="Lazy.G26:Lazy.G84" chart:label-cell-address="Lazy.G25:Lazy.G25" chart:class="chart:bar">
            <chart:data-point chart:repeated="59"/>
          </chart:series>
          <chart:series chart:attached-axis="secondary-y" chart:style-name="ch13" chart:values-cell-range-address="Lazy.F26:Lazy.F84" chart:label-cell-address="Lazy.F25:Lazy.F25" chart:class="chart:line">
            <chart:data-point chart:repeated="5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Lazy.G25:Lazy.G25</svg:desc>
                </draw:g>
              </table:table-cell>
              <table:table-cell office:value-type="string">
                <text:p>Population</text:p>
                <draw:g>
                  <svg:desc>Lazy.F25:Lazy.F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Lazy.H26:Lazy.H84</svg:desc>
                </draw:g>
              </table:table-cell>
              <table:table-cell office:value-type="float" office:value="100314.5">
                <text:p>100314.5</text:p>
                <draw:g>
                  <svg:desc>Lazy.G26:Lazy.G84</svg:desc>
                </draw:g>
              </table:table-cell>
              <table:table-cell office:value-type="float" office:value="5016">
                <text:p>5016</text:p>
                <draw:g>
                  <svg:desc>Lazy.F26:Lazy.F8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7410.5">
                <text:p>97410.5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7455">
                <text:p>97455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358.5">
                <text:p>99358.5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7716">
                <text:p>97716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5125.5">
                <text:p>105125.5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886.5">
                <text:p>97886.5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622">
                <text:p>97622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563">
                <text:p>97563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3937.5">
                <text:p>103937.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342">
                <text:p>100342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7909">
                <text:p>97909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8198.5">
                <text:p>98198.5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7497">
                <text:p>97497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094">
                <text:p>105094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6721">
                <text:p>96721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8569.5">
                <text:p>98569.5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527">
                <text:p>97527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2952">
                <text:p>102952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9162">
                <text:p>99162</text:p>
              </table:table-cell>
              <table:table-cell office:value-type="float" office:value="4895">
                <text:p>48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97818.5">
                <text:p>97818.5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8263">
                <text:p>98263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7649">
                <text:p>97649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05646.5">
                <text:p>105646.5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7963.5">
                <text:p>97963.5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8065.5">
                <text:p>98065.5</text:p>
              </table:table-cell>
              <table:table-cell office:value-type="float" office:value="4997">
                <text:p>499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8854.5">
                <text:p>98854.5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3797">
                <text:p>103797</text:p>
              </table:table-cell>
              <table:table-cell office:value-type="float" office:value="5055">
                <text:p>505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8696.5">
                <text:p>98696.5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8154">
                <text:p>98154</text:p>
              </table:table-cell>
              <table:table-cell office:value-type="float" office:value="5075">
                <text:p>507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7940.5">
                <text:p>97940.5</text:p>
              </table:table-cell>
              <table:table-cell office:value-type="float" office:value="4992">
                <text:p>499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7541.5">
                <text:p>97541.5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4871.5">
                <text:p>104871.5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7447.5">
                <text:p>97447.5</text:p>
              </table:table-cell>
              <table:table-cell office:value-type="float" office:value="5133">
                <text:p>51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6758.5">
                <text:p>96758.5</text:p>
              </table:table-cell>
              <table:table-cell office:value-type="float" office:value="5137">
                <text:p>51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6478">
                <text:p>96478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1886.5">
                <text:p>101886.5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00773">
                <text:p>100773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7975.5">
                <text:p>97975.5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7973.5">
                <text:p>97973.5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8137">
                <text:p>98137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4510.5">
                <text:p>104510.5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7490.5">
                <text:p>97490.5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8687.5">
                <text:p>98687.5</text:p>
              </table:table-cell>
              <table:table-cell office:value-type="float" office:value="4967">
                <text:p>49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8756">
                <text:p>98756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03589">
                <text:p>103589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9586">
                <text:p>99586</text:p>
              </table:table-cell>
              <table:table-cell office:value-type="float" office:value="4939">
                <text:p>493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816">
                <text:p>96816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216">
                <text:p>98216</text:p>
              </table:table-cell>
              <table:table-cell office:value-type="float" office:value="4952">
                <text:p>49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955">
                <text:p>97955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5148">
                <text:p>105148</text:p>
              </table:table-cell>
              <table:table-cell office:value-type="float" office:value="4935">
                <text:p>493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98249">
                <text:p>98249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7954">
                <text:p>97954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98038">
                <text:p>98038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3637">
                <text:p>103637</text:p>
              </table:table-cell>
              <table:table-cell office:value-type="float" office:value="5047">
                <text:p>504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9388.5">
                <text:p>99388.5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6881">
                <text:p>96881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97595.5">
                <text:p>97595.5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7386.5">
                <text:p>97386.5</text:p>
              </table:table-cell>
              <table:table-cell office:value-type="float" office:value="4957">
                <text:p>49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004586" fo:font-size="9pt" style:font-size-asian="9pt" style:font-size-complex="9pt"/>
    </style:style>
    <style:style style:name="ch12" style:family="chart" style:data-style-name="N0">
      <style:chart-properties chart:display-label="true" chart:logarithmic="false" chart:minimum="4800" chart:maximum="5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color="#ff0000"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222cm" chart:symbol-height="0.222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95cm" svg:height="11.13cm" xlink:href=".." xlink:type="simple" chart:class="chart:bar" chart:column-mapping="1 2 3 4 0" chart:style-name="ch1">
        <chart:title svg:x="6.963cm" svg:y="0.358cm" chart:style-name="ch2">
          <text:p>Optimistic List</text:p>
        </chart:title>
        <chart:legend svg:x="1.344cm" svg:y="10.397cm" style:legend-expansion="custom" chartooo:width="14.07cm" chartooo:height="0.573cm" style:legend-expansion-aspect-ratio="24.5549738219895" chart:style-name="ch3"/>
        <chart:plot-area chart:style-name="ch4" table:cell-range-address="Optimistic.B2:Optimistic.B11 Optimistic.F1:Optimistic.J11" chart:data-source-has-labels="both" svg:x="0.663cm" svg:y="0.955cm" svg:width="15.433cm" svg:height="8.859cm">
          <chartooo:coordinate-region svg:x="2.025cm" svg:y="1.154cm" svg:width="13.078cm" svg:height="8.013cm"/>
          <chart:axis chart:dimension="x" chart:name="primary-x" chart:style-name="ch5" chartooo:axis-type="auto">
            <chartooo:date-scale/>
            <chart:title svg:x="7.819cm" svg:y="9.814cm" chart:style-name="ch6">
              <text:p>Threads</text:p>
            </chart:title>
            <chart:categories table:cell-range-address="Optimistic.B2:Optimistic.B11"/>
            <chart:grid chart:style-name="ch7"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125cm" svg:y="6.791cm" chart:style-name="ch11">
              <text:p>Operations/sec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2">
            <chart:title svg:x="16.267cm" svg:y="6.922cm" chart:style-name="ch13">
              <text:p>Mean population</text:p>
            </chart:title>
          </chart:axis>
          <chart:series chart:attached-axis="primary-y" chart:style-name="ch14" chart:values-cell-range-address="Optimistic.G2:Optimistic.G11" chart:label-cell-address="Optimistic.G1:Optimistic.G1" chart:class="chart:bar">
            <chart:data-point chart:repeated="10"/>
          </chart:series>
          <chart:series chart:attached-axis="primary-y" chart:style-name="ch15" chart:values-cell-range-address="Optimistic.H2:Optimistic.H11" chart:label-cell-address="Optimistic.H1:Optimistic.H1" chart:class="chart:bar">
            <chart:data-point chart:repeated="10"/>
          </chart:series>
          <chart:series chart:attached-axis="primary-y" chart:style-name="ch16" chart:values-cell-range-address="Optimistic.I2:Optimistic.I11" chart:label-cell-address="Optimistic.I1:Optimistic.I1" chart:class="chart:bar">
            <chart:data-point chart:repeated="10"/>
          </chart:series>
          <chart:series chart:attached-axis="primary-y" chart:style-name="ch17" chart:values-cell-range-address="Optimistic.J2:Optimistic.J11" chart:label-cell-address="Optimistic.J1:Optimistic.J1" chart:class="chart:bar">
            <chart:data-point chart:repeated="10"/>
          </chart:series>
          <chart:series chart:attached-axis="secondary-y" chart:style-name="ch18" chart:values-cell-range-address="Optimistic.F2:Optimistic.F11" chart:label-cell-address="Optimistic.F1:Optimistic.F1" chart:class="chart:line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ops/s)</text:p>
                <draw:g>
                  <svg:desc>Optimistic.G1:Optimistic.G1</svg:desc>
                </draw:g>
              </table:table-cell>
              <table:table-cell office:value-type="string">
                <text:p>Add/s</text:p>
                <draw:g>
                  <svg:desc>Optimistic.H1:Optimistic.H1</svg:desc>
                </draw:g>
              </table:table-cell>
              <table:table-cell office:value-type="string">
                <text:p>Remove/s</text:p>
                <draw:g>
                  <svg:desc>Optimistic.I1:Optimistic.I1</svg:desc>
                </draw:g>
              </table:table-cell>
              <table:table-cell office:value-type="string">
                <text:p>Contains/s</text:p>
                <draw:g>
                  <svg:desc>Optimistic.J1:Optimistic.J1</svg:desc>
                </draw:g>
              </table:table-cell>
              <table:table-cell office:value-type="string">
                <text:p>Population</text:p>
                <draw:g>
                  <svg:desc>Optimistic.F1:Optimistic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ptimistic.B2:Optimistic.B11</svg:desc>
                </draw:g>
              </table:table-cell>
              <table:table-cell office:value-type="float" office:value="30531">
                <text:p>30531</text:p>
                <draw:g>
                  <svg:desc>Optimistic.G2:Optimistic.G11</svg:desc>
                </draw:g>
              </table:table-cell>
              <table:table-cell office:value-type="float" office:value="10170.5">
                <text:p>10170.5</text:p>
                <draw:g>
                  <svg:desc>Optimistic.H2:Optimistic.H11</svg:desc>
                </draw:g>
              </table:table-cell>
              <table:table-cell office:value-type="float" office:value="10193.5">
                <text:p>10193.5</text:p>
                <draw:g>
                  <svg:desc>Optimistic.I2:Optimistic.I11</svg:desc>
                </draw:g>
              </table:table-cell>
              <table:table-cell office:value-type="float" office:value="10167">
                <text:p>10167</text:p>
                <draw:g>
                  <svg:desc>Optimistic.J2:Optimistic.J11</svg:desc>
                </draw:g>
              </table:table-cell>
              <table:table-cell office:value-type="float" office:value="4913">
                <text:p>4913</text:p>
                <draw:g>
                  <svg:desc>Optimistic.F2:Optimistic.F1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7697">
                <text:p>57697</text:p>
              </table:table-cell>
              <table:table-cell office:value-type="float" office:value="19224.5">
                <text:p>19224.5</text:p>
              </table:table-cell>
              <table:table-cell office:value-type="float" office:value="19236">
                <text:p>19236</text:p>
              </table:table-cell>
              <table:table-cell office:value-type="float" office:value="19236.5">
                <text:p>19236.5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6841.5">
                <text:p>76841.5</text:p>
              </table:table-cell>
              <table:table-cell office:value-type="float" office:value="25603">
                <text:p>25603</text:p>
              </table:table-cell>
              <table:table-cell office:value-type="float" office:value="25608">
                <text:p>25608</text:p>
              </table:table-cell>
              <table:table-cell office:value-type="float" office:value="25630.5">
                <text:p>25630.5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980">
                <text:p>97980</text:p>
              </table:table-cell>
              <table:table-cell office:value-type="float" office:value="32659.5">
                <text:p>32659.5</text:p>
              </table:table-cell>
              <table:table-cell office:value-type="float" office:value="32671.5">
                <text:p>32671.5</text:p>
              </table:table-cell>
              <table:table-cell office:value-type="float" office:value="32649">
                <text:p>32649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644.5">
                <text:p>98644.5</text:p>
              </table:table-cell>
              <table:table-cell office:value-type="float" office:value="32884">
                <text:p>32884</text:p>
              </table:table-cell>
              <table:table-cell office:value-type="float" office:value="32875">
                <text:p>32875</text:p>
              </table:table-cell>
              <table:table-cell office:value-type="float" office:value="32885.5">
                <text:p>32885.5</text:p>
              </table:table-cell>
              <table:table-cell office:value-type="float" office:value="4919">
                <text:p>49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7617.5">
                <text:p>97617.5</text:p>
              </table:table-cell>
              <table:table-cell office:value-type="float" office:value="32538">
                <text:p>32538</text:p>
              </table:table-cell>
              <table:table-cell office:value-type="float" office:value="32531">
                <text:p>32531</text:p>
              </table:table-cell>
              <table:table-cell office:value-type="float" office:value="32548.5">
                <text:p>32548.5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8699.5">
                <text:p>98699.5</text:p>
              </table:table-cell>
              <table:table-cell office:value-type="float" office:value="32899.5">
                <text:p>32899.5</text:p>
              </table:table-cell>
              <table:table-cell office:value-type="float" office:value="32927.5">
                <text:p>32927.5</text:p>
              </table:table-cell>
              <table:table-cell office:value-type="float" office:value="32872.5">
                <text:p>32872.5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901.5">
                <text:p>97901.5</text:p>
              </table:table-cell>
              <table:table-cell office:value-type="float" office:value="32643">
                <text:p>32643</text:p>
              </table:table-cell>
              <table:table-cell office:value-type="float" office:value="32622">
                <text:p>32622</text:p>
              </table:table-cell>
              <table:table-cell office:value-type="float" office:value="32636.5">
                <text:p>32636.5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9439.5">
                <text:p>99439.5</text:p>
              </table:table-cell>
              <table:table-cell office:value-type="float" office:value="33148.5">
                <text:p>33148.5</text:p>
              </table:table-cell>
              <table:table-cell office:value-type="float" office:value="33127.5">
                <text:p>33127.5</text:p>
              </table:table-cell>
              <table:table-cell office:value-type="float" office:value="33163.5">
                <text:p>33163.5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233.5">
                <text:p>99233.5</text:p>
              </table:table-cell>
              <table:table-cell office:value-type="float" office:value="33084.5">
                <text:p>33084.5</text:p>
              </table:table-cell>
              <table:table-cell office:value-type="float" office:value="33068.5">
                <text:p>33068.5</text:p>
              </table:table-cell>
              <table:table-cell office:value-type="float" office:value="33080.5">
                <text:p>33080.5</text:p>
              </table:table-cell>
              <table:table-cell office:value-type="float" office:value="4908">
                <text:p>49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